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91000002F97FB503D131987919.png" manifest:media-type="image/png"/>
  <manifest:file-entry manifest:full-path="Pictures/10000000000000C3000000A2FF4EB71D930FC8B1.png" manifest:media-type="image/png"/>
  <manifest:file-entry manifest:full-path="Pictures/100486FC000069D500007A940AEF07FA6BBD6DB7.wmf" manifest:media-type="image/x-w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arial" svg:font-family="arial" style:font-family-generic="swiss"/>
    <style:font-face style:name="Courier New1"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ula21" style:family="table">
      <style:table-properties style:width="16.977cm" table:align="right" style:writing-mode="lr-tb"/>
    </style:style>
    <style:style style:name="Taula21.A" style:family="table-column">
      <style:table-column-properties style:column-width="16.977cm"/>
    </style:style>
    <style:style style:name="Taula21.A1" style:family="table-cell">
      <style:table-cell-properties fo:padding="0.097cm" fo:border="0.05pt solid #000000"/>
    </style:style>
    <style:style style:name="Taula12" style:family="table">
      <style:table-properties style:width="17.011cm" table:align="margins" style:writing-mode="lr-tb"/>
    </style:style>
    <style:style style:name="Taula12.A" style:family="table-column">
      <style:table-column-properties style:column-width="17.011cm" style:rel-column-width="65535*"/>
    </style:style>
    <style:style style:name="Taula12.A1" style:family="table-cell">
      <style:table-cell-properties fo:padding="0.097cm" fo:border="0.05pt solid #000000"/>
    </style:style>
    <style:style style:name="Taula22" style:family="table">
      <style:table-properties style:width="17.011cm" table:align="margins" style:writing-mode="lr-tb"/>
    </style:style>
    <style:style style:name="Taula22.A" style:family="table-column">
      <style:table-column-properties style:column-width="17.011cm" style:rel-column-width="65535*"/>
    </style:style>
    <style:style style:name="Taula22.A1" style:family="table-cell">
      <style:table-cell-properties fo:padding="0.097cm" fo:border="0.05pt solid #000000"/>
    </style:style>
    <style:style style:name="Taula2" style:family="table">
      <style:table-properties style:width="17.011cm" table:align="margins" style:writing-mode="lr-tb"/>
    </style:style>
    <style:style style:name="Taula2.A" style:family="table-column">
      <style:table-column-properties style:column-width="17.011cm" style:rel-column-width="65535*"/>
    </style:style>
    <style:style style:name="Taula2.A1" style:family="table-cell">
      <style:table-cell-properties fo:padding="0.097cm" fo:border="0.05pt solid #000000"/>
    </style:style>
    <style:style style:name="Taula7" style:family="table">
      <style:table-properties style:width="16.817cm" table:align="margins" style:writing-mode="lr-tb"/>
    </style:style>
    <style:style style:name="Taula7.A" style:family="table-column">
      <style:table-column-properties style:column-width="16.817cm" style:rel-column-width="65535*"/>
    </style:style>
    <style:style style:name="Taula7.A1" style:family="table-cell">
      <style:table-cell-properties fo:padding="0.097cm" fo:border="0.05pt solid #000000"/>
    </style:style>
    <style:style style:name="Taula8" style:family="table">
      <style:table-properties style:width="16.817cm" table:align="margins" style:writing-mode="lr-tb"/>
    </style:style>
    <style:style style:name="Taula8.A" style:family="table-column">
      <style:table-column-properties style:column-width="16.817cm" style:rel-column-width="65535*"/>
    </style:style>
    <style:style style:name="Taula8.A1" style:family="table-cell">
      <style:table-cell-properties fo:padding="0.097cm" fo:border="0.05pt solid #000000"/>
    </style:style>
    <style:style style:name="Taula9" style:family="table">
      <style:table-properties style:width="16.817cm" table:align="margins" style:writing-mode="lr-tb"/>
    </style:style>
    <style:style style:name="Taula9.A" style:family="table-column">
      <style:table-column-properties style:column-width="16.817cm" style:rel-column-width="65535*"/>
    </style:style>
    <style:style style:name="Taula9.A1" style:family="table-cell">
      <style:table-cell-properties fo:padding="0.097cm" fo:border="0.05pt solid #000000"/>
    </style:style>
    <style:style style:name="Taula10" style:family="table">
      <style:table-properties style:width="16.817cm" table:align="margins" style:writing-mode="lr-tb"/>
    </style:style>
    <style:style style:name="Taula10.A" style:family="table-column">
      <style:table-column-properties style:column-width="16.817cm" style:rel-column-width="65535*"/>
    </style:style>
    <style:style style:name="Taula10.A1" style:family="table-cell">
      <style:table-cell-properties fo:padding="0.097cm" fo:border="0.05pt solid #000000"/>
    </style:style>
    <style:style style:name="Taula11" style:family="table">
      <style:table-properties style:width="16.817cm" table:align="margins" style:writing-mode="lr-tb"/>
    </style:style>
    <style:style style:name="Taula11.A" style:family="table-column">
      <style:table-column-properties style:column-width="16.817cm" style:rel-column-width="65535*"/>
    </style:style>
    <style:style style:name="Taula11.A1" style:family="table-cell">
      <style:table-cell-properties fo:padding="0.097cm" fo:border="0.05pt solid #000000"/>
    </style:style>
    <style:style style:name="Taula4" style:family="table">
      <style:table-properties style:width="16.817cm" table:align="margins" style:writing-mode="lr-tb"/>
    </style:style>
    <style:style style:name="Taula4.A" style:family="table-column">
      <style:table-column-properties style:column-width="16.817cm" style:rel-column-width="65535*"/>
    </style:style>
    <style:style style:name="Taula4.A1" style:family="table-cell">
      <style:table-cell-properties fo:padding="0.097cm" fo:border="0.05pt solid #000000"/>
    </style:style>
    <style:style style:name="Taula26" style:family="table">
      <style:table-properties style:width="17.011cm" table:align="margins" style:writing-mode="lr-tb"/>
    </style:style>
    <style:style style:name="Taula26.A" style:family="table-column">
      <style:table-column-properties style:column-width="5.671cm" style:rel-column-width="21845*"/>
    </style:style>
    <style:style style:name="Taula2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ula26.C1" style:family="table-cell">
      <style:table-cell-properties fo:background-color="#b2b2b2" fo:padding="0.097cm" fo:border="0.05pt solid #000000">
        <style:background-image/>
      </style:table-cell-properties>
    </style:style>
    <style:style style:name="Taula26.A2" style:family="table-cell">
      <style:table-cell-properties fo:padding="0.097cm" fo:border-left="0.05pt solid #000000" fo:border-right="none" fo:border-top="none" fo:border-bottom="0.05pt solid #000000"/>
    </style:style>
    <style:style style:name="Taula26.B2" style:family="table-cell">
      <style:table-cell-properties fo:padding="0.097cm" fo:border-left="0.05pt solid #000000" fo:border-right="none" fo:border-top="none" fo:border-bottom="0.05pt solid #000000"/>
    </style:style>
    <style:style style:name="Taula26.C2" style:family="table-cell" style:data-style-name="N37">
      <style:table-cell-properties fo:padding="0.097cm" fo:border-left="0.05pt solid #000000" fo:border-right="0.05pt solid #000000" fo:border-top="none" fo:border-bottom="0.05pt solid #000000"/>
    </style:style>
    <style:style style:name="Taula26.A3" style:family="table-cell">
      <style:table-cell-properties fo:padding="0.097cm" fo:border-left="0.05pt solid #000000" fo:border-right="none" fo:border-top="none" fo:border-bottom="0.05pt solid #000000"/>
    </style:style>
    <style:style style:name="Taula26.B3" style:family="table-cell">
      <style:table-cell-properties fo:padding="0.097cm" fo:border-left="0.05pt solid #000000" fo:border-right="none" fo:border-top="none" fo:border-bottom="0.05pt solid #000000"/>
    </style:style>
    <style:style style:name="Taula26.C3" style:family="table-cell" style:data-style-name="N37">
      <style:table-cell-properties fo:padding="0.097cm" fo:border-left="0.05pt solid #000000" fo:border-right="0.05pt solid #000000" fo:border-top="none" fo:border-bottom="0.05pt solid #000000"/>
    </style:style>
    <style:style style:name="Taula26.A4" style:family="table-cell">
      <style:table-cell-properties fo:padding="0.097cm" fo:border-left="0.05pt solid #000000" fo:border-right="none" fo:border-top="none" fo:border-bottom="0.05pt solid #000000"/>
    </style:style>
    <style:style style:name="Taula26.B4" style:family="table-cell">
      <style:table-cell-properties fo:padding="0.097cm" fo:border-left="0.05pt solid #000000" fo:border-right="none" fo:border-top="none" fo:border-bottom="0.05pt solid #000000"/>
    </style:style>
    <style:style style:name="Taula26.C4" style:family="table-cell" style:data-style-name="N37">
      <style:table-cell-properties fo:padding="0.097cm" fo:border-left="0.05pt solid #000000" fo:border-right="0.05pt solid #000000" fo:border-top="none" fo:border-bottom="0.05pt solid #000000"/>
    </style:style>
    <style:style style:name="Taula29" style:family="table">
      <style:table-properties style:width="17.016cm" fo:margin-left="0cm" table:align="left" style:writing-mode="lr-tb"/>
    </style:style>
    <style:style style:name="Taula29.A" style:family="table-column">
      <style:table-column-properties style:column-width="3.605cm"/>
    </style:style>
    <style:style style:name="Taula29.B" style:family="table-column">
      <style:table-column-properties style:column-width="5.685cm"/>
    </style:style>
    <style:style style:name="Taula29.C" style:family="table-column">
      <style:table-column-properties style:column-width="1.93cm"/>
    </style:style>
    <style:style style:name="Taula29.F" style:family="table-column">
      <style:table-column-properties style:column-width="1.937cm"/>
    </style:style>
    <style:style style:name="Taula29.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ula29.F1" style:family="table-cell">
      <style:table-cell-properties style:vertical-align="middle" fo:background-color="#b2b2b2" fo:padding="0.097cm" fo:border="0.05pt solid #000000">
        <style:background-image/>
      </style:table-cell-properties>
    </style:style>
    <style:style style:name="Taula29.2" style:family="table-row">
      <style:table-row-properties fo:keep-together="always"/>
    </style:style>
    <style:style style:name="Taula29.A2" style:family="table-cell">
      <style:table-cell-properties style:vertical-align="middle" fo:padding="0.097cm" fo:border-left="0.05pt solid #000000" fo:border-right="none" fo:border-top="none" fo:border-bottom="0.05pt solid #000000"/>
    </style:style>
    <style:style style:name="Taula29.B2" style:family="table-cell">
      <style:table-cell-properties style:vertical-align="middle" fo:padding="0.097cm" fo:border-left="0.05pt solid #000000" fo:border-right="none" fo:border-top="none" fo:border-bottom="0.05pt solid #000000"/>
    </style:style>
    <style:style style:name="Taula29.C2" style:family="table-cell">
      <style:table-cell-properties style:vertical-align="middle" fo:padding="0.097cm" fo:border-left="0.05pt solid #000000" fo:border-right="none" fo:border-top="none" fo:border-bottom="0.05pt solid #000000"/>
    </style:style>
    <style:style style:name="Taula29.D2" style:family="table-cell">
      <style:table-cell-properties style:vertical-align="middle" fo:padding="0.097cm" fo:border-left="0.05pt solid #000000" fo:border-right="none" fo:border-top="none" fo:border-bottom="0.05pt solid #000000"/>
    </style:style>
    <style:style style:name="Taula29.E2" style:family="table-cell">
      <style:table-cell-properties style:vertical-align="middle" fo:padding="0.097cm" fo:border-left="0.05pt solid #000000" fo:border-right="none" fo:border-top="none" fo:border-bottom="0.05pt solid #000000"/>
    </style:style>
    <style:style style:name="Taula29.F2" style:family="table-cell">
      <style:table-cell-properties style:vertical-align="middle" fo:padding="0.097cm" fo:border-left="0.05pt solid #000000" fo:border-right="0.05pt solid #000000" fo:border-top="none" fo:border-bottom="0.05pt solid #000000"/>
    </style:style>
    <style:style style:name="Taula29.A3" style:family="table-cell">
      <style:table-cell-properties style:vertical-align="middle" fo:padding="0.097cm" fo:border-left="0.05pt solid #000000" fo:border-right="none" fo:border-top="none" fo:border-bottom="0.05pt solid #000000"/>
    </style:style>
    <style:style style:name="Taula29.B3" style:family="table-cell">
      <style:table-cell-properties style:vertical-align="middle" fo:padding="0.097cm" fo:border-left="0.05pt solid #000000" fo:border-right="none" fo:border-top="none" fo:border-bottom="0.05pt solid #000000"/>
    </style:style>
    <style:style style:name="Taula29.C3" style:family="table-cell">
      <style:table-cell-properties style:vertical-align="middle" fo:padding="0.097cm" fo:border-left="0.05pt solid #000000" fo:border-right="none" fo:border-top="none" fo:border-bottom="0.05pt solid #000000"/>
    </style:style>
    <style:style style:name="Taula29.D3" style:family="table-cell">
      <style:table-cell-properties style:vertical-align="middle" fo:padding="0.097cm" fo:border-left="0.05pt solid #000000" fo:border-right="none" fo:border-top="none" fo:border-bottom="0.05pt solid #000000"/>
    </style:style>
    <style:style style:name="Taula29.E3" style:family="table-cell">
      <style:table-cell-properties style:vertical-align="middle" fo:padding="0.097cm" fo:border-left="0.05pt solid #000000" fo:border-right="none" fo:border-top="none" fo:border-bottom="0.05pt solid #000000"/>
    </style:style>
    <style:style style:name="Taula29.F3" style:family="table-cell">
      <style:table-cell-properties style:vertical-align="middle" fo:padding="0.097cm" fo:border-left="0.05pt solid #000000" fo:border-right="0.05pt solid #000000" fo:border-top="none" fo:border-bottom="0.05pt solid #000000"/>
    </style:style>
    <style:style style:name="Taula29.A4" style:family="table-cell">
      <style:table-cell-properties style:vertical-align="middle" fo:padding="0.097cm" fo:border-left="0.05pt solid #000000" fo:border-right="none" fo:border-top="none" fo:border-bottom="0.05pt solid #000000"/>
    </style:style>
    <style:style style:name="Taula29.B4" style:family="table-cell">
      <style:table-cell-properties style:vertical-align="middle" fo:padding="0.097cm" fo:border-left="0.05pt solid #000000" fo:border-right="none" fo:border-top="none" fo:border-bottom="0.05pt solid #000000"/>
    </style:style>
    <style:style style:name="Taula29.C4" style:family="table-cell">
      <style:table-cell-properties style:vertical-align="middle" fo:padding="0.097cm" fo:border-left="0.05pt solid #000000" fo:border-right="none" fo:border-top="none" fo:border-bottom="0.05pt solid #000000"/>
    </style:style>
    <style:style style:name="Taula29.D4" style:family="table-cell">
      <style:table-cell-properties style:vertical-align="middle" fo:padding="0.097cm" fo:border-left="0.05pt solid #000000" fo:border-right="none" fo:border-top="none" fo:border-bottom="0.05pt solid #000000"/>
    </style:style>
    <style:style style:name="Taula29.E4" style:family="table-cell">
      <style:table-cell-properties style:vertical-align="middle" fo:padding="0.097cm" fo:border-left="0.05pt solid #000000" fo:border-right="none" fo:border-top="none" fo:border-bottom="0.05pt solid #000000"/>
    </style:style>
    <style:style style:name="Taula29.F4" style:family="table-cell">
      <style:table-cell-properties style:vertical-align="middle" fo:padding="0.097cm" fo:border-left="0.05pt solid #000000" fo:border-right="0.05pt solid #000000" fo:border-top="none" fo:border-bottom="0.05pt solid #000000"/>
    </style:style>
    <style:style style:name="Taula29.A5" style:family="table-cell">
      <style:table-cell-properties style:vertical-align="middle" fo:padding="0.097cm" fo:border-left="0.05pt solid #000000" fo:border-right="none" fo:border-top="none" fo:border-bottom="0.05pt solid #000000"/>
    </style:style>
    <style:style style:name="Taula29.B5" style:family="table-cell">
      <style:table-cell-properties style:vertical-align="middle" fo:padding="0.097cm" fo:border-left="0.05pt solid #000000" fo:border-right="none" fo:border-top="none" fo:border-bottom="0.05pt solid #000000"/>
    </style:style>
    <style:style style:name="Taula29.C5" style:family="table-cell">
      <style:table-cell-properties style:vertical-align="middle" fo:padding="0.097cm" fo:border-left="0.05pt solid #000000" fo:border-right="none" fo:border-top="none" fo:border-bottom="0.05pt solid #000000"/>
    </style:style>
    <style:style style:name="Taula29.D5" style:family="table-cell">
      <style:table-cell-properties style:vertical-align="middle" fo:padding="0.097cm" fo:border-left="0.05pt solid #000000" fo:border-right="none" fo:border-top="none" fo:border-bottom="0.05pt solid #000000"/>
    </style:style>
    <style:style style:name="Taula29.E5" style:family="table-cell">
      <style:table-cell-properties style:vertical-align="middle" fo:padding="0.097cm" fo:border-left="0.05pt solid #000000" fo:border-right="none" fo:border-top="none" fo:border-bottom="0.05pt solid #000000"/>
    </style:style>
    <style:style style:name="Taula29.F5" style:family="table-cell">
      <style:table-cell-properties style:vertical-align="middle" fo:padding="0.097cm" fo:border-left="0.05pt solid #000000" fo:border-right="0.05pt solid #000000" fo:border-top="none" fo:border-bottom="0.05pt solid #000000"/>
    </style:style>
    <style:style style:name="Taula29.A6" style:family="table-cell">
      <style:table-cell-properties style:vertical-align="middle" fo:padding="0.097cm" fo:border-left="0.05pt solid #000000" fo:border-right="none" fo:border-top="none" fo:border-bottom="0.05pt solid #000000"/>
    </style:style>
    <style:style style:name="Taula29.B6" style:family="table-cell">
      <style:table-cell-properties style:vertical-align="middle" fo:padding="0.097cm" fo:border-left="0.05pt solid #000000" fo:border-right="none" fo:border-top="none" fo:border-bottom="0.05pt solid #000000"/>
    </style:style>
    <style:style style:name="Taula29.C6" style:family="table-cell">
      <style:table-cell-properties style:vertical-align="middle" fo:padding="0.097cm" fo:border-left="0.05pt solid #000000" fo:border-right="none" fo:border-top="none" fo:border-bottom="0.05pt solid #000000"/>
    </style:style>
    <style:style style:name="Taula29.D6" style:family="table-cell">
      <style:table-cell-properties style:vertical-align="middle" fo:padding="0.097cm" fo:border-left="0.05pt solid #000000" fo:border-right="none" fo:border-top="none" fo:border-bottom="0.05pt solid #000000"/>
    </style:style>
    <style:style style:name="Taula29.E6" style:family="table-cell">
      <style:table-cell-properties style:vertical-align="middle" fo:padding="0.097cm" fo:border-left="0.05pt solid #000000" fo:border-right="none" fo:border-top="none" fo:border-bottom="0.05pt solid #000000"/>
    </style:style>
    <style:style style:name="Taula29.F6" style:family="table-cell">
      <style:table-cell-properties style:vertical-align="middle" fo:padding="0.097cm" fo:border-left="0.05pt solid #000000" fo:border-right="0.05pt solid #000000" fo:border-top="none" fo:border-bottom="0.05pt solid #000000"/>
    </style:style>
    <style:style style:name="Taula30" style:family="table">
      <style:table-properties style:width="17.011cm" table:align="margins" style:writing-mode="lr-tb"/>
    </style:style>
    <style:style style:name="Taula30.A" style:family="table-column">
      <style:table-column-properties style:column-width="2.307cm" style:rel-column-width="8890*"/>
    </style:style>
    <style:style style:name="Taula30.B" style:family="table-column">
      <style:table-column-properties style:column-width="4.9cm" style:rel-column-width="18881*"/>
    </style:style>
    <style:style style:name="Taula30.D" style:family="table-column">
      <style:table-column-properties style:column-width="4.902cm" style:rel-column-width="18883*"/>
    </style:style>
    <style:style style:name="Taula30.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ula30.B1" style:family="table-cell">
      <style:table-cell-properties style:vertical-align="middle" fo:background-color="#999999" fo:padding="0.097cm" fo:border="0.05pt solid #000000">
        <style:background-image/>
      </style:table-cell-properties>
    </style:style>
    <style:style style:name="Taula30.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ula30.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ula30.3" style:family="table-row">
      <style:table-row-properties fo:keep-together="always"/>
    </style:style>
    <style:style style:name="Taula30.A3" style:family="table-cell">
      <style:table-cell-properties style:vertical-align="middle" fo:padding="0.097cm" fo:border-left="0.05pt solid #000000" fo:border-right="none" fo:border-top="none" fo:border-bottom="0.05pt solid #000000"/>
    </style:style>
    <style:style style:name="Taula30.B3" style:family="table-cell">
      <style:table-cell-properties style:vertical-align="middle" fo:padding="0.097cm" fo:border-left="0.05pt solid #000000" fo:border-right="none" fo:border-top="none" fo:border-bottom="0.05pt solid #000000"/>
    </style:style>
    <style:style style:name="Taula30.C3" style:family="table-cell">
      <style:table-cell-properties style:vertical-align="middle" fo:padding="0.097cm" fo:border-left="0.05pt solid #000000" fo:border-right="none" fo:border-top="none" fo:border-bottom="0.05pt solid #000000"/>
    </style:style>
    <style:style style:name="Taula30.D3" style:family="table-cell">
      <style:table-cell-properties style:vertical-align="middle" fo:padding="0.097cm" fo:border-left="0.05pt solid #000000" fo:border-right="0.05pt solid #000000" fo:border-top="none" fo:border-bottom="0.05pt solid #000000"/>
    </style:style>
    <style:style style:name="Taula30.A4" style:family="table-cell">
      <style:table-cell-properties style:vertical-align="middle" fo:padding="0.097cm" fo:border-left="0.05pt solid #000000" fo:border-right="none" fo:border-top="none" fo:border-bottom="0.05pt solid #000000"/>
    </style:style>
    <style:style style:name="Taula30.B4" style:family="table-cell">
      <style:table-cell-properties style:vertical-align="middle" fo:padding="0.097cm" fo:border-left="0.05pt solid #000000" fo:border-right="none" fo:border-top="none" fo:border-bottom="0.05pt solid #000000"/>
    </style:style>
    <style:style style:name="Taula30.C4" style:family="table-cell">
      <style:table-cell-properties style:vertical-align="middle" fo:padding="0.097cm" fo:border-left="0.05pt solid #000000" fo:border-right="none" fo:border-top="none" fo:border-bottom="0.05pt solid #000000"/>
    </style:style>
    <style:style style:name="Taula30.D4" style:family="table-cell">
      <style:table-cell-properties style:vertical-align="middle" fo:padding="0.097cm" fo:border-left="0.05pt solid #000000" fo:border-right="0.05pt solid #000000" fo:border-top="none" fo:border-bottom="0.05pt solid #000000"/>
    </style:style>
    <style:style style:name="Taula5" style:family="table">
      <style:table-properties style:width="17.016cm" fo:margin-left="0cm" table:align="left" style:writing-mode="lr-tb"/>
    </style:style>
    <style:style style:name="Taula5.A" style:family="table-column">
      <style:table-column-properties style:column-width="3.507cm"/>
    </style:style>
    <style:style style:name="Taula5.B" style:family="table-column">
      <style:table-column-properties style:column-width="4.397cm"/>
    </style:style>
    <style:style style:name="Taula5.C" style:family="table-column">
      <style:table-column-properties style:column-width="2.498cm"/>
    </style:style>
    <style:style style:name="Taula5.D" style:family="table-column">
      <style:table-column-properties style:column-width="2.94cm"/>
    </style:style>
    <style:style style:name="Taula5.E" style:family="table-column">
      <style:table-column-properties style:column-width="3.674cm"/>
    </style:style>
    <style:style style:name="Taula5.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ula5.E1" style:family="table-cell">
      <style:table-cell-properties style:vertical-align="middle" fo:background-color="#b2b2b2" fo:padding="0.097cm" fo:border="0.05pt solid #000000">
        <style:background-image/>
      </style:table-cell-properties>
    </style:style>
    <style:style style:name="Taula5.2" style:family="table-row">
      <style:table-row-properties fo:keep-together="always"/>
    </style:style>
    <style:style style:name="Taula5.A2" style:family="table-cell">
      <style:table-cell-properties style:vertical-align="middle" fo:padding="0.097cm" fo:border-left="0.05pt solid #000000" fo:border-right="none" fo:border-top="none" fo:border-bottom="0.05pt solid #000000"/>
    </style:style>
    <style:style style:name="Taula5.B2" style:family="table-cell">
      <style:table-cell-properties style:vertical-align="middle" fo:padding="0.097cm" fo:border-left="0.05pt solid #000000" fo:border-right="none" fo:border-top="none" fo:border-bottom="0.05pt solid #000000"/>
    </style:style>
    <style:style style:name="Taula5.C2" style:family="table-cell">
      <style:table-cell-properties style:vertical-align="middle" fo:padding="0.097cm" fo:border-left="0.05pt solid #000000" fo:border-right="none" fo:border-top="none" fo:border-bottom="0.05pt solid #000000"/>
    </style:style>
    <style:style style:name="Taula5.D2" style:family="table-cell">
      <style:table-cell-properties style:vertical-align="middle" fo:padding="0.097cm" fo:border-left="0.05pt solid #000000" fo:border-right="none" fo:border-top="none" fo:border-bottom="0.05pt solid #000000"/>
    </style:style>
    <style:style style:name="Taula5.E2" style:family="table-cell">
      <style:table-cell-properties style:vertical-align="middle" fo:padding="0.097cm" fo:border-left="0.05pt solid #000000" fo:border-right="0.05pt solid #000000" fo:border-top="none" fo:border-bottom="0.05pt solid #000000"/>
    </style:style>
    <style:style style:name="Taula6" style:family="table">
      <style:table-properties style:width="17.016cm" fo:margin-left="0cm" table:align="left" style:writing-mode="lr-tb"/>
    </style:style>
    <style:style style:name="Taula6.A" style:family="table-column">
      <style:table-column-properties style:column-width="2.298cm"/>
    </style:style>
    <style:style style:name="Taula6.B" style:family="table-column">
      <style:table-column-properties style:column-width="4.909cm"/>
    </style:style>
    <style:style style:name="Taula6.C" style:family="table-column">
      <style:table-column-properties style:column-width="4.902cm"/>
    </style:style>
    <style:style style:name="Taula6.D" style:family="table-column">
      <style:table-column-properties style:column-width="4.907cm"/>
    </style:style>
    <style:style style:name="Taula6.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ula6.B1" style:family="table-cell">
      <style:table-cell-properties style:vertical-align="middle" fo:background-color="#999999" fo:padding="0.097cm" fo:border="0.05pt solid #000000">
        <style:background-image/>
      </style:table-cell-properties>
    </style:style>
    <style:style style:name="Taula6.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ula6.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ula6.3" style:family="table-row">
      <style:table-row-properties fo:keep-together="always"/>
    </style:style>
    <style:style style:name="Taula6.A3" style:family="table-cell">
      <style:table-cell-properties style:vertical-align="middle" fo:padding="0.097cm" fo:border-left="0.05pt solid #000000" fo:border-right="none" fo:border-top="none" fo:border-bottom="0.05pt solid #000000"/>
    </style:style>
    <style:style style:name="Taula6.B3" style:family="table-cell">
      <style:table-cell-properties style:vertical-align="middle" fo:padding="0.097cm" fo:border-left="0.05pt solid #000000" fo:border-right="none" fo:border-top="none" fo:border-bottom="0.05pt solid #000000"/>
    </style:style>
    <style:style style:name="Taula6.C3" style:family="table-cell">
      <style:table-cell-properties style:vertical-align="middle" fo:padding="0.097cm" fo:border-left="0.05pt solid #000000" fo:border-right="none" fo:border-top="none" fo:border-bottom="0.05pt solid #000000"/>
    </style:style>
    <style:style style:name="Taula6.D3" style:family="table-cell">
      <style:table-cell-properties style:vertical-align="middle" fo:padding="0.097cm" fo:border-left="0.05pt solid #000000" fo:border-right="0.05pt solid #000000" fo:border-top="none" fo:border-bottom="0.05pt solid #000000"/>
    </style:style>
    <style:style style:name="Taula27" style:family="table">
      <style:table-properties style:width="17.011cm" table:align="margins" style:writing-mode="lr-tb"/>
    </style:style>
    <style:style style:name="Taula27.A" style:family="table-column">
      <style:table-column-properties style:column-width="2.604cm" style:rel-column-width="10030*"/>
    </style:style>
    <style:style style:name="Taula27.B" style:family="table-column">
      <style:table-column-properties style:column-width="6.689cm" style:rel-column-width="25768*"/>
    </style:style>
    <style:style style:name="Taula27.C" style:family="table-column">
      <style:table-column-properties style:column-width="1.93cm" style:rel-column-width="7434*"/>
    </style:style>
    <style:style style:name="Taula27.F" style:family="table-column">
      <style:table-column-properties style:column-width="1.93cm" style:rel-column-width="7435*"/>
    </style:style>
    <style:style style:name="Taula27.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ula27.F1" style:family="table-cell">
      <style:table-cell-properties style:vertical-align="middle" fo:background-color="#b2b2b2" fo:padding="0.097cm" fo:border="0.05pt solid #000000">
        <style:background-image/>
      </style:table-cell-properties>
    </style:style>
    <style:style style:name="Taula27.A2" style:family="table-cell">
      <style:table-cell-properties style:vertical-align="middle" fo:padding="0.097cm" fo:border-left="0.05pt solid #000000" fo:border-right="none" fo:border-top="none" fo:border-bottom="0.05pt solid #000000"/>
    </style:style>
    <style:style style:name="Taula27.B2" style:family="table-cell">
      <style:table-cell-properties style:vertical-align="middle" fo:padding="0.097cm" fo:border-left="0.05pt solid #000000" fo:border-right="none" fo:border-top="none" fo:border-bottom="0.05pt solid #000000"/>
    </style:style>
    <style:style style:name="Taula27.C2" style:family="table-cell">
      <style:table-cell-properties style:vertical-align="middle" fo:padding="0.097cm" fo:border-left="0.05pt solid #000000" fo:border-right="none" fo:border-top="none" fo:border-bottom="0.05pt solid #000000"/>
    </style:style>
    <style:style style:name="Taula27.D2" style:family="table-cell">
      <style:table-cell-properties style:vertical-align="middle" fo:padding="0.097cm" fo:border-left="0.05pt solid #000000" fo:border-right="none" fo:border-top="none" fo:border-bottom="0.05pt solid #000000"/>
    </style:style>
    <style:style style:name="Taula27.E2" style:family="table-cell">
      <style:table-cell-properties style:vertical-align="middle" fo:padding="0.097cm" fo:border-left="0.05pt solid #000000" fo:border-right="none" fo:border-top="none" fo:border-bottom="0.05pt solid #000000"/>
    </style:style>
    <style:style style:name="Taula27.F2" style:family="table-cell">
      <style:table-cell-properties style:vertical-align="middle" fo:padding="0.097cm" fo:border-left="0.05pt solid #000000" fo:border-right="0.05pt solid #000000" fo:border-top="none" fo:border-bottom="0.05pt solid #000000"/>
    </style:style>
    <style:style style:name="Taula27.3" style:family="table-row">
      <style:table-row-properties fo:keep-together="always"/>
    </style:style>
    <style:style style:name="Taula27.A3" style:family="table-cell">
      <style:table-cell-properties style:vertical-align="middle" fo:padding="0.097cm" fo:border-left="0.05pt solid #000000" fo:border-right="none" fo:border-top="none" fo:border-bottom="0.05pt solid #000000"/>
    </style:style>
    <style:style style:name="Taula27.B3" style:family="table-cell">
      <style:table-cell-properties style:vertical-align="middle" fo:padding="0.097cm" fo:border-left="0.05pt solid #000000" fo:border-right="none" fo:border-top="none" fo:border-bottom="0.05pt solid #000000"/>
    </style:style>
    <style:style style:name="Taula27.C3" style:family="table-cell">
      <style:table-cell-properties style:vertical-align="middle" fo:padding="0.097cm" fo:border-left="0.05pt solid #000000" fo:border-right="none" fo:border-top="none" fo:border-bottom="0.05pt solid #000000"/>
    </style:style>
    <style:style style:name="Taula27.D3" style:family="table-cell">
      <style:table-cell-properties style:vertical-align="middle" fo:padding="0.097cm" fo:border-left="0.05pt solid #000000" fo:border-right="none" fo:border-top="none" fo:border-bottom="0.05pt solid #000000"/>
    </style:style>
    <style:style style:name="Taula27.E3" style:family="table-cell">
      <style:table-cell-properties style:vertical-align="middle" fo:padding="0.097cm" fo:border-left="0.05pt solid #000000" fo:border-right="none" fo:border-top="none" fo:border-bottom="0.05pt solid #000000"/>
    </style:style>
    <style:style style:name="Taula27.F3" style:family="table-cell">
      <style:table-cell-properties style:vertical-align="middle" fo:padding="0.097cm" fo:border-left="0.05pt solid #000000" fo:border-right="0.05pt solid #000000" fo:border-top="none" fo:border-bottom="0.05pt solid #000000"/>
    </style:style>
    <style:style style:name="Taula27.A4" style:family="table-cell">
      <style:table-cell-properties style:vertical-align="middle" fo:padding="0.097cm" fo:border-left="0.05pt solid #000000" fo:border-right="none" fo:border-top="none" fo:border-bottom="0.05pt solid #000000"/>
    </style:style>
    <style:style style:name="Taula27.B4" style:family="table-cell">
      <style:table-cell-properties style:vertical-align="middle" fo:padding="0.097cm" fo:border-left="0.05pt solid #000000" fo:border-right="none" fo:border-top="none" fo:border-bottom="0.05pt solid #000000"/>
    </style:style>
    <style:style style:name="Taula27.C4" style:family="table-cell">
      <style:table-cell-properties style:vertical-align="middle" fo:padding="0.097cm" fo:border-left="0.05pt solid #000000" fo:border-right="none" fo:border-top="none" fo:border-bottom="0.05pt solid #000000"/>
    </style:style>
    <style:style style:name="Taula27.D4" style:family="table-cell">
      <style:table-cell-properties style:vertical-align="middle" fo:padding="0.097cm" fo:border-left="0.05pt solid #000000" fo:border-right="none" fo:border-top="none" fo:border-bottom="0.05pt solid #000000"/>
    </style:style>
    <style:style style:name="Taula27.E4" style:family="table-cell">
      <style:table-cell-properties style:vertical-align="middle" fo:padding="0.097cm" fo:border-left="0.05pt solid #000000" fo:border-right="none" fo:border-top="none" fo:border-bottom="0.05pt solid #000000"/>
    </style:style>
    <style:style style:name="Taula27.F4" style:family="table-cell">
      <style:table-cell-properties style:vertical-align="middle" fo:padding="0.097cm" fo:border-left="0.05pt solid #000000" fo:border-right="0.05pt solid #000000" fo:border-top="none" fo:border-bottom="0.05pt solid #000000"/>
    </style:style>
    <style:style style:name="Taula27.A5" style:family="table-cell">
      <style:table-cell-properties style:vertical-align="middle" fo:padding="0.097cm" fo:border-left="0.05pt solid #000000" fo:border-right="none" fo:border-top="none" fo:border-bottom="0.05pt solid #000000"/>
    </style:style>
    <style:style style:name="Taula27.B5" style:family="table-cell">
      <style:table-cell-properties style:vertical-align="middle" fo:padding="0.097cm" fo:border-left="0.05pt solid #000000" fo:border-right="none" fo:border-top="none" fo:border-bottom="0.05pt solid #000000"/>
    </style:style>
    <style:style style:name="Taula27.C5" style:family="table-cell">
      <style:table-cell-properties style:vertical-align="middle" fo:padding="0.097cm" fo:border-left="0.05pt solid #000000" fo:border-right="none" fo:border-top="none" fo:border-bottom="0.05pt solid #000000"/>
    </style:style>
    <style:style style:name="Taula27.D5" style:family="table-cell">
      <style:table-cell-properties style:vertical-align="middle" fo:padding="0.097cm" fo:border-left="0.05pt solid #000000" fo:border-right="none" fo:border-top="none" fo:border-bottom="0.05pt solid #000000"/>
    </style:style>
    <style:style style:name="Taula27.E5" style:family="table-cell">
      <style:table-cell-properties style:vertical-align="middle" fo:padding="0.097cm" fo:border-left="0.05pt solid #000000" fo:border-right="none" fo:border-top="none" fo:border-bottom="0.05pt solid #000000"/>
    </style:style>
    <style:style style:name="Taula27.F5" style:family="table-cell">
      <style:table-cell-properties style:vertical-align="middle" fo:padding="0.097cm" fo:border-left="0.05pt solid #000000" fo:border-right="0.05pt solid #000000" fo:border-top="none" fo:border-bottom="0.05pt solid #000000"/>
    </style:style>
    <style:style style:name="Taula28" style:family="table">
      <style:table-properties style:width="17.011cm" table:align="margins" style:writing-mode="lr-tb"/>
    </style:style>
    <style:style style:name="Taula28.A" style:family="table-column">
      <style:table-column-properties style:column-width="2.307cm" style:rel-column-width="8890*"/>
    </style:style>
    <style:style style:name="Taula28.B" style:family="table-column">
      <style:table-column-properties style:column-width="4.9cm" style:rel-column-width="18881*"/>
    </style:style>
    <style:style style:name="Taula28.D" style:family="table-column">
      <style:table-column-properties style:column-width="4.902cm" style:rel-column-width="18883*"/>
    </style:style>
    <style:style style:name="Taula28.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ula28.B1" style:family="table-cell">
      <style:table-cell-properties style:vertical-align="middle" fo:background-color="#999999" fo:padding="0.097cm" fo:border="0.05pt solid #000000">
        <style:background-image/>
      </style:table-cell-properties>
    </style:style>
    <style:style style:name="Taula28.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ula28.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ula28.3" style:family="table-row">
      <style:table-row-properties fo:keep-together="always"/>
    </style:style>
    <style:style style:name="Taula28.A3" style:family="table-cell">
      <style:table-cell-properties style:vertical-align="middle" fo:padding="0.097cm" fo:border-left="0.05pt solid #000000" fo:border-right="none" fo:border-top="none" fo:border-bottom="0.05pt solid #000000"/>
    </style:style>
    <style:style style:name="Taula28.B3" style:family="table-cell">
      <style:table-cell-properties style:vertical-align="middle" fo:padding="0.097cm" fo:border-left="0.05pt solid #000000" fo:border-right="none" fo:border-top="none" fo:border-bottom="0.05pt solid #000000"/>
    </style:style>
    <style:style style:name="Taula28.C3" style:family="table-cell">
      <style:table-cell-properties style:vertical-align="middle" fo:padding="0.097cm" fo:border-left="0.05pt solid #000000" fo:border-right="none" fo:border-top="none" fo:border-bottom="0.05pt solid #000000"/>
    </style:style>
    <style:style style:name="Taula28.D3" style:family="table-cell">
      <style:table-cell-properties style:vertical-align="middle" fo:padding="0.097cm" fo:border-left="0.05pt solid #000000" fo:border-right="0.05pt solid #000000" fo:border-top="none" fo:border-bottom="0.05pt solid #000000"/>
    </style:style>
    <style:style style:name="Taula28.A4" style:family="table-cell">
      <style:table-cell-properties style:vertical-align="middle" fo:padding="0.097cm" fo:border-left="0.05pt solid #000000" fo:border-right="none" fo:border-top="none" fo:border-bottom="0.05pt solid #000000"/>
    </style:style>
    <style:style style:name="Taula28.B4" style:family="table-cell">
      <style:table-cell-properties style:vertical-align="middle" fo:padding="0.097cm" fo:border-left="0.05pt solid #000000" fo:border-right="none" fo:border-top="none" fo:border-bottom="0.05pt solid #000000"/>
    </style:style>
    <style:style style:name="Taula28.C4" style:family="table-cell">
      <style:table-cell-properties style:vertical-align="middle" fo:padding="0.097cm" fo:border-left="0.05pt solid #000000" fo:border-right="none" fo:border-top="none" fo:border-bottom="0.05pt solid #000000"/>
    </style:style>
    <style:style style:name="Taula28.D4" style:family="table-cell">
      <style:table-cell-properties style:vertical-align="middle" fo:padding="0.097cm" fo:border-left="0.05pt solid #000000" fo:border-right="0.05pt solid #000000" fo:border-top="none" fo:border-bottom="0.05pt solid #000000"/>
    </style:style>
    <style:style style:name="Taula28.A5" style:family="table-cell">
      <style:table-cell-properties style:vertical-align="middle" fo:padding="0.097cm" fo:border-left="0.05pt solid #000000" fo:border-right="none" fo:border-top="none" fo:border-bottom="0.05pt solid #000000"/>
    </style:style>
    <style:style style:name="Taula28.B5" style:family="table-cell">
      <style:table-cell-properties style:vertical-align="middle" fo:padding="0.097cm" fo:border-left="0.05pt solid #000000" fo:border-right="none" fo:border-top="none" fo:border-bottom="0.05pt solid #000000"/>
    </style:style>
    <style:style style:name="Taula28.C5" style:family="table-cell">
      <style:table-cell-properties style:vertical-align="middle" fo:padding="0.097cm" fo:border-left="0.05pt solid #000000" fo:border-right="none" fo:border-top="none" fo:border-bottom="0.05pt solid #000000"/>
    </style:style>
    <style:style style:name="Taula28.D5"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master-page-name="">
      <style:paragraph-properties fo:margin-left="0cm" fo:margin-right="0cm" fo:text-align="center" style:justify-single-word="false" fo:orphans="2" fo:widows="2" fo:text-indent="0cm" style:auto-text-indent="false" style:page-number="auto" fo:padding="0.049cm" fo:border="0.06pt solid #000000" style:shadow="none" style:writing-mode="lr-tb">
        <style:tab-stops>
          <style:tab-stop style:position="7.5cm" style:type="center"/>
          <style:tab-stop style:position="15cm" style:type="right"/>
        </style:tab-stops>
      </style:paragraph-properties>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Footnote">
      <style:paragraph-properties fo:margin-left="0cm" fo:margin-right="0cm" fo:text-align="start" style:justify-single-word="false" fo:text-indent="0cm" style:auto-text-indent="false" style:snap-to-layout-grid="false"/>
      <style:text-properties fo:background-color="transparent"/>
    </style:style>
    <style:style style:name="P3" style:family="paragraph" style:parent-style-name="Footnote">
      <style:paragraph-properties fo:margin-left="0cm" fo:margin-right="0cm" fo:text-align="center" style:justify-single-word="false" fo:text-indent="0cm" style:auto-text-indent="false" style:snap-to-layout-grid="false"/>
      <style:text-properties fo:background-color="transparent"/>
    </style:style>
    <style:style style:name="P4" style:family="paragraph" style:parent-style-name="Footnote">
      <style:paragraph-properties fo:margin-left="0cm" fo:margin-right="0cm" fo:text-align="center" style:justify-single-word="false" fo:text-indent="0cm" style:auto-text-indent="false" style:snap-to-layout-grid="false"/>
    </style:style>
    <style:style style:name="P5" style:family="paragraph" style:parent-style-name="Footnote">
      <style:paragraph-properties fo:margin-left="0cm" fo:margin-right="0cm" fo:text-align="start" style:justify-single-word="false" fo:text-indent="0cm" style:auto-text-indent="false" style:snap-to-layout-grid="false"/>
      <style:text-properties style:font-name="Arial1" fo:font-size="8pt" fo:language="ca" fo:country="ES" fo:background-color="transparent" style:font-size-asian="8pt"/>
    </style:style>
    <style:style style:name="P6" style:family="paragraph" style:parent-style-name="Header">
      <style:paragraph-properties fo:margin-left="0cm" fo:margin-right="0cm" fo:text-align="center" style:justify-single-word="false" fo:text-indent="0cm" style:auto-text-indent="false" style:snap-to-layout-grid="false"/>
      <style:text-properties style:font-name="Arial1" fo:font-size="8pt" fo:language="ca" fo:country="ES" fo:background-color="transparent" style:font-size-asian="8pt"/>
    </style:style>
    <style:style style:name="P7" style:family="paragraph" style:parent-style-name="Text_20_body">
      <style:paragraph-properties fo:margin-left="0cm" fo:margin-right="0cm" fo:text-align="center" style:justify-single-word="false" fo:text-indent="0cm" style:auto-text-indent="false" style:snap-to-layout-grid="false"/>
      <style:text-properties style:font-name="Arial" fo:font-size="8pt" fo:language="ca" fo:country="ES" fo:background-color="transparent" style:font-size-asian="8pt"/>
    </style:style>
    <style:style style:name="P8" style:family="paragraph" style:parent-style-name="Table_20_Contents">
      <style:paragraph-properties fo:margin-left="0cm" fo:margin-right="0cm" fo:orphans="2" fo:widows="2" fo:text-indent="0cm" style:auto-text-indent="false" text:number-lines="false" text:line-number="0" style:writing-mode="lr-tb"/>
      <style:text-properties style:use-window-font-color="true" style:font-name="Arial" fo:font-size="11pt" fo:language="ca" fo:country="ES" fo:font-weight="bold" style:font-name-asian="Times New Roman" style:font-size-asian="11pt" style:font-weight-asian="bold" style:font-name-complex="Times New Roman" style:font-size-complex="11pt" style:language-complex="ar" style:country-complex="SA" style:font-weight-complex="bold"/>
    </style:style>
    <style:style style:name="P9" style:family="paragraph" style:parent-style-name="Table_20_Contents">
      <style:paragraph-properties fo:margin-left="0cm" fo:margin-right="0cm" fo:orphans="2" fo:widows="2" fo:text-indent="0cm" style:auto-text-indent="false" text:number-lines="false" text:line-number="0" style:writing-mode="lr-tb"/>
      <style:text-properties style:use-window-font-color="true" style:font-name="Arial" fo:font-size="11pt" fo:language="ca" fo:country="ES" fo:font-weight="normal" style:font-name-asian="Times New Roman" style:font-size-asian="11pt" style:font-weight-asian="normal" style:font-name-complex="Times New Roman" style:font-size-complex="11pt" style:language-complex="ar" style:country-complex="SA" style:font-weight-complex="normal"/>
    </style:style>
    <style:style style:name="P10" style:family="paragraph" style:parent-style-name="Table_20_Contents">
      <style:paragraph-properties fo:margin-left="0cm" fo:margin-right="0cm" fo:orphans="2" fo:widows="2" fo:text-indent="0cm" style:auto-text-indent="false" text:number-lines="false" text:line-number="0" style:writing-mode="lr-tb"/>
      <style:text-properties style:use-window-font-color="true" style:font-name="Arial" fo:font-size="11pt" fo:language="ca" fo:country="ES" fo:font-weight="normal"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P11" style:family="paragraph" style:parent-style-name="Table_20_Contents">
      <style:paragraph-properties fo:margin-left="0cm" fo:margin-right="0cm" fo:text-align="start" style:justify-single-word="false" fo:orphans="2" fo:widows="2" fo:text-indent="0cm" style:auto-text-indent="false" text:number-lines="false" text:line-number="0" style:writing-mode="lr-tb"/>
      <style:text-properties style:use-window-font-color="true" style:font-name="Arial" fo:font-size="10pt" fo:language="ca"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P12" style:family="paragraph" style:parent-style-name="Table_20_Contents">
      <style:paragraph-properties fo:margin-left="0cm" fo:margin-right="0cm" fo:text-align="start" style:justify-single-word="false" fo:orphans="2" fo:widows="2" fo:text-indent="0cm" style:auto-text-indent="false" text:number-lines="false" text:line-number="0" style:writing-mode="lr-tb"/>
      <style:text-properties style:use-window-font-color="true" style:font-name="Arial" fo:font-size="10pt" fo:language="ca" fo:country="E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13"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 fo:font-size="10pt" fo:language="ca" fo:country="E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14" style:family="paragraph" style:parent-style-name="Table_20_Contents">
      <style:paragraph-properties fo:margin-left="0cm" fo:margin-right="0cm" fo:text-align="center" style:justify-single-word="false" fo:orphans="2" fo:widows="2" fo:text-indent="0cm" style:auto-text-indent="false" text:number-lines="false" text:line-number="0" style:writing-mode="lr-tb"/>
      <style:text-properties style:use-window-font-color="true" style:font-name="Arial" fo:font-size="10pt" fo:language="ca" fo:country="E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15" style:family="paragraph" style:parent-style-name="Table_20_Contents">
      <style:paragraph-properties fo:margin-left="0cm" fo:margin-right="0cm" fo:orphans="2" fo:widows="2" fo:text-indent="0cm" style:auto-text-indent="false" text:number-lines="false" text:line-number="0" style:writing-mode="lr-tb"/>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6"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7"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 fo:font-size="10pt" fo:language="ca" fo:country="ES" fo:font-weight="bold" fo:background-color="transparent" style:font-name-asian="Times New Roman" style:font-size-asian="10pt" style:font-weight-asian="bold" style:font-name-complex="Times New Roman" style:font-size-complex="10pt" style:language-complex="ar" style:country-complex="SA" style:font-weight-complex="bold"/>
    </style:style>
    <style:style style:name="P18"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9" style:family="paragraph" style:parent-style-name="Preformatted_20_Text">
      <style:paragraph-properties fo:margin-left="0cm" fo:margin-right="0cm" fo:text-align="start" style:justify-single-word="false" fo:orphans="2" fo:widows="2" fo:text-indent="0cm" style:auto-text-indent="false" text:number-lines="false" text:line-number="0" style:writing-mode="lr-tb"/>
      <style:text-properties style:use-window-font-color="true" style:font-name="Arial" fo:font-size="10pt" fo:language="ca"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P20" style:family="paragraph" style:parent-style-name="Preformatted_20_Text">
      <style:paragraph-properties fo:margin-left="0cm" fo:margin-right="0cm" fo:text-align="start" style:justify-single-word="false" fo:orphans="2" fo:widows="2" fo:text-indent="0cm" style:auto-text-indent="false" text:number-lines="false" text:line-number="0" style:writing-mode="lr-tb"/>
      <style:text-properties style:use-window-font-color="true" style:font-name="Arial" fo:font-size="10pt" fo:language="ca" fo:country="E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1" style:family="paragraph" style:parent-style-name="Preformatted_20_Text">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 fo:font-size="10pt" fo:language="ca" fo:country="E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2" style:family="paragraph" style:parent-style-name="Preformatted_20_Text">
      <style:paragraph-properties fo:margin-left="0cm" fo:margin-right="0cm" fo:text-indent="0cm" style:auto-text-indent="false" text:number-lines="false" text:line-number="0"/>
      <style:text-properties style:font-name="arial" fo:font-size="10pt" fo:background-color="transparent" style:font-size-asian="10pt" style:font-size-complex="10pt"/>
    </style:style>
    <style:style style:name="P23" style:family="paragraph" style:parent-style-name="Text_20_EAC">
      <style:paragraph-properties fo:margin-left="0cm" fo:margin-right="0cm" fo:margin-top="0.101cm" fo:margin-bottom="0.101cm" loext:contextual-spacing="false" fo:text-indent="0cm" style:auto-text-indent="false"/>
      <style:text-properties fo:font-variant="normal" fo:text-transform="none" fo:color="#333333" style:font-name="Arial" fo:font-size="11pt" fo:letter-spacing="normal" fo:language="ca" fo:country="ES" fo:font-style="normal" fo:font-weight="normal" fo:background-color="transparent" style:font-size-asian="10pt" style:font-name-complex="Arial" style:font-size-complex="10pt" style:language-complex="ar" style:country-complex="SA"/>
    </style:style>
    <style:style style:name="P24" style:family="paragraph" style:parent-style-name="Tetxt_20_tasca_20_2_20_EAC">
      <style:paragraph-properties fo:margin-left="0cm" fo:margin-right="0cm" fo:text-indent="0cm" style:auto-text-indent="false"/>
      <style:text-properties fo:background-color="#ffff00"/>
    </style:style>
    <style:style style:name="P25"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26"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27" style:family="paragraph" style:parent-style-name="Footnote">
      <style:text-properties style:font-name="Arial" fo:font-size="5pt" fo:language="ca" fo:country="ES" style:font-size-asian="5pt" style:font-size-complex="5pt"/>
    </style:style>
    <style:style style:name="P28"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29" style:family="paragraph" style:parent-style-name="Footnote">
      <style:paragraph-properties fo:text-align="start" style:justify-single-word="false" style:snap-to-layout-grid="false"/>
      <style:text-properties fo:background-color="transparent"/>
    </style:style>
    <style:style style:name="P30" style:family="paragraph" style:parent-style-name="Footnote">
      <style:paragraph-properties fo:text-align="center" style:justify-single-word="false" style:snap-to-layout-grid="false"/>
    </style:style>
    <style:style style:name="P31"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32"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33" style:family="paragraph" style:parent-style-name="Standard">
      <style:text-properties fo:font-weight="normal" fo:background-color="transparent" style:font-weight-asian="normal" style:font-weight-complex="normal"/>
    </style:style>
    <style:style style:name="P34" style:family="paragraph" style:parent-style-name="Standard">
      <loext:graphic-properties draw:fill="solid" draw:fill-color="#ffffff" draw:opacity="100%"/>
      <style:paragraph-properties fo:background-color="#ffffff"/>
      <style:text-properties fo:color="#000000" style:font-name="Liberation Mono" fo:font-size="9pt" style:font-size-asian="9pt" style:font-size-complex="9pt"/>
    </style:style>
    <style:style style:name="P35" style:family="paragraph" style:parent-style-name="Standard">
      <loext:graphic-properties draw:fill="solid" draw:fill-color="#ffffff" draw:opacity="100%"/>
      <style:paragraph-properties fo:background-color="#ffffff"/>
      <style:text-properties fo:color="#000000" style:font-name="Liberation Mono" fo:font-size="9pt" fo:background-color="transparent" style:font-size-asian="9pt" style:font-size-complex="9pt"/>
    </style:style>
    <style:style style:name="P36" style:family="paragraph" style:parent-style-name="Standard">
      <loext:graphic-properties draw:fill="solid" draw:fill-color="#ffffff" draw:opacity="100%"/>
      <style:paragraph-properties fo:background-color="#ffffff"/>
      <style:text-properties fo:color="#800080" style:font-name="Liberation Mono" fo:font-size="9pt" fo:background-color="transparent" style:font-size-asian="9pt" style:font-size-complex="9pt"/>
    </style:style>
    <style:style style:name="P37"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P38"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P39" style:family="paragraph" style:parent-style-name="Text_20_body">
      <style:paragraph-properties fo:margin-top="0cm" fo:margin-bottom="0cm" loext:contextual-spacing="false"/>
      <style:text-properties fo:color="#000000" style:font-name="Arial" fo:font-size="10pt" fo:language="ca" fo:country="ES" style:font-name-asian="Times New Roman" style:font-size-asian="10pt" style:font-name-complex="Times New Roman" style:font-size-complex="10pt" style:language-complex="ar" style:country-complex="SA"/>
    </style:style>
    <style:style style:name="P40" style:family="paragraph" style:parent-style-name="Text_20_body">
      <style:paragraph-properties fo:margin-top="0cm" fo:margin-bottom="0cm" loext:contextual-spacing="false"/>
      <style:text-properties fo:font-size="10pt" style:font-size-asian="10pt" style:font-size-complex="10pt"/>
    </style:style>
    <style:style style:name="P41"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42"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43"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44" style:family="paragraph" style:parent-style-name="Text_20_body">
      <style:paragraph-properties fo:text-align="center" style:justify-single-word="false"/>
      <style:text-properties style:font-name="Arial1" fo:font-size="8pt" fo:background-color="#ffff00"/>
    </style:style>
    <style:style style:name="P45" style:family="paragraph" style:parent-style-name="Text_20_body">
      <style:text-properties fo:color="#000000" style:font-name="Arial" fo:font-weight="bold" style:font-name-asian="Nimbus Mono L" style:font-weight-asian="bold" style:font-name-complex="Nimbus Mono L" style:font-weight-complex="bold"/>
    </style:style>
    <style:style style:name="P46" style:family="paragraph" style:parent-style-name="Text_20_body">
      <style:text-properties fo:color="#000000" style:font-name="Arial" fo:font-size="10pt" fo:font-weight="normal" style:font-name-asian="Nimbus Mono L" style:font-size-asian="10pt" style:font-weight-asian="normal" style:font-name-complex="Nimbus Mono L" style:font-size-complex="10pt" style:font-weight-complex="normal"/>
    </style:style>
    <style:style style:name="P47" style:family="paragraph" style:parent-style-name="Text_20_body">
      <style:text-properties fo:font-size="10pt" style:font-size-asian="10pt" style:font-size-complex="10pt"/>
    </style:style>
    <style:style style:name="P48" style:family="paragraph" style:parent-style-name="Text_20_body">
      <style:text-properties fo:font-size="10pt" fo:font-weight="normal" style:font-size-asian="10pt" style:font-weight-asian="normal" style:font-size-complex="10pt" style:font-weight-complex="normal"/>
    </style:style>
    <style:style style:name="P49" style:family="paragraph" style:parent-style-name="Preformatted_20_Text">
      <loext:graphic-properties draw:fill="solid" draw:fill-color="#ffffff" draw:opacity="100%"/>
      <style:paragraph-properties fo:background-color="#ffffff"/>
    </style:style>
    <style:style style:name="P50" style:family="paragraph" style:parent-style-name="Preformatted_20_Text">
      <loext:graphic-properties draw:fill="solid" draw:fill-color="#ffffff" draw:opacity="100%"/>
      <style:paragraph-properties fo:background-color="#ffffff"/>
      <style:text-properties fo:color="#000000" style:font-name="Liberation Mono" fo:font-size="9pt" style:font-size-asian="9pt" style:font-size-complex="9pt"/>
    </style:style>
    <style:style style:name="P51" style:family="paragraph" style:parent-style-name="Preformatted_20_Text">
      <loext:graphic-properties draw:fill="solid" draw:fill-color="#ffffff" draw:opacity="100%"/>
      <style:paragraph-properties fo:background-color="#ffffff"/>
      <style:text-properties fo:color="#000000" style:font-name="Liberation Mono" fo:font-size="9pt" fo:background-color="transparent" style:font-size-asian="9pt" style:font-size-complex="9pt"/>
    </style:style>
    <style:style style:name="P52" style:family="paragraph" style:parent-style-name="Preformatted_20_Text">
      <loext:graphic-properties draw:fill="solid" draw:fill-color="#ffffff" draw:opacity="100%"/>
      <style:paragraph-properties fo:background-color="#ffffff"/>
      <style:text-properties fo:color="#000000" style:font-name="Liberation Mono" fo:font-size="9pt" fo:background-color="#ffcc00" style:font-size-asian="9pt" style:font-size-complex="9pt"/>
    </style:style>
    <style:style style:name="P53" style:family="paragraph" style:parent-style-name="Preformatted_20_Text">
      <loext:graphic-properties draw:fill="solid" draw:fill-color="#ffffff" draw:opacity="100%"/>
      <style:paragraph-properties fo:background-color="#ffffff"/>
      <style:text-properties fo:color="#800080" style:font-name="Liberation Mono" fo:font-size="9pt" fo:background-color="transparent" style:font-size-asian="9pt" style:font-size-complex="9pt"/>
    </style:style>
    <style:style style:name="P54" style:family="paragraph" style:parent-style-name="Preformatted_20_Text">
      <loext:graphic-properties draw:fill="solid" draw:fill-color="#ffffff" draw:opacity="100%"/>
      <style:paragraph-properties fo:background-color="#ffffff"/>
      <style:text-properties fo:color="#800080" style:font-name="Liberation Mono" fo:font-size="9pt" fo:background-color="#ffcc00" style:font-size-asian="9pt" style:font-size-complex="9pt"/>
    </style:style>
    <style:style style:name="P55" style:family="paragraph" style:parent-style-name="Preformatted_20_Text">
      <loext:graphic-properties draw:fill="solid" draw:fill-color="#ffffff" draw:opacity="100%"/>
      <style:paragraph-properties fo:background-color="#ffffff"/>
      <style:text-properties style:font-name="Liberation Mono" fo:font-size="9pt" style:font-size-asian="9pt" style:font-size-complex="9pt"/>
    </style:style>
    <style:style style:name="P56" style:family="paragraph" style:parent-style-name="Preformatted_20_Text">
      <loext:graphic-properties draw:fill="solid" draw:fill-color="#ffffff" draw:opacity="100%"/>
      <style:paragraph-properties fo:background-color="#ffffff"/>
      <style:text-properties style:font-name="Liberation Mono" fo:font-size="9pt" fo:background-color="transparent" style:font-size-asian="9pt" style:font-size-complex="9pt"/>
    </style:style>
    <style:style style:name="P57" style:family="paragraph" style:parent-style-name="Preformatted_20_Text">
      <style:text-properties fo:color="#696969" style:font-name="Liberation Mono" fo:font-size="9pt" style:font-size-asian="9pt" style:font-size-complex="9pt"/>
    </style:style>
    <style:style style:name="P58" style:family="paragraph" style:parent-style-name="Preformatted_20_Text">
      <loext:graphic-properties draw:fill="solid" draw:fill-color="#ffffff" draw:opacity="100%"/>
      <style:paragraph-properties fo:background-color="#ffffff"/>
      <style:text-properties fo:color="#696969" style:font-name="Liberation Mono" fo:font-size="9pt" style:font-size-asian="9pt" style:font-size-complex="9pt"/>
    </style:style>
    <style:style style:name="P59" style:family="paragraph" style:parent-style-name="Preformatted_20_Text">
      <loext:graphic-properties draw:fill="solid" draw:fill-color="#ffffff" draw:opacity="100%"/>
      <style:paragraph-properties fo:background-color="#ffffff"/>
      <style:text-properties fo:color="#999999" style:font-name="Liberation Mono" fo:font-size="9pt" fo:font-weight="normal" fo:background-color="transparent" style:font-size-asian="9pt" style:font-weight-asian="normal" style:font-size-complex="9pt" style:font-weight-complex="normal"/>
    </style:style>
    <style:style style:name="P60" style:family="paragraph" style:parent-style-name="Preformatted_20_Text">
      <style:text-properties fo:font-size="14pt" fo:font-weight="bold" style:font-size-asian="14pt" style:font-weight-asian="bold" style:font-size-complex="14pt" style:font-weight-complex="bold"/>
    </style:style>
    <style:style style:name="P61" style:family="paragraph" style:parent-style-name="Preformatted_20_Text">
      <style:text-properties style:font-name="Courier New1" fo:font-size="9pt" fo:background-color="transparent" style:font-size-asian="9pt" style:font-size-complex="9pt"/>
    </style:style>
    <style:style style:name="P62" style:family="paragraph" style:parent-style-name="Text_20_body">
      <style:paragraph-properties fo:margin-top="0cm" fo:margin-bottom="0.499cm" loext:contextual-spacing="false"/>
    </style:style>
    <style:style style:name="P63" style:family="paragraph" style:parent-style-name="Text_20_body">
      <style:paragraph-properties fo:margin-top="0cm" fo:margin-bottom="0.499cm" loext:contextual-spacing="false"/>
      <style:text-properties fo:font-size="10pt" style:font-size-asian="10pt" style:font-size-complex="10pt"/>
    </style:style>
    <style:style style:name="P64" style:family="paragraph" style:parent-style-name="Preformatted_20_Text">
      <style:paragraph-properties fo:margin-top="0cm" fo:margin-bottom="0.499cm" loext:contextual-spacing="false"/>
    </style:style>
    <style:style style:name="P65" style:family="paragraph" style:parent-style-name="Preformatted_20_Text">
      <loext:graphic-properties draw:fill="solid" draw:fill-color="#ffffff" draw:opacity="100%"/>
      <style:paragraph-properties fo:margin-top="0cm" fo:margin-bottom="0.499cm" loext:contextual-spacing="false" fo:background-color="#ffffff"/>
      <style:text-properties fo:color="#800080" style:font-name="Liberation Mono" fo:font-size="9pt" style:font-size-asian="9pt" style:font-size-complex="9pt"/>
    </style:style>
    <style:style style:name="P66" style:family="paragraph" style:parent-style-name="Standard">
      <style:paragraph-properties fo:margin-top="0cm" fo:margin-bottom="0.499cm" loext:contextual-spacing="false"/>
    </style:style>
    <style:style style:name="P67" style:family="paragraph" style:parent-style-name="Standard">
      <style:paragraph-properties fo:margin-top="0cm" fo:margin-bottom="0.499cm" loext:contextual-spacing="false"/>
      <style:text-properties fo:font-style="normal" style:font-style-asian="normal" style:font-style-complex="normal"/>
    </style:style>
    <style:style style:name="P68" style:family="paragraph" style:parent-style-name="Titol_20_EAC">
      <style:text-properties style:font-name="Arial Black" fo:font-size="24pt" style:font-size-asian="24pt" style:font-size-complex="24pt"/>
    </style:style>
    <style:style style:name="P69" style:family="paragraph" style:parent-style-name="Titol_20_EAC">
      <style:text-properties fo:font-size="14pt" style:font-size-asian="12.25pt" style:font-size-complex="14pt"/>
    </style:style>
    <style:style style:name="P70" style:family="paragraph" style:parent-style-name="Titol_20_EAC">
      <style:text-properties style:font-name="Arial" fo:font-size="16pt" fo:language="ca" fo:country="ES" fo:font-weight="bold" fo:background-color="transparent" style:font-size-asian="16pt" style:font-weight-asian="bold" style:font-size-complex="16pt" style:language-complex="ar" style:country-complex="SA"/>
    </style:style>
    <style:style style:name="P71" style:family="paragraph" style:parent-style-name="Titol_20_EAC">
      <style:text-properties style:use-window-font-color="true" style:font-name="Arial"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style>
    <style:style style:name="P72" style:family="paragraph" style:parent-style-name="Titol_20_EAC">
      <style:text-properties fo:background-color="transparent"/>
    </style:style>
    <style:style style:name="P73" style:family="paragraph" style:parent-style-name="Text_20_EAC">
      <style:text-properties fo:font-weight="bold" style:font-weight-asian="bold" style:font-weight-complex="bold"/>
    </style:style>
    <style:style style:name="P74" style:family="paragraph" style:parent-style-name="Text_20_EAC">
      <style:text-properties fo:color="#000000" style:font-name="Arial" style:font-name-asian="Nimbus Mono L" style:font-name-complex="Nimbus Mono L"/>
    </style:style>
    <style:style style:name="P75" style:family="paragraph" style:parent-style-name="Text_20_EAC">
      <style:text-properties fo:color="#000000" style:font-name="Arial" fo:background-color="#ffff00" style:font-name-asian="Nimbus Mono L" style:font-name-complex="Nimbus Mono L"/>
    </style:style>
    <style:style style:name="P76" style:family="paragraph" style:parent-style-name="Text_20_EAC">
      <style:text-properties fo:color="#000000" style:font-name="Arial" fo:font-weight="normal" style:font-name-asian="Nimbus Mono L" style:font-weight-asian="normal" style:font-name-complex="Nimbus Mono L" style:font-weight-complex="normal"/>
    </style:style>
    <style:style style:name="P77" style:family="paragraph" style:parent-style-name="Text_20_EAC">
      <style:text-properties style:font-name="Arial" fo:font-size="11pt" fo:language="ca" fo:country="ES" fo:background-color="transparent" style:font-size-asian="10pt" style:font-name-complex="Arial" style:font-size-complex="10pt" style:language-complex="ar" style:country-complex="SA"/>
    </style:style>
    <style:style style:name="P78" style:family="paragraph" style:parent-style-name="Table_20_Contents">
      <style:text-properties fo:font-size="10pt" fo:font-weight="bold" style:font-size-asian="10pt" style:font-weight-asian="bold" style:font-size-complex="10pt" style:font-weight-complex="bold"/>
    </style:style>
    <style:style style:name="P79" style:family="paragraph" style:parent-style-name="Table_20_Contents">
      <style:paragraph-properties fo:text-align="justify" style:justify-single-word="false"/>
      <style:text-properties fo:font-size="10pt" fo:background-color="transparent" style:font-size-asian="10pt" style:font-size-complex="10pt"/>
    </style:style>
    <style:style style:name="P80" style:family="paragraph" style:parent-style-name="Table_20_Contents">
      <style:text-properties fo:font-size="14pt" fo:font-weight="bold" style:font-size-asian="14pt" style:font-weight-asian="bold" style:font-size-complex="14pt" style:font-weight-complex="bold"/>
    </style:style>
    <style:style style:name="P81" style:family="paragraph" style:parent-style-name="Tetxt_20_tasca_20_2_20_EAC">
      <style:text-properties style:font-name="Arial" fo:font-size="11pt" fo:font-style="normal" style:font-size-asian="11pt" style:font-style-asian="normal" style:font-size-complex="11pt" style:font-style-complex="normal"/>
    </style:style>
    <style:style style:name="P82" style:family="paragraph" style:parent-style-name="Tetxt_20_tasca_20_2_20_EAC">
      <style:text-properties style:font-name="Arial" fo:font-size="11pt" fo:font-style="normal" fo:background-color="#f37b70" style:font-size-asian="11pt" style:font-style-asian="normal" style:font-size-complex="11pt" style:font-style-complex="normal"/>
    </style:style>
    <style:style style:name="P83" style:family="paragraph" style:parent-style-name="Tetxt_20_tasca_20_2_20_EAC">
      <style:text-properties fo:background-color="transparent"/>
    </style:style>
    <style:style style:name="P84" style:family="paragraph" style:parent-style-name="Tetxt_20_tasca_20_2_20_EAC">
      <style:text-properties fo:font-weight="bold" fo:background-color="transparent" style:font-weight-asian="bold" style:font-weight-complex="bold"/>
    </style:style>
    <style:style style:name="P85" style:family="paragraph" style:parent-style-name="Tetxt_20_tasca_20_2_20_EAC">
      <style:text-properties fo:font-weight="normal" fo:background-color="transparent" style:font-weight-asian="normal" style:font-weight-complex="normal"/>
    </style:style>
    <style:style style:name="P86" style:family="paragraph" style:parent-style-name="Encapçalament_20_1_20_EAC">
      <style:text-properties fo:color="#000000" style:font-name="Arial" style:font-name-asian="Nimbus Mono L" style:font-name-complex="Nimbus Mono L"/>
    </style:style>
    <style:style style:name="P87" style:family="paragraph" style:parent-style-name="Preformatted_20_Text">
      <style:paragraph-properties fo:margin-left="1.249cm" fo:margin-right="0cm" fo:margin-top="0.101cm" fo:margin-bottom="0.101cm" loext:contextual-spacing="false" fo:text-indent="0cm" style:auto-text-indent="false"/>
      <style:text-properties fo:font-variant="normal" fo:text-transform="none" fo:color="#333333" style:font-name="Courier New1" fo:font-size="8pt" fo:letter-spacing="normal" fo:font-style="normal" fo:background-color="transparent" style:font-size-asian="8pt" style:font-name-complex="Arial" style:font-size-complex="8pt"/>
    </style:style>
    <style:style style:name="P88" style:family="paragraph" style:parent-style-name="Preformatted_20_Text">
      <style:paragraph-properties fo:margin-left="1.249cm" fo:margin-right="0cm" fo:margin-top="0.101cm" fo:margin-bottom="0.101cm" loext:contextual-spacing="false" fo:text-indent="0cm" style:auto-text-indent="false"/>
      <style:text-properties fo:font-variant="normal" fo:text-transform="none" fo:color="#333333" style:font-name="Courier New1" fo:font-size="8pt" fo:letter-spacing="normal" fo:language="ca" fo:country="ES" fo:font-style="normal" fo:font-weight="normal" fo:background-color="transparent" style:font-size-asian="8pt" style:font-name-complex="Arial" style:font-size-complex="8pt" style:language-complex="ar" style:country-complex="SA"/>
    </style:style>
    <style:style style:name="P89" style:family="paragraph" style:parent-style-name="Standard" style:list-style-name="WW8Num27"/>
    <style:style style:name="P90" style:family="paragraph" style:parent-style-name="Standard">
      <style:paragraph-properties fo:text-align="start" style:justify-single-word="false" style:text-autospace="none"/>
      <style:text-properties style:font-name="FreeMono" fo:font-size="8pt" fo:background-color="transparent" style:font-size-asian="8pt" style:font-size-complex="8pt"/>
    </style:style>
    <style:style style:name="P91" style:family="paragraph" style:parent-style-name="Standard">
      <style:paragraph-properties fo:text-align="start" style:justify-single-word="false" style:text-autospace="none"/>
      <style:text-properties style:font-name="FreeMono" fo:font-size="8pt" officeooo:paragraph-rsid="0006900b" fo:background-color="transparent" style:font-size-asian="8pt" style:font-size-complex="8pt"/>
    </style:style>
    <style:style style:name="P92" style:family="paragraph" style:parent-style-name="Standard" style:list-style-name="L1">
      <style:paragraph-properties fo:margin-top="0cm" fo:margin-bottom="0cm" loext:contextual-spacing="false"/>
      <style:text-properties style:font-name="Arial" fo:language="ca" fo:country="ES" fo:background-color="transparent" style:language-complex="ar" style:country-complex="SA"/>
    </style:style>
    <style:style style:name="P93" style:family="paragraph" style:parent-style-name="Standard">
      <loext:graphic-properties draw:fill="solid" draw:fill-color="#ffffff" draw:opacity="100%"/>
      <style:paragraph-properties fo:margin-top="0cm" fo:margin-bottom="0cm" loext:contextual-spacing="false" fo:background-color="#ffffff"/>
      <style:text-properties style:font-name="FreeMono" fo:font-size="8pt" fo:background-color="transparent" style:font-name-asian="Consolas" style:font-size-asian="8pt" style:font-name-complex="Consolas" style:font-size-complex="8pt"/>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FreeMono" fo:font-size="8pt" officeooo:paragraph-rsid="0006900b" style:font-size-asian="8pt" style:font-size-complex="8pt"/>
    </style:style>
    <style:style style:name="P95" style:family="paragraph" style:parent-style-name="Standard">
      <style:paragraph-properties fo:margin-left="0cm" fo:margin-right="0cm" fo:text-align="start" style:justify-single-word="false" fo:text-indent="0cm" style:auto-text-indent="false" style:text-autospace="none"/>
      <style:text-properties fo:color="#000000" style:font-name="FreeMono" fo:font-size="8pt" fo:background-color="transparent" style:font-name-asian="Consolas" style:font-size-asian="8pt" style:font-name-complex="Consolas" style:font-size-complex="8pt"/>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000000" style:font-name="FreeMono" fo:font-size="8pt" officeooo:paragraph-rsid="0006900b" fo:background-color="transparent" style:font-name-asian="Consolas" style:font-size-asian="8pt" style:font-name-complex="Consolas" style:font-size-complex="8pt"/>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Arial2" fo:font-size="10pt" fo:font-weight="bold" fo:background-color="transparent" style:font-name-asian="Consolas" style:font-size-asian="10pt" style:font-weight-asian="bold" style:font-name-complex="Consolas" style:font-size-complex="10pt" style:font-weight-complex="bold"/>
    </style:style>
    <style:style style:name="P98" style:family="paragraph" style:parent-style-name="Standard">
      <style:paragraph-properties fo:margin-left="0cm" fo:margin-right="0cm" fo:text-align="start" style:justify-single-word="false" fo:text-indent="0cm" style:auto-text-indent="false" style:text-autospace="none"/>
      <style:text-properties style:font-name="FreeMono" fo:font-size="8pt" fo:background-color="transparent" style:font-name-asian="Consolas" style:font-size-asian="8pt" style:font-name-complex="Consolas" style:font-size-complex="8pt"/>
    </style:style>
    <style:style style:name="P99" style:family="paragraph" style:parent-style-name="Standard">
      <style:paragraph-properties fo:margin-left="0cm" fo:margin-right="0cm" fo:text-align="start" style:justify-single-word="false" fo:text-indent="0cm" style:auto-text-indent="false" style:text-autospace="none"/>
      <style:text-properties style:font-name="FreeMono" fo:font-size="8pt" officeooo:paragraph-rsid="0006900b" fo:background-color="transparent" style:font-name-asian="Consolas" style:font-size-asian="8pt" style:font-name-complex="Consolas" style:font-size-complex="8pt"/>
    </style:style>
    <style:style style:name="P100" style:family="paragraph" style:parent-style-name="Standard">
      <style:paragraph-properties fo:margin-left="0cm" fo:margin-right="0cm" fo:text-align="start" style:justify-single-word="false" fo:text-indent="0cm" style:auto-text-indent="false" style:text-autospace="none"/>
      <style:text-properties fo:color="#3f7f5f" style:font-name="FreeMono" fo:font-size="8pt" fo:background-color="transparent" style:font-name-asian="Consolas" style:font-size-asian="8pt" style:font-name-complex="Consolas" style:font-size-complex="8pt"/>
    </style:style>
    <style:style style:name="P101" style:family="paragraph" style:parent-style-name="Table_20_Contents">
      <style:paragraph-properties fo:text-align="justify" style:justify-single-word="false"/>
      <style:text-properties style:font-name="Arial2" fo:font-size="10pt" fo:font-weight="bold" fo:background-color="transparent" style:font-size-asian="10pt" style:font-weight-asian="bold" style:font-size-complex="10pt" style:font-weight-complex="bold"/>
    </style:style>
    <style:style style:name="P102" style:family="paragraph" style:parent-style-name="Table_20_Contents">
      <style:paragraph-properties fo:text-align="justify" style:justify-single-word="false"/>
      <style:text-properties fo:font-size="10pt" fo:background-color="transparent" style:font-size-asian="10pt" style:font-size-complex="10pt"/>
    </style:style>
    <style:style style:name="P103"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 fo:font-size="10pt" fo:language="ca" fo:country="E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104" style:family="paragraph" style:parent-style-name="Table_20_Contents">
      <style:paragraph-properties fo:margin-left="0cm" fo:margin-right="0cm" fo:text-align="center" style:justify-single-word="false" fo:orphans="2" fo:widows="2" fo:text-indent="0cm" style:auto-text-indent="false" text:number-lines="false" text:line-number="0" style:writing-mode="lr-tb"/>
      <style:text-properties style:use-window-font-color="true" style:font-name="Arial" fo:font-size="10pt" fo:language="ca" fo:country="E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105" style:family="paragraph" style:parent-style-name="Preformatted_20_Text">
      <loext:graphic-properties draw:fill="solid" draw:fill-color="#ffffff" draw:opacity="100%"/>
      <style:paragraph-properties fo:background-color="#ffffff"/>
      <style:text-properties fo:color="#000000" style:font-name="FreeMono" fo:font-size="8pt" style:font-size-asian="8pt" style:font-size-complex="8pt"/>
    </style:style>
    <style:style style:name="P106" style:family="paragraph" style:parent-style-name="Preformatted_20_Text">
      <loext:graphic-properties draw:fill="solid" draw:fill-color="#ffffff" draw:opacity="100%"/>
      <style:paragraph-properties fo:background-color="#ffffff"/>
      <style:text-properties fo:color="#000000" style:font-name="FreeMono" fo:font-size="8pt" officeooo:paragraph-rsid="0006b9ad" style:font-size-asian="8pt" style:font-size-complex="8pt"/>
    </style:style>
    <style:style style:name="P107" style:family="paragraph" style:parent-style-name="Preformatted_20_Text">
      <loext:graphic-properties draw:fill="solid" draw:fill-color="#ffffff" draw:opacity="100%"/>
      <style:paragraph-properties fo:background-color="#ffffff"/>
      <style:text-properties fo:color="#000000" style:font-name="FreeMono" fo:font-size="8pt" officeooo:paragraph-rsid="00083942" style:font-size-asian="8pt" style:font-size-complex="8pt"/>
    </style:style>
    <style:style style:name="P108" style:family="paragraph" style:parent-style-name="Preformatted_20_Text">
      <loext:graphic-properties draw:fill="solid" draw:fill-color="#ffffff" draw:opacity="100%"/>
      <style:paragraph-properties fo:background-color="#ffffff"/>
      <style:text-properties style:font-name="FreeMono" fo:font-size="8pt" style:font-size-asian="8pt" style:font-size-complex="8pt"/>
    </style:style>
    <style:style style:name="P1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FreeMono" fo:font-size="8pt" officeooo:paragraph-rsid="0006900b" style:font-size-asian="8pt" style:font-size-complex="8pt"/>
    </style:style>
    <style:style style:name="P110" style:family="paragraph" style:parent-style-name="Preformatted_20_Text">
      <loext:graphic-properties draw:fill="solid" draw:fill-color="#ffffff" draw:opacity="100%"/>
      <style:paragraph-properties fo:margin-top="0cm" fo:margin-bottom="0.499cm" loext:contextual-spacing="false" fo:background-color="#ffffff"/>
      <style:text-properties fo:color="#800080" style:font-name="FreeMono" fo:font-size="8pt" style:font-size-asian="8pt" style:font-size-complex="8pt"/>
    </style:style>
    <style:style style:name="P111" style:family="paragraph" style:parent-style-name="Preformatted_20_Text">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 fo:font-size="10pt" fo:language="ca" fo:country="E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112" style:family="paragraph" style:parent-style-name="Preformatted_20_Text">
      <loext:graphic-properties draw:fill="solid" draw:fill-color="#ffffff" draw:opacity="100%"/>
      <style:paragraph-properties fo:margin-top="0cm" fo:margin-bottom="0cm" loext:contextual-spacing="false" fo:background-color="#ffffff"/>
      <style:text-properties fo:color="#000000" style:font-name="FreeMono" fo:font-size="8pt" fo:background-color="transparent" style:font-name-asian="Consolas" style:font-size-asian="8pt" style:font-name-complex="Consolas" style:font-size-complex="8pt"/>
    </style:style>
    <style:style style:name="P113" style:family="paragraph" style:parent-style-name="Titol_20_EAC" style:master-page-name="Standard">
      <style:paragraph-properties style:page-number="auto"/>
    </style:style>
    <style:style style:name="P114" style:family="paragraph" style:parent-style-name="Encapçalament_20_1_20_EAC">
      <style:text-properties officeooo:paragraph-rsid="00034e55"/>
    </style:style>
    <style:style style:name="P115" style:family="paragraph" style:parent-style-name="Text_20_EAC" style:list-style-name="L2">
      <style:text-properties style:font-name="Arial" fo:font-size="11pt" fo:language="ca" fo:country="ES" fo:background-color="transparent" style:font-size-asian="10pt" style:font-name-complex="Arial" style:font-size-complex="10pt" style:language-complex="ar" style:country-complex="SA"/>
    </style:style>
    <style:style style:name="P116" style:family="paragraph" style:parent-style-name="Text_20_EAC" style:list-style-name="L3">
      <style:text-properties style:font-name="Arial" fo:font-size="11pt" fo:language="ca" fo:country="ES" fo:background-color="transparent" style:font-size-asian="10pt" style:font-name-complex="Arial" style:font-size-complex="10pt" style:language-complex="ar" style:country-complex="SA"/>
    </style:style>
    <style:style style:name="P117" style:family="paragraph" style:parent-style-name="Text_20_EAC">
      <style:text-properties fo:color="#000000" style:font-name="Arial" style:font-name-asian="Nimbus Mono L" style:font-name-complex="Nimbus Mono L"/>
    </style:style>
    <style:style style:name="P118" style:family="paragraph" style:parent-style-name="Text_20_EAC" style:list-style-name="L6">
      <style:text-properties fo:color="#000000" style:font-name="Arial" style:font-name-asian="Nimbus Mono L" style:font-name-complex="Nimbus Mono L"/>
    </style:style>
    <style:style style:name="P119" style:family="paragraph" style:parent-style-name="Text_20_EAC" style:list-style-name="L7">
      <style:text-properties fo:color="#000000" style:font-name="Arial" style:font-name-asian="Nimbus Mono L" style:font-name-complex="Nimbus Mono L"/>
    </style:style>
    <style:style style:name="P120" style:family="paragraph" style:parent-style-name="Text_20_EAC" style:list-style-name="L7"/>
    <style:style style:name="P121" style:family="paragraph" style:parent-style-name="Text_20_EAC">
      <style:text-properties fo:background-color="transparent"/>
    </style:style>
    <style:style style:name="P122" style:family="paragraph" style:parent-style-name="Encapcalament_20_2_20_EAC">
      <style:paragraph-properties fo:margin-left="0cm" fo:margin-right="0cm" fo:text-indent="0cm" style:auto-text-indent="false"/>
    </style:style>
    <style:style style:name="P123" style:family="paragraph" style:parent-style-name="text_20_tasca_20_1_20_EAC">
      <style:text-properties fo:color="#000000" fo:font-weight="normal" style:font-name-asian="Nimbus Mono L" style:font-weight-asian="normal" style:font-name-complex="Nimbus Mono L" style:font-weight-complex="normal"/>
    </style:style>
    <style:style style:name="P124" style:family="paragraph" style:parent-style-name="text_20_tasca_20_1_20_EAC" style:list-style-name="Numbering_20_1"/>
    <style:style style:name="P125" style:family="paragraph" style:parent-style-name="text_20_tasca_20_1_20_EAC" style:list-style-name="Numbering_20_1">
      <style:text-properties fo:background-color="#ffff00"/>
    </style:style>
    <style:style style:name="P126" style:family="paragraph" style:parent-style-name="text_20_tasca_20_1_20_EAC" style:list-style-name="">
      <style:text-properties fo:background-color="transparent"/>
    </style:style>
    <style:style style:name="P127" style:family="paragraph" style:parent-style-name="text_20_tasca_20_1_20_EAC" style:list-style-name="Numbering_20_1">
      <style:text-properties fo:background-color="transparent"/>
    </style:style>
    <style:style style:name="P128" style:family="paragraph" style:parent-style-name="text_20_tasca_20_1_20_EAC" style:list-style-name="Numbering_20_1">
      <style:text-properties style:font-name="Arial" fo:font-size="11pt" fo:font-style="normal" style:font-size-asian="11pt" style:font-style-asian="normal" style:font-size-complex="11pt" style:font-style-complex="normal"/>
    </style:style>
    <style:style style:name="P129" style:family="paragraph" style:parent-style-name="text_20_tasca_20_1_20_EAC" style:list-style-name="Numbering_20_1">
      <style:text-properties style:font-name="Arial" fo:font-size="11pt" fo:language="ca" fo:country="ES" fo:font-style="normal" style:font-size-asian="11pt" style:font-style-asian="normal" style:font-size-complex="11pt" style:language-complex="ar" style:country-complex="SA" style:font-style-complex="normal"/>
    </style:style>
    <style:style style:name="P130" style:family="paragraph" style:parent-style-name="Contents_20_1">
      <style:paragraph-properties>
        <style:tab-stops>
          <style:tab-stop style:position="17.011cm" style:type="right" style:leader-style="dotted" style:leader-text="."/>
        </style:tab-stops>
      </style:paragraph-properties>
    </style:style>
    <style:style style:name="P131" style:family="paragraph" style:parent-style-name="Tetxt_20_tasca_20_2_20_EAC" style:list-style-name="Numbering_20_1">
      <style:text-properties fo:background-color="transparent"/>
    </style:style>
    <style:style style:name="P132" style:family="paragraph" style:parent-style-name="Tetxt_20_tasca_20_2_20_EAC" style:list-style-name="L4">
      <style:text-properties fo:background-color="transparent"/>
    </style:style>
    <style:style style:name="P133" style:family="paragraph" style:parent-style-name="Tetxt_20_tasca_20_2_20_EAC" style:list-style-name="L5">
      <style:text-properties fo:background-color="transparent"/>
    </style:style>
    <style:style style:name="P134" style:family="paragraph" style:parent-style-name="Tetxt_20_tasca_20_2_20_EAC" style:list-style-name="Numbering_20_1">
      <style:text-properties fo:font-weight="bold" fo:background-color="transparent" style:font-weight-asian="bold" style:font-weight-complex="bold"/>
    </style:style>
    <style:style style:name="P135" style:family="paragraph" style:parent-style-name="Tetxt_20_tasca_20_2_20_EAC" style:list-style-name="L5">
      <style:text-properties fo:font-weight="bold" fo:background-color="transparent" style:font-weight-asian="bold" style:font-weight-complex="bold"/>
    </style:style>
    <style:style style:name="P136" style:family="paragraph" style:parent-style-name="Tetxt_20_tasca_20_2_20_EAC" style:list-style-name="L8">
      <style:text-properties fo:font-weight="bold" officeooo:paragraph-rsid="00091fef" fo:background-color="transparent" style:font-weight-asian="bold" style:font-weight-complex="bold"/>
    </style:style>
    <style:style style:name="P137" style:family="paragraph" style:parent-style-name="Tetxt_20_tasca_20_2_20_EAC" style:list-style-name="L4">
      <style:text-properties fo:background-color="#ffff00"/>
    </style:style>
    <style:style style:name="P138" style:family="paragraph" style:parent-style-name="Tetxt_20_tasca_20_2_20_EAC" style:list-style-name="L5">
      <style:text-properties fo:background-color="#ffff00"/>
    </style:style>
    <style:style style:name="P139" style:family="paragraph" style:parent-style-name="Tetxt_20_tasca_20_2_20_EAC" style:list-style-name="L5">
      <style:text-properties style:font-name="Arial" fo:font-size="11pt" fo:language="ca" fo:country="ES" fo:background-color="transparent" style:font-size-asian="10pt" style:font-name-complex="Arial" style:font-size-complex="10pt" style:language-complex="ar" style:country-complex="SA"/>
    </style:style>
    <style:style style:name="P140" style:family="paragraph" style:parent-style-name="Tetxt_20_tasca_20_2_20_EAC">
      <style:text-properties officeooo:rsid="00034e55" officeooo:paragraph-rsid="00038d19"/>
    </style:style>
    <style:style style:name="P141" style:family="paragraph" style:parent-style-name="Contents_20_2">
      <style:paragraph-properties>
        <style:tab-stops>
          <style:tab-stop style:position="17.011cm" style:type="right" style:leader-style="dotted" style:leader-text="."/>
        </style:tab-stops>
      </style:paragraph-properties>
    </style:style>
    <style:style style:name="T1" style:family="text">
      <style:text-properties style:font-name="Arial1" fo:font-size="8pt" fo:language="ca" fo:country="ES" style:font-size-asian="8pt"/>
    </style:style>
    <style:style style:name="T2" style:family="text">
      <style:text-properties style:font-name="Arial" fo:font-size="8pt" fo:language="ca" fo:country="ES" style:font-size-asian="8pt"/>
    </style:style>
    <style:style style:name="T3" style:family="text">
      <style:text-properties style:font-name="Arial" fo:font-size="8pt" fo:language="ca" fo:country="ES" style:font-size-asian="8pt" style:font-name-complex="Arial" style:font-size-complex="8pt"/>
    </style:style>
    <style:style style:name="T4" style:family="text">
      <style:text-properties style:font-name="Arial" fo:font-size="8pt" fo:language="ca" fo:country="ES" fo:background-color="transparent" loext:char-shading-value="0" style:font-size-asian="8pt"/>
    </style:style>
    <style:style style:name="T5" style:family="text">
      <style:text-properties style:font-name="Arial" fo:font-size="8pt" style:font-size-asian="8pt" style:font-name-complex="Arial" style:font-size-complex="8pt"/>
    </style:style>
    <style:style style:name="T6" style:family="text">
      <style:text-properties style:font-name="Arial" fo:font-size="14pt" fo:font-weight="bold" style:font-size-asian="14pt" style:font-weight-asian="bold"/>
    </style:style>
    <style:style style:name="T7" style:family="text">
      <style:text-properties style:font-name="Arial" fo:font-size="16pt" fo:font-weight="bold" fo:background-color="transparent" loext:char-shading-value="0" style:font-size-asian="16pt" style:font-weight-asian="bold" style:font-size-complex="16pt"/>
    </style:style>
    <style:style style:name="T8" style:family="text">
      <style:text-properties style:font-name="Arial" fo:font-size="16pt" fo:font-weight="bold" style:font-size-asian="16pt" style:font-weight-asian="bold" style:font-size-complex="16pt"/>
    </style:style>
    <style:style style:name="T9" style:family="text">
      <style:text-properties style:font-name="Arial" fo:font-size="16pt" fo:language="ca" fo:country="ES" fo:font-weight="bold" fo:background-color="transparent" loext:char-shading-value="0" style:font-size-asian="16pt" style:font-weight-asian="bold" style:font-size-complex="16pt" style:language-complex="ar" style:country-complex="SA"/>
    </style:style>
    <style:style style:name="T10" style:family="text">
      <style:text-properties style:font-name="Arial" fo:font-size="11pt" fo:language="ca" fo:country="ES" fo:font-style="normal" fo:font-weight="bold" fo:background-color="transparent" loext:char-shading-value="0" style:font-size-asian="11pt" style:font-style-asian="normal" style:font-weight-asian="bold" style:font-size-complex="11pt" style:language-complex="ar" style:country-complex="SA" style:font-style-complex="normal" style:font-weight-complex="bold"/>
    </style:style>
    <style:style style:name="T11" style:family="text">
      <style:text-properties style:font-name="Arial" fo:font-size="11pt" fo:language="ca" fo:country="ES" fo:font-style="normal" fo:background-color="transparent" loext:char-shading-value="0" style:font-size-asian="11pt" style:font-style-asian="normal" style:font-size-complex="11pt" style:language-complex="ar" style:country-complex="SA" style:font-style-complex="normal"/>
    </style:style>
    <style:style style:name="T12" style:family="text">
      <style:text-properties style:font-name="Arial" fo:font-size="11pt" fo:language="ca" fo:country="ES" fo:font-style="normal" fo:font-weight="normal" fo:background-color="transparent" loext:char-shading-value="0" style:font-size-asian="11pt" style:font-style-asian="normal" style:font-weight-asian="normal" style:font-size-complex="11pt" style:language-complex="ar" style:country-complex="SA" style:font-style-complex="normal" style:font-weight-complex="normal"/>
    </style:style>
    <style:style style:name="T13" style:family="text">
      <style:text-properties style:font-name="Arial" fo:font-size="11pt" fo:language="ca" fo:country="ES" fo:font-style="normal" fo:font-weight="normal" officeooo:rsid="00091fef" fo:background-color="transparent" loext:char-shading-value="0" style:font-size-asian="11pt" style:font-style-asian="normal" style:font-weight-asian="normal" style:font-size-complex="11pt" style:language-complex="ar" style:country-complex="SA" style:font-style-complex="normal" style:font-weight-complex="normal"/>
    </style:style>
    <style:style style:name="T14" style:family="text">
      <style:text-properties style:font-name="Arial" fo:font-size="11pt" fo:language="ca" fo:country="ES" fo:font-weight="bold" fo:background-color="transparent" loext:char-shading-value="0" style:font-size-asian="10pt" style:font-weight-asian="bold" style:font-name-complex="Arial" style:font-size-complex="10pt" style:language-complex="ar" style:country-complex="SA" style:font-weight-complex="bold"/>
    </style:style>
    <style:style style:name="T15" style:family="text">
      <style:text-properties style:font-name="Arial" fo:font-size="11pt" fo:language="ca" fo:country="ES" fo:font-style="italic" fo:font-weight="normal" fo:background-color="transparent" loext:char-shading-value="0" style:font-size-asian="11pt" style:font-style-asian="italic" style:font-weight-asian="normal" style:font-size-complex="11pt" style:language-complex="ar" style:country-complex="SA" style:font-style-complex="italic" style:font-weight-complex="normal"/>
    </style:style>
    <style:style style:name="T16" style:family="text">
      <style:text-properties style:font-name="Arial" fo:font-size="11pt" fo:language="ca" fo:country="ES" fo:font-style="italic" fo:font-weight="normal" officeooo:rsid="00091fef" fo:background-color="transparent" loext:char-shading-value="0" style:font-size-asian="11pt" style:font-style-asian="italic" style:font-weight-asian="normal" style:font-size-complex="11pt" style:language-complex="ar" style:country-complex="SA" style:font-style-complex="italic" style:font-weight-complex="normal"/>
    </style:style>
    <style:style style:name="T17" style:family="text">
      <style:text-properties style:font-name="Arial" fo:font-size="11pt" fo:font-style="normal" fo:font-weight="bold" fo:background-color="transparent" loext:char-shading-value="0" style:font-size-asian="11pt" style:font-style-asian="normal" style:font-weight-asian="bold" style:font-size-complex="11pt" style:font-style-complex="normal" style:font-weight-complex="bold"/>
    </style:style>
    <style:style style:name="T18" style:family="text">
      <style:text-properties style:font-name="Arial" fo:font-size="11pt" fo:font-style="normal" fo:background-color="transparent" loext:char-shading-value="0" style:font-size-asian="11pt" style:font-style-asian="normal" style:font-size-complex="11pt" style:font-style-complex="normal"/>
    </style:style>
    <style:style style:name="T19" style:family="text">
      <style:text-properties fo:font-size="10pt" style:font-size-asian="10pt" style:font-name-complex="Arial"/>
    </style:style>
    <style:style style:name="T20" style:family="text">
      <style:text-properties fo:font-size="10pt" fo:font-weight="bold" fo:background-color="transparent" loext:char-shading-value="0" style:font-size-asian="10pt" style:font-weight-asian="bold" style:font-name-complex="Arial" style:font-weight-complex="bold"/>
    </style:style>
    <style:style style:name="T21" style:family="text">
      <style:text-properties fo:font-size="10pt" fo:font-weight="bold" style:font-size-asian="10pt" style:font-weight-asian="bold" style:font-name-complex="Arial" style:font-weight-complex="bold"/>
    </style:style>
    <style:style style:name="T22" style:family="text">
      <style:text-properties fo:font-size="10pt" fo:font-style="italic" style:font-size-asian="10pt" style:font-style-asian="italic" style:font-name-complex="Arial" style:font-style-complex="italic"/>
    </style:style>
    <style:style style:name="T23" style:family="text">
      <style:text-properties fo:font-size="10pt" fo:font-style="italic" fo:font-weight="bold" style:font-size-asian="10pt" style:font-style-asian="italic" style:font-weight-asian="bold" style:font-name-complex="Arial" style:font-style-complex="italic" style:font-weight-complex="bold"/>
    </style:style>
    <style:style style:name="T24" style:family="text">
      <style:text-properties fo:font-size="10pt" fo:font-weight="normal" fo:background-color="transparent" loext:char-shading-value="0" style:font-size-asian="10pt" style:font-weight-asian="normal" style:font-name-complex="Arial" style:font-weight-complex="normal"/>
    </style:style>
    <style:style style:name="T25" style:family="text">
      <style:text-properties fo:font-size="10pt" fo:font-weight="normal" style:font-size-asian="10pt" style:font-weight-asian="normal" style:font-name-complex="Arial" style:font-weight-complex="normal"/>
    </style:style>
    <style:style style:name="T26" style:family="text">
      <style:text-properties fo:font-size="10pt" fo:background-color="transparent" loext:char-shading-value="0" style:font-size-asian="10pt" style:font-name-complex="Arial"/>
    </style:style>
    <style:style style:name="T27" style:family="text">
      <style:text-properties fo:background-color="transparent" loext:char-shading-value="0"/>
    </style:style>
    <style:style style:name="T28" style:family="text">
      <style:text-properties fo:background-color="transparent" loext:char-shading-value="0" style:font-name-asian="Consolas" style:font-name-complex="Consolas"/>
    </style:style>
    <style:style style:name="T29" style:family="text">
      <style:text-properties style:font-weight-complex="normal"/>
    </style:style>
    <style:style style:name="T30" style:family="text">
      <style:text-properties fo:font-weight="bold"/>
    </style:style>
    <style:style style:name="T31" style:family="text">
      <style:text-properties fo:font-weight="bold" style:font-weight-asian="bold" style:font-weight-complex="bold"/>
    </style:style>
    <style:style style:name="T32" style:family="text">
      <style:text-properties fo:font-weight="bold" officeooo:rsid="00038d19" style:font-weight-asian="bold" style:font-weight-complex="bold"/>
    </style:style>
    <style:style style:name="T33" style:family="text">
      <style:text-properties fo:font-weight="bold" style:font-weight-asian="bold" style:font-name-complex="Arial" style:font-weight-complex="bold"/>
    </style:style>
    <style:style style:name="T34" style:family="text">
      <style:text-properties fo:font-weight="bold" fo:background-color="#ffffff" loext:char-shading-value="0" style:font-weight-asian="bold" style:font-weight-complex="bold"/>
    </style:style>
    <style:style style:name="T35" style:family="text">
      <style:text-properties fo:font-weight="bold" fo:background-color="transparent" loext:char-shading-value="0" style:font-weight-asian="bold" style:font-weight-complex="bold"/>
    </style:style>
    <style:style style:name="T36" style:family="text">
      <style:text-properties fo:font-weight="bold" officeooo:rsid="00038d19" fo:background-color="transparent" loext:char-shading-value="0" style:font-weight-asian="bold" style:font-weight-complex="bold"/>
    </style:style>
    <style:style style:name="T37" style:family="text">
      <style:text-properties fo:font-weight="bold" officeooo:rsid="00050f41" fo:background-color="transparent" loext:char-shading-value="0" style:font-weight-asian="bold" style:font-weight-complex="bold"/>
    </style:style>
    <style:style style:name="T38" style:family="text">
      <style:text-properties fo:font-weight="bold" fo:background-color="#ffa6a6" loext:char-shading-value="0" style:font-weight-asian="bold" style:font-weight-complex="bold"/>
    </style:style>
    <style:style style:name="T39" style:family="text">
      <style:text-properties fo:font-style="italic"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normal"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weight="normal" fo:background-color="transparent" loext:char-shading-value="0" style:font-weight-asian="normal" style:font-weight-complex="normal"/>
    </style:style>
    <style:style style:name="T45" style:family="text">
      <style:text-properties fo:font-weight="normal" officeooo:rsid="00038d19" fo:background-color="transparent" loext:char-shading-value="0" style:font-weight-asian="normal" style:font-weight-complex="normal"/>
    </style:style>
    <style:style style:name="T46" style:family="text">
      <style:text-properties fo:font-weight="normal" style:font-weight-asian="normal" style:font-weight-complex="normal"/>
    </style:style>
    <style:style style:name="T47" style:family="text">
      <style:text-properties fo:font-weight="normal" officeooo:rsid="00091fef" style:font-weight-asian="normal" style:font-weight-complex="normal"/>
    </style:style>
    <style:style style:name="T48" style:family="text">
      <style:text-properties fo:font-weight="normal" fo:background-color="#ffffff" loext:char-shading-value="0" style:font-weight-asian="normal" style:font-weight-complex="normal"/>
    </style:style>
    <style:style style:name="T49" style:family="text">
      <style:text-properties fo:color="#000000"/>
    </style:style>
    <style:style style:name="T50" style:family="text">
      <style:text-properties fo:color="#000000" style:font-name="Arial" style:font-name-asian="Nimbus Mono L" style:font-name-complex="Nimbus Mono L"/>
    </style:style>
    <style:style style:name="T51" style:family="text">
      <style:text-properties fo:color="#000000" style:font-name="Arial" fo:font-size="11pt" fo:language="ca" fo:country="ES" fo:font-weight="bold" style:font-name-asian="Nimbus Mono L" style:font-size-asian="11pt" style:font-weight-asian="bold" style:font-name-complex="Nimbus Mono L" style:font-size-complex="11pt" style:language-complex="ar" style:country-complex="SA" style:font-weight-complex="bold"/>
    </style:style>
    <style:style style:name="T52" style:family="text">
      <style:text-properties fo:color="#000000" style:font-name="Arial" fo:font-size="11pt" fo:language="ca" fo:country="ES" fo:font-weight="bold" fo:background-color="transparent" loext:char-shading-value="0" style:font-name-asian="Nimbus Mono L" style:font-size-asian="11pt" style:font-weight-asian="bold" style:font-name-complex="Nimbus Mono L" style:font-size-complex="11pt" style:language-complex="ar" style:country-complex="SA" style:font-weight-complex="bold"/>
    </style:style>
    <style:style style:name="T53" style:family="text">
      <style:text-properties fo:color="#000000" style:font-name="Arial" fo:font-size="11pt" fo:language="ca" fo:country="ES" fo:font-weight="bold" fo:background-color="transparent" loext:char-shading-value="0" style:font-name-asian="Consolas" style:font-size-asian="10pt" style:font-weight-asian="bold" style:font-name-complex="Arial" style:font-size-complex="10pt" style:language-complex="ar" style:country-complex="SA" style:font-weight-complex="bold"/>
    </style:style>
    <style:style style:name="T54" style:family="text">
      <style:text-properties fo:color="#000000" style:font-name="Arial" fo:font-size="11pt" fo:language="ca" fo:country="ES" fo:font-weight="bold" fo:background-color="transparent" loext:char-shading-value="0" style:font-size-asian="10pt" style:font-weight-asian="bold" style:font-name-complex="Arial" style:font-size-complex="10pt" style:language-complex="ar" style:country-complex="SA" style:font-weight-complex="bold"/>
    </style:style>
    <style:style style:name="T55" style:family="text">
      <style:text-properties fo:color="#000000" style:font-name="Arial" fo:font-size="11pt" fo:language="ca" fo:country="ES" style:font-name-asian="Nimbus Mono L" style:font-size-asian="10pt" style:font-name-complex="Nimbus Mono L" style:font-size-complex="10pt" style:language-complex="ar" style:country-complex="SA"/>
    </style:style>
    <style:style style:name="T56" style:family="text">
      <style:text-properties fo:color="#000000" style:font-name="Arial" fo:font-size="11pt" fo:language="ca" fo:country="ES" fo:font-style="italic" fo:font-weight="bold" fo:background-color="transparent" loext:char-shading-value="0" style:font-name-asian="Consolas" style:font-size-asian="10pt" style:font-style-asian="italic" style:font-weight-asian="bold" style:font-name-complex="Arial" style:font-size-complex="10pt" style:language-complex="ar" style:country-complex="SA" style:font-style-complex="italic" style:font-weight-complex="bold"/>
    </style:style>
    <style:style style:name="T57" style:family="text">
      <style:text-properties fo:color="#000000" style:font-name="Arial" fo:font-size="11pt" fo:language="ca" fo:country="ES" fo:font-style="italic" fo:font-weight="normal" fo:background-color="transparent" loext:char-shading-value="0" style:font-name-asian="Consolas" style:font-size-asian="10pt" style:font-style-asian="italic" style:font-weight-asian="normal" style:font-name-complex="Arial" style:font-size-complex="10pt" style:language-complex="ar" style:country-complex="SA" style:font-style-complex="italic" style:font-weight-complex="normal"/>
    </style:style>
    <style:style style:name="T58" style:family="text">
      <style:text-properties fo:color="#000000" style:font-name="Arial" fo:font-weight="normal" style:font-name-asian="Nimbus Mono L" style:font-weight-asian="normal" style:font-name-complex="Nimbus Mono L" style:font-weight-complex="normal"/>
    </style:style>
    <style:style style:name="T59" style:family="text">
      <style:text-properties fo:color="#000000" style:font-name="Arial" fo:background-color="transparent" loext:char-shading-value="0" style:font-name-asian="Nimbus Mono L" style:font-name-complex="Nimbus Mono L"/>
    </style:style>
    <style:style style:name="T60" style:family="text">
      <style:text-properties fo:color="#000000" style:font-name="Arial" fo:language="ca" fo:country="ES" fo:font-weight="normal" style:font-name-asian="Nimbus Mono L" style:font-weight-asian="normal" style:font-name-complex="Nimbus Mono L" style:language-complex="ar" style:country-complex="SA" style:font-weight-complex="normal"/>
    </style:style>
    <style:style style:name="T61" style:family="text">
      <style:text-properties fo:color="#000000" style:font-name="Arial" fo:language="ca" fo:country="ES" style:font-name-asian="Times New Roman" style:font-name-complex="Times New Roman" style:language-complex="ar" style:country-complex="SA"/>
    </style:style>
    <style:style style:name="T62" style:family="text">
      <style:text-properties fo:color="#000000" style:font-name="Liberation Mono" fo:font-size="9pt" style:font-size-asian="9pt" style:font-size-complex="9pt"/>
    </style:style>
    <style:style style:name="T63" style:family="text">
      <style:text-properties fo:color="#000000" style:font-name="Liberation Mono" fo:font-size="9pt" fo:background-color="transparent" loext:char-shading-value="0" style:font-size-asian="9pt" style:font-size-complex="9pt"/>
    </style:style>
    <style:style style:name="T64" style:family="text">
      <style:text-properties fo:color="#000000" style:font-name="Liberation Mono" fo:font-size="9pt" fo:language="ca" fo:country="ES" fo:font-weight="normal" fo:background-color="transparent" loext:char-shading-value="0" style:font-name-asian="Nimbus Mono L" style:font-size-asian="9pt" style:font-weight-asian="normal" style:font-name-complex="Nimbus Mono L" style:font-size-complex="9pt" style:language-complex="ar" style:country-complex="SA" style:font-weight-complex="normal"/>
    </style:style>
    <style:style style:name="T65" style:family="text">
      <style:text-properties fo:color="#000000" fo:font-style="italic"/>
    </style:style>
    <style:style style:name="T66" style:family="text">
      <style:text-properties fo:color="#000000" fo:font-style="italic" style:text-underline-style="solid" style:text-underline-width="auto" style:text-underline-color="font-color"/>
    </style:style>
    <style:style style:name="T67" style:family="text">
      <style:text-properties fo:color="#000000" fo:font-style="italic" style:font-style-asian="italic" style:font-style-complex="italic"/>
    </style:style>
    <style:style style:name="T68" style:family="text">
      <style:text-properties fo:color="#000000" fo:font-weight="bold" style:font-weight-asian="bold" style:font-weight-complex="bold"/>
    </style:style>
    <style:style style:name="T69" style:family="text">
      <style:text-properties fo:color="#000000" fo:font-weight="bold" style:font-name-asian="Consolas" style:font-weight-asian="bold" style:font-name-complex="Consolas" style:font-weight-complex="bold"/>
    </style:style>
    <style:style style:name="T70" style:family="text">
      <style:text-properties fo:color="#000000" fo:language="ca" fo:country="ES" fo:font-style="italic" fo:font-weight="normal" fo:background-color="transparent" loext:char-shading-value="0" style:font-name-asian="Nimbus Mono L" style:font-style-asian="italic" style:font-weight-asian="normal" style:font-name-complex="Nimbus Mono L" style:language-complex="ar" style:country-complex="SA" style:font-style-complex="italic" style:font-weight-complex="normal"/>
    </style:style>
    <style:style style:name="T71" style:family="text">
      <style:text-properties fo:color="#000000" style:font-name-asian="Consolas" style:font-name-complex="Consolas"/>
    </style:style>
    <style:style style:name="T72" style:family="text">
      <style:text-properties fo:color="#000000" style:font-name-asian="Nimbus Mono L" style:font-name-complex="Nimbus Mono L"/>
    </style:style>
    <style:style style:name="T73" style:family="text">
      <style:text-properties fo:color="#000000" officeooo:rsid="00038d19"/>
    </style:style>
    <style:style style:name="T74" style:family="text">
      <style:text-properties fo:color="#000000" style:font-name="FreeMono" fo:font-size="8pt" style:font-size-asian="8pt" style:font-size-complex="8pt"/>
    </style:style>
    <style:style style:name="T75" style:family="text">
      <style:text-properties style:font-name-complex="Arial"/>
    </style:style>
    <style:style style:name="T76" style:family="text">
      <style:text-properties fo:color="#800080"/>
    </style:style>
    <style:style style:name="T77" style:family="text">
      <style:text-properties fo:color="#800080" style:font-name="Liberation Mono" fo:font-size="9pt" style:font-size-asian="9pt" style:font-size-complex="9pt"/>
    </style:style>
    <style:style style:name="T78" style:family="text">
      <style:text-properties fo:color="#800080" style:font-name="Liberation Mono" fo:font-size="9pt" fo:background-color="transparent" loext:char-shading-value="0" style:font-size-asian="9pt" style:font-size-complex="9pt"/>
    </style:style>
    <style:style style:name="T79" style:family="text">
      <style:text-properties fo:color="#800080" style:font-name="Liberation Mono" fo:font-size="9pt" fo:language="ca" fo:country="ES" fo:font-weight="normal" fo:background-color="transparent" loext:char-shading-value="0" style:font-name-asian="Nimbus Mono L" style:font-size-asian="9pt" style:font-weight-asian="normal" style:font-name-complex="Nimbus Mono L" style:font-size-complex="9pt" style:language-complex="ar" style:country-complex="SA" style:font-weight-complex="normal"/>
    </style:style>
    <style:style style:name="T80" style:family="text">
      <style:text-properties fo:color="#800080" fo:background-color="#ffa6a6" loext:char-shading-value="0"/>
    </style:style>
    <style:style style:name="T81" style:family="text">
      <style:text-properties fo:color="#800080" fo:background-color="transparent" loext:char-shading-value="0"/>
    </style:style>
    <style:style style:name="T82" style:family="text">
      <style:text-properties fo:color="#800080" fo:font-weight="bold"/>
    </style:style>
    <style:style style:name="T83" style:family="text">
      <style:text-properties fo:color="#800080" fo:font-weight="bold" style:font-weight-asian="bold" style:font-weight-complex="bold"/>
    </style:style>
    <style:style style:name="T84" style:family="text">
      <style:text-properties fo:color="#bb7977"/>
    </style:style>
    <style:style style:name="T85" style:family="text">
      <style:text-properties fo:color="#bb7977" fo:font-weight="bold"/>
    </style:style>
    <style:style style:name="T86" style:family="text">
      <style:text-properties fo:color="#bb7977" fo:font-weight="bold" fo:background-color="transparent" loext:char-shading-value="0"/>
    </style:style>
    <style:style style:name="T87" style:family="text">
      <style:text-properties fo:color="#808030"/>
    </style:style>
    <style:style style:name="T88" style:family="text">
      <style:text-properties fo:color="#800000" fo:font-weight="bold"/>
    </style:style>
    <style:style style:name="T89" style:family="text">
      <style:text-properties fo:color="#800000" fo:font-weight="bold" fo:background-color="transparent" loext:char-shading-value="0"/>
    </style:style>
    <style:style style:name="T90" style:family="text">
      <style:text-properties fo:color="#800000" fo:font-weight="bold" style:font-weight-asian="bold" style:font-weight-complex="bold"/>
    </style:style>
    <style:style style:name="T91" style:family="text">
      <style:text-properties fo:color="#800000" style:font-name="Liberation Mono" fo:font-size="9pt" fo:font-weight="bold" style:font-size-asian="9pt" style:font-size-complex="9pt"/>
    </style:style>
    <style:style style:name="T92" style:family="text">
      <style:text-properties fo:color="#800000" style:font-name="Liberation Mono" fo:font-size="9pt" fo:font-weight="bold" fo:background-color="transparent" loext:char-shading-value="0" style:font-size-asian="9pt" style:font-size-complex="9pt"/>
    </style:style>
    <style:style style:name="T93" style:family="text">
      <style:text-properties fo:color="#800000" style:font-name="Liberation Mono" fo:font-size="9pt" fo:language="ca" fo:country="ES" fo:font-weight="bold" fo:background-color="transparent" loext:char-shading-value="0" style:font-name-asian="Nimbus Mono L" style:font-size-asian="9pt" style:font-weight-asian="normal" style:font-name-complex="Nimbus Mono L" style:font-size-complex="9pt" style:language-complex="ar" style:country-complex="SA" style:font-weight-complex="normal"/>
    </style:style>
    <style:style style:name="T94" style:family="text">
      <style:text-properties fo:color="#800000" fo:language="ca" fo:country="ES" fo:font-weight="bold" fo:background-color="transparent" loext:char-shading-value="0" style:font-name-asian="Nimbus Mono L" style:font-weight-asian="normal" style:font-name-complex="Nimbus Mono L" style:language-complex="ar" style:country-complex="SA" style:font-weight-complex="normal"/>
    </style:style>
    <style:style style:name="T95" style:family="text">
      <style:text-properties fo:color="#800000" fo:language="ca" fo:country="ES" fo:font-weight="bold" style:font-name-asian="Nimbus Mono L" style:font-weight-asian="normal" style:font-name-complex="Nimbus Mono L" style:language-complex="ar" style:country-complex="SA" style:font-weight-complex="normal"/>
    </style:style>
    <style:style style:name="T96" style:family="text">
      <style:text-properties style:font-name="Liberation Mono" fo:font-size="9pt" style:font-size-asian="9pt" style:font-size-complex="9pt"/>
    </style:style>
    <style:style style:name="T97" style:family="text">
      <style:text-properties fo:color="#696969"/>
    </style:style>
    <style:style style:name="T98" style:family="text">
      <style:text-properties fo:color="#696969" style:font-name="Liberation Mono" fo:font-size="9pt" fo:language="ca" fo:country="ES" fo:font-weight="normal" style:font-name-asian="Nimbus Mono L" style:font-size-asian="9pt" style:font-weight-asian="normal" style:font-name-complex="Nimbus Mono L" style:font-size-complex="9pt" style:language-complex="ar" style:country-complex="SA" style:font-weight-complex="normal"/>
    </style:style>
    <style:style style:name="T99" style:family="text">
      <style:text-properties fo:background-color="#ffa6a6" loext:char-shading-value="0"/>
    </style:style>
    <style:style style:name="T100" style:family="text">
      <style:text-properties style:use-window-font-color="true" fo:font-style="italic" fo:background-color="transparent" loext:char-shading-value="0" style:font-name-asian="Times New Roman" style:font-style-asian="italic" style:font-name-complex="Times New Roman" style:font-style-complex="italic"/>
    </style:style>
    <style:style style:name="T101" style:family="text">
      <style:text-properties fo:color="#999999" style:font-name="Liberation Mono" fo:font-size="9pt" fo:font-weight="normal" fo:background-color="transparent" loext:char-shading-value="0" style:font-size-asian="9pt" style:font-weight-asian="normal" style:font-size-complex="9pt" style:font-weight-complex="normal"/>
    </style:style>
    <style:style style:name="T102" style:family="text">
      <style:text-properties fo:color="#999999" style:font-name="Liberation Mono" fo:font-size="9pt" fo:language="ca" fo:country="ES" fo:font-weight="normal" fo:background-color="transparent" loext:char-shading-value="0" style:font-name-asian="Nimbus Mono L" style:font-size-asian="9pt" style:font-weight-asian="normal" style:font-name-complex="Nimbus Mono L" style:font-size-complex="9pt" style:language-complex="ar" style:country-complex="SA" style:font-weight-complex="normal"/>
    </style:style>
    <style:style style:name="T103" style:family="text">
      <style:text-properties fo:language="ca" fo:country="ES" fo:font-weight="normal" fo:background-color="transparent" loext:char-shading-value="0" style:font-name-asian="Nimbus Mono L" style:font-weight-asian="normal" style:font-name-complex="Nimbus Mono L" style:language-complex="ar" style:country-complex="SA" style:font-weight-complex="normal"/>
    </style:style>
    <style:style style:name="T104" style:family="text">
      <style:text-properties fo:language="ca" fo:country="ES" fo:font-weight="normal" style:font-name-asian="Nimbus Mono L" style:font-weight-asian="normal" style:font-name-complex="Nimbus Mono L" style:language-complex="ar" style:country-complex="SA" style:font-weight-complex="normal"/>
    </style:style>
    <style:style style:name="T105" style:family="text">
      <style:text-properties fo:color="#7f0055" fo:font-weight="bold" style:font-weight-asian="bold" style:font-weight-complex="bold"/>
    </style:style>
    <style:style style:name="T106" style:family="text">
      <style:text-properties fo:color="#7f0055" fo:font-weight="bold" style:font-name-asian="Consolas" style:font-weight-asian="bold" style:font-name-complex="Consolas" style:font-weight-complex="bold"/>
    </style:style>
    <style:style style:name="T107" style:family="text">
      <style:text-properties fo:color="#7f0055" fo:font-style="italic" fo:font-weight="bold" style:font-weight-asian="bold" style:font-weight-complex="bold"/>
    </style:style>
    <style:style style:name="T108" style:family="text">
      <style:text-properties fo:color="#6a3e3e"/>
    </style:style>
    <style:style style:name="T109" style:family="text">
      <style:text-properties fo:color="#6a3e3e" style:font-name-asian="Consolas" style:font-name-complex="Consolas"/>
    </style:style>
    <style:style style:name="T110" style:family="text">
      <style:text-properties fo:color="#0000c0"/>
    </style:style>
    <style:style style:name="T111" style:family="text">
      <style:text-properties fo:color="#0000c0" fo:font-style="italic" fo:font-weight="bold" style:font-style-asian="italic" style:font-weight-asian="bold" style:font-style-complex="italic" style:font-weight-complex="bold"/>
    </style:style>
    <style:style style:name="T112" style:family="text">
      <style:text-properties fo:color="#3f7f5f"/>
    </style:style>
    <style:style style:name="T113" style:family="text">
      <style:text-properties fo:color="#3f7f5f" style:text-underline-style="solid" style:text-underline-width="auto" style:text-underline-color="font-color"/>
    </style:style>
    <style:style style:name="T114" style:family="text">
      <style:text-properties fo:color="#3f7f5f" style:text-underline-style="solid" style:text-underline-width="auto" style:text-underline-color="font-color" style:font-name-asian="Consolas" style:font-name-complex="Consolas"/>
    </style:style>
    <style:style style:name="T115" style:family="text">
      <style:text-properties style:text-underline-style="solid" style:text-underline-width="auto" style:text-underline-color="font-color"/>
    </style:style>
    <style:style style:name="T116" style:family="text">
      <style:text-properties fo:background-color="#ffffff" loext:char-shading-value="0"/>
    </style:style>
    <style:style style:name="T117" style:family="text">
      <style:text-properties officeooo:rsid="00034e55"/>
    </style:style>
    <style:style style:name="T118" style:family="text">
      <style:text-properties officeooo:rsid="00038d19"/>
    </style:style>
    <style:style style:name="T119" style:family="text">
      <style:text-properties fo:color="#0000e6"/>
    </style:style>
    <style:style style:name="T120" style:family="text">
      <style:text-properties fo:color="#0000e6" officeooo:rsid="00083942"/>
    </style:style>
    <style:style style:name="T121" style:family="text">
      <style:text-properties fo:color="#008c00"/>
    </style:style>
    <style:style style:name="T122" style:family="text">
      <style:text-properties officeooo:rsid="0006b9ad"/>
    </style:style>
    <style:style style:name="T123" style:family="text">
      <style:text-properties officeooo:rsid="00091fef"/>
    </style:style>
    <style:style style:name="T124" style:family="text">
      <style:text-properties officeooo:rsid="000d18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87cm" fo:text-indent="-0.635cm" fo:margin-left="2.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05cm" fo:text-indent="-0.635cm" fo:margin-left="3.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4cm" fo:text-indent="-0.635cm" fo:margin-left="4.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75cm" fo:text-indent="-0.635cm" fo:margin-left="4.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1cm" fo:text-indent="-0.635cm" fo:margin-left="5.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45cm" fo:text-indent="-0.635cm" fo:margin-left="6.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8cm" fo:text-indent="-0.635cm" fo:margin-left="6.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15cm" fo:text-indent="-0.635cm" fo:margin-left="7.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5cm" fo:text-indent="-0.635cm" fo:margin-left="7.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85cm" fo:text-indent="-0.635cm" fo:margin-left="8.585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2.87cm" fo:text-indent="-0.635cm" fo:margin-left="2.8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3.505cm" fo:text-indent="-0.635cm" fo:margin-left="3.5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4.14cm" fo:text-indent="-0.635cm" fo:margin-left="4.1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4.775cm" fo:text-indent="-0.635cm" fo:margin-left="4.7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5.41cm" fo:text-indent="-0.635cm" fo:margin-left="5.4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6.045cm" fo:text-indent="-0.635cm" fo:margin-left="6.0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6.68cm" fo:text-indent="-0.635cm" fo:margin-left="6.6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7.315cm" fo:text-indent="-0.635cm" fo:margin-left="7.3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7.95cm" fo:text-indent="-0.635cm" fo:margin-left="7.9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8.585cm" fo:text-indent="-0.635cm" fo:margin-left="8.585cm"/>
        </style:list-level-properties>
        <style:text-properties style:font-name="StarSymbol1"/>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2.87cm" fo:text-indent="-0.635cm" fo:margin-left="2.8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3.505cm" fo:text-indent="-0.635cm" fo:margin-left="3.5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4.14cm" fo:text-indent="-0.635cm" fo:margin-left="4.1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4.775cm" fo:text-indent="-0.635cm" fo:margin-left="4.7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5.41cm" fo:text-indent="-0.635cm" fo:margin-left="5.4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6.045cm" fo:text-indent="-0.635cm" fo:margin-left="6.0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6.68cm" fo:text-indent="-0.635cm" fo:margin-left="6.6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7.315cm" fo:text-indent="-0.635cm" fo:margin-left="7.3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7.95cm" fo:text-indent="-0.635cm" fo:margin-left="7.9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8.585cm" fo:text-indent="-0.635cm" fo:margin-left="8.585cm"/>
        </style:list-level-properties>
        <style:text-properties style:font-name="StarSymbol1"/>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3" text:outline-level="1"><text:span text:style-name="T8">CFG</text:span><text:span text:style-name="T7">S </text:span><text:span text:style-name="T9"><text:s/>Desenvolupament d'Aplicacions Multiplataforma</text:span></text:h>
      <text:h text:style-name="P71" text:outline-level="1">CFGS <text:s/>Desenvolupament d'Aplicacions WEB</text:h>
      <text:h text:style-name="P70" text:outline-level="1">Mòdul 3 – Programació</text:h>
      <text:h text:style-name="Titol_20_EAC" text:outline-level="1">UF2 – <text:span text:style-name="T29">Programació modular</text:span></text:h>
      <text:h text:style-name="P68" text:outline-level="1">EAC<text:span text:style-name="T27">5</text:span></text:h>
      <text:h text:style-name="P72" text:outline-level="1"><text:span text:style-name="T6">(Curs 2019-20 / 2n semestre)</text:span></text:h>
      <text:h text:style-name="P69" text:outline-level="1"/>
      <text:table-of-content text:style-name="Sect1" text:protected="true" text:name="Índex de continguts1">
        <text:table-of-content-source text:outline-level="10" text:use-outline-level="false" text:use-index-marks="false" text:use-index-source-styles="true">
          <text:index-title-template text:style-name="Contents_20_Heading">Taula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Encapçalament_20_1_20_EAC"/>
          </text:index-source-styles>
          <text:index-source-styles text:outline-level="2">
            <text:index-source-style text:style-name="Encapcalament_20_2_20_EAC"/>
          </text:index-source-styles>
        </text:table-of-content-source>
        <text:index-body>
          <text:index-title text:style-name="Sect1" text:name="Índex de continguts1_Head">
            <text:p text:style-name="Contents_20_Heading">Taula de continguts</text:p>
          </text:index-title>
          <text:p text:style-name="P130"><text:a xlink:type="simple" xlink:href="#__RefHeading___Toc6685_2423609131" text:style-name="Index_20_Link" text:visited-style-name="Index_20_Link">Presentació i resultats d'aprenentatge<text:tab/>1</text:a></text:p>
          <text:p text:style-name="P130"><text:a xlink:type="simple" xlink:href="#__RefHeading___Toc6695_2423609131" text:style-name="Index_20_Link" text:visited-style-name="Index_20_Link">Criteris d’avaluació de l'EAC<text:tab/>1</text:a></text:p>
          <text:p text:style-name="P130"><text:a xlink:type="simple" xlink:href="#__RefHeading___Toc6693_2423609131" text:style-name="Index_20_Link" text:visited-style-name="Index_20_Link">Forma i dates de lliurament<text:tab/>2</text:a></text:p>
          <text:p text:style-name="P130"><text:a xlink:type="simple" xlink:href="#__RefHeading___Toc6691_2423609131" text:style-name="Index_20_Link" text:visited-style-name="Index_20_Link">Enunciat EAC 5<text:tab/>2</text:a></text:p>
          <text:p text:style-name="P130"><text:a xlink:type="simple" xlink:href="#__RefHeading___Toc6689_2423609131" text:style-name="Index_20_Link" text:visited-style-name="Index_20_Link">Planificació<text:tab/>3</text:a></text:p>
          <text:p text:style-name="P141"><text:a xlink:type="simple" xlink:href="#__RefHeading___Toc6697_2423609131" text:style-name="Index_20_Link" text:visited-style-name="Index_20_Link">Consideracions sobre la planificació<text:tab/>4</text:a></text:p>
          <text:p text:style-name="P141"><text:a xlink:type="simple" xlink:href="#__RefHeading___Toc6709_2423609131" text:style-name="Index_20_Link" text:visited-style-name="Index_20_Link">Període 1: del 17/03 al 23/03<text:tab/>4</text:a></text:p>
          <text:p text:style-name="P141"><text:a xlink:type="simple" xlink:href="#__RefHeading___Toc6705_2423609131" text:style-name="Index_20_Link" text:visited-style-name="Index_20_Link">Període 2: del 23/03 al 30/03 (Cal fer lliurament al final del període)<text:tab/>4</text:a></text:p>
          <text:p text:style-name="P141"><text:a xlink:type="simple" xlink:href="#__RefHeading___Toc6703_2423609131" text:style-name="Index_20_Link" text:visited-style-name="Index_20_Link">Període 3: del 31/03 al 06/04 (Cal fer lliurament al final del període)<text:tab/>9</text:a></text:p>
          <text:p text:style-name="P141"><text:a xlink:type="simple" xlink:href="#__RefHeading___Toc6797_2423609131" text:style-name="Index_20_Link" text:visited-style-name="Index_20_Link">Període 4: del 07/04 al 17/04 (Cal fer lliurament al final del període)<text:tab/>12</text:a></text:p>
          <text:p text:style-name="P130"><text:a xlink:type="simple" xlink:href="#__RefHeading___Toc6839_2423609131" text:style-name="Index_20_Link" text:visited-style-name="Index_20_Link">Lliuraments<text:tab/>14</text:a></text:p>
          <text:p text:style-name="P130"><text:a xlink:type="simple" xlink:href="#__RefHeading___Toc6043_3512146126" text:style-name="Index_20_Link" text:visited-style-name="Index_20_Link">Criteris de correcció i ponderació<text:tab/>14</text:a></text:p>
          <text:p text:style-name="P141"><text:a xlink:type="simple" xlink:href="#__RefHeading___Toc6143_3512146126" text:style-name="Index_20_Link" text:visited-style-name="Index_20_Link">EAC5P1. Lliurament parcial del període 2 (15%)<text:tab/>14</text:a></text:p>
          <text:p text:style-name="P141"><text:a xlink:type="simple" xlink:href="#__RefHeading___Toc18632_3899650761" text:style-name="Index_20_Link" text:visited-style-name="Index_20_Link">EAC5P2. Lliurament parcial del període 3 (15%)<text:tab/>16</text:a></text:p>
          <text:p text:style-name="P141"><text:a xlink:type="simple" xlink:href="#__RefHeading___Toc6141_3512146126" text:style-name="Index_20_Link" text:visited-style-name="Index_20_Link">EAC5P3. Lliurament final en el període 4 (70%)<text:tab/>16</text:a></text:p>
        </text:index-body>
      </text:table-of-content>
      <text:p text:style-name="Encapçalament_20_1_20_EAC"><text:bookmark-start text:name="__RefHeading___Toc6685_2423609131"/>Presentació i resultats d'aprenentatge<text:bookmark-end text:name="__RefHeading___Toc6685_2423609131"/></text:p>
      <text:p text:style-name="Text_20_EAC">Aquest exercici d’avaluació continuada (EAC) <text:span text:style-name="T44">es correspon amb els continguts treballats a la cinquena unitat <text:s/>U5 </text:span><text:span text:style-name="T35"><text:s/>“Biblioteques. Proves. Recursivitat”. </text:span><text:span text:style-name="T44">Per resoldre-la però, cal haver assolit els continguts de la U4 que també caldrà posar en pràctica a aquí.</text:span></text:p>
      <text:p text:style-name="Text_20_EAC"><text:span text:style-name="T75">Els </text:span><text:span text:style-name="T33">resultats d'aprenentatge </text:span><text:span text:style-name="T75"><text:s/>que es plantegen són:</text:span></text:p>
      <text:list xml:id="list2276297368" text:style-name="L1">
        <text:list-item>
          <text:p text:style-name="P92">Escriu i prova programes senzills reconeixent i <text:s/>aplicant els fonaments de la programació modular. </text:p>
        </text:list-item>
        <text:list-item>
          <text:p text:style-name="P92">Modularitza correctament els programes realitzats. </text:p>
        </text:list-item>
        <text:list-item>
          <text:p text:style-name="P92">Realitza correctament les crides a funcions i la seva parametrització. </text:p>
        </text:list-item>
        <text:list-item>
          <text:p text:style-name="P92">Té en compte l'àmbit de les variables en les crides a les funcions </text:p>
        </text:list-item>
        <text:list-item>
          <text:p text:style-name="P92">Prova, depura, comenta i documenta els programes.</text:p>
        </text:list-item>
      </text:list>
      <text:p text:style-name="Encapçalament_20_1_20_EAC"><text:bookmark-start text:name="__RefHeading___Toc6695_2423609131"/>Criteris d’avaluació de l'EAC<text:bookmark-end text:name="__RefHeading___Toc6695_2423609131"/></text:p>
      <text:p text:style-name="Text_20_EAC">La puntuació màxima assignada a cada activitat s’indica a l’enunciat. </text:p>
      <text:p text:style-name="Text_20_EAC">Els criteris que es tindran en compte per avaluar el treball de l’alumnat són els següents:</text:p>
      <text:list xml:id="list3334750684" text:style-name="WW8Num27">
        <text:list-item>
          <text:p text:style-name="P89">Que faci el que es demana.</text:p>
        </text:list-item>
        <text:list-item>
          <text:p text:style-name="P89"><text:soft-page-break/>Que la descomposició dels problemes sigui correcta i adequada.</text:p>
          <text:list>
            <text:list-item>
              <text:p text:style-name="P89">La descomposició contempli la resolució completa del problema plantejat </text:p>
            </text:list-item>
            <text:list-item>
              <text:p text:style-name="P89">Tingui un nivell de detall (profunditat i descripció) adequat.</text:p>
            </text:list-item>
          </text:list>
        </text:list-item>
        <text:list-item>
          <text:p text:style-name="P89">Que s'hagin corregit els errors de compilació i funcioni.</text:p>
        </text:list-item>
        <text:list-item>
          <text:p text:style-name="P89">Que sigui codi ordenat, clar i fàcil de llegir: </text:p>
          <text:list>
            <text:list-item>
              <text:p text:style-name="P89">Tot codi ha de tenir una capçalera apropiada. <text:s/></text:p>
            </text:list-item>
            <text:list-item>
              <text:p text:style-name="P89">Tot el codi ha d'estar correctament indentat (tabulació adequada).</text:p>
            </text:list-item>
            <text:list-item>
              <text:p text:style-name="P89">Cal posar noms significatius a les variables i mètodes.</text:p>
            </text:list-item>
          </text:list>
        </text:list-item>
        <text:list-item>
          <text:p text:style-name="P89">Fer el lliurament en format .zip o .7z (NO s'admet el .rar)</text:p>
        </text:list-item>
      </text:list>
      <text:p text:style-name="Encapçalament_20_1_20_EAC"><text:bookmark-start text:name="__RefHeading___Toc6693_2423609131"/>Forma i dates de lliurament<text:bookmark-end text:name="__RefHeading___Toc6693_2423609131"/></text:p>
      <text:p text:style-name="Text_20_EAC">Un cop finalitzat l’exercici d’avaluació continuada s’ha d’enviar la solució a la bústia de <text:span text:style-name="T31">“M03B2 Lliurament</text:span> <text:span text:style-name="T31">EAC5PX”</text:span> de l'aula, dins del termini establert. La porció identificada per EAC5PX, representa un dels lliuraments parcials, planificats en aquest EAC (EAC5P1, EAC5P2, ...). <text:s/>Tingueu en compte que el sistema no permetrà fer lliuraments després de la data i hora indicades. </text:p>
      <text:p text:style-name="Text_20_EAC">Donada la importància d'aquest lliuraments, us demanem que si us cal lliurar diferents fitxers els empaqueteu tots en un fitxer de format zip o 7z. Les respostes que contemplin codi JAVA hauran de lliurar-se en els mateixos fitxers de codi compilables, creats amb l'IDE Netbeans, comprimits tots en el format abans indicat. Per la resta de respostes (si n’hi ha) caldrà usar aquest document.</text:p>
      <text:p text:style-name="Text_20_EAC"><text:span text:style-name="T19">El nom del fitxer que contingui la solució serà el següent: </text:span><text:span text:style-name="T20">DA2M3B2_EAC5PX_Cognom1_Inicial</text:span><text:span text:style-name="T24"> </text:span><text:span text:style-name="T25">del cognom2. On de nou la porció del nom corresponent a EAC5PX, referencia el lliurament parcial corresponent. </text:span><text:span text:style-name="T19">Els cognoms s’escriuran sense accents. Per exemple, l’estudiant </text:span><text:span text:style-name="T22">Joan García Santos</text:span><text:span text:style-name="T19"> posaria el següent nom al seu fitxer del segon lliurament parcial de l’EAC5</text:span><text:span text:style-name="T26">: </text:span><text:span text:style-name="T20">DA2M3B2_EAC5P2_Garcia_S</text:span><text:span text:style-name="T26">. </text:span></text:p>
      <text:p text:style-name="Text_20_EAC"><text:span text:style-name="T19">Substituïu </text:span><text:span text:style-name="T23">Nom i cognoms</text:span><text:span text:style-name="T19"> de la capçalera per les vostres dades personals.</text:span></text:p>
      <text:p text:style-name="P121"><text:span text:style-name="T19">El termini de lliurament de l’</text:span><text:span text:style-name="T21">EAC5P1 </text:span><text:span text:style-name="T19">finalitzarà a les </text:span><text:span text:style-name="T21">23:55 h </text:span><text:span text:style-name="T19">del dia 30/03</text:span><text:span text:style-name="T21">/2020</text:span><text:span text:style-name="T25">, el de l’</text:span><text:span text:style-name="T21">EAC5P2</text:span><text:span text:style-name="T25"> a les </text:span><text:span text:style-name="T21">23:55 h</text:span><text:span text:style-name="T25"> del dia 06</text:span><text:span text:style-name="T21">/04/2020</text:span><text:span text:style-name="T25"> i el de l’</text:span><text:span text:style-name="T21">EAC5P3</text:span><text:span text:style-name="T25"> a les 23:55 h del dia 17</text:span><text:span text:style-name="T21">/04/2020.</text:span><text:span text:style-name="T19"> Les propostes de solució de la primera part de l’EAC és publicarà el dia </text:span><text:span text:style-name="T21">01/04/2020</text:span><text:span text:style-name="T25">, la de la segona part el dia 08</text:span><text:span text:style-name="T21">/04/2020</text:span><text:span text:style-name="T25"> i la de la tercera, el dia 19</text:span><text:span text:style-name="T21">/04/2020</text:span><text:span text:style-name="T25">. Les qualificacions es mostraran els dies </text:span><text:span text:style-name="T21"><text:s/>03/04/2020</text:span><text:span text:style-name="T25">, 15</text:span><text:span text:style-name="T21">/04/2020</text:span><text:span text:style-name="T25"> i </text:span><text:span text:style-name="T21">22/04/2020 </text:span><text:span text:style-name="T25">respectivament per a les parts EAC5P1, EAC5P2 i EAC5P3.</text:span></text:p>
      <text:p text:style-name="P121"><text:span text:style-name="T25"/></text:p>
      <text:p text:style-name="P114"><text:bookmark-start text:name="__RefHeading___Toc6691_2423609131"/>Enunciat EAC 5<text:bookmark-end text:name="__RefHeading___Toc6691_2423609131"/></text:p>
      <text:p text:style-name="P77">Un cop desenvolupat, testejat i posat en producció el programa de gestió de les entrades i sortides de raïm; la família Castells, que està encantada amb la nostra feina, ens demana tot un seguit de noves funcionalitats.</text:p>
      <text:p text:style-name="P77">Aquestes funcionalitats tenen que veure amb el procés de de creació del vi a partir del raïm recollit al magatzem. El procés que segueix al família Castells per tal de fabricar els seus raïms es detalla a continuació.</text:p>
      <text:p text:style-name="P77">La família Castells elabora 3 productes:</text:p>
      <text:list xml:id="list2037917176" text:style-name="L2">
        <text:list-item>
          <text:p text:style-name="P115">Cava Castells: Brut Nature amb un 30% de macabeu, 50% de Xarel·lo i 20% de Parellada.</text:p>
        </text:list-item>
        <text:list-item>
          <text:p text:style-name="P115">Xarel·lo Castells: 100% Xarel·lo</text:p>
        </text:list-item>
        <text:list-item>
          <text:p text:style-name="P115"><text:soft-page-break/>Negre Castells: Elaborat amb 60% de Ull de llebre i 40% de Garnatxa</text:p>
        </text:list-item>
      </text:list>
      <text:p text:style-name="P77">Clar està que cada producte tindrà els seus propis processos <text:s/>com són la maceració, fermentació, envelliment, embotellament etc. El control d'aquests processos queda fora de l'objectiu d'aquesta segona ampliació del programa de gestió que ens han encomanat.</text:p>
      <text:p text:style-name="P77">El que si <text:s/>serà de vital importància és el fet que, per qualsevol dels productes descrits anteriorment,<text:span text:style-name="T31"> per cada 100 quilograms de raïm obtindrem 70 litres de producte</text:span>. També cal dir que la família Castells només embotella en ampolles de 75cl.</text:p>
      <text:p text:style-name="P77">Amb tota aquesta informació, la família Castells ens demanen les següents noves funcionalitats a incorporar al nostre programa informàtic.</text:p>
      <text:list xml:id="list2475348005" text:style-name="L3">
        <text:list-item>
          <text:p text:style-name="P116">Estimació Producció. Aquesta funcionalitat, demanarà a l'usuari per quin producte es voldrà fer la estimació i un cop introduït el producte (Cava, Blanc o Negre), mostrarà per pantalla quina quantitat d'ampolles es podrien produir amb la reserva actual de raïm. Aquesta funcionalitat no realitzarà cap modificació sobre les estructures que tenim.</text:p>
        </text:list-item>
        <text:list-item>
          <text:p text:style-name="P116">Produir i embotellar. Aquesta funcionalitat, demanarà també un dels 3 productes a produir i la quantitat d'ampolles. Amb aquesta informació, el sistema calcularà les quantitats exactes que calen de cada varietat. Aquesta funcionalitat realitzarà les següents accions sobre les variables que contenen informació sobre el magatzem:</text:p>
          <text:list>
            <text:list-item>
              <text:p text:style-name="P116">Es calcularà si hi ha suficient raïm per la quantitat d'ampolles demanades.</text:p>
            </text:list-item>
            <text:list-item>
              <text:p text:style-name="P116">Amb els càlculs realitzats, s'hauran de rebaixar les quantitats per les varietats implicades.</text:p>
            </text:list-item>
            <text:list-item>
              <text:p text:style-name="P116">S'incrementarà els estocs actuals d'ampolles pel producte produït.</text:p>
            </text:list-item>
          </text:list>
        </text:list-item>
      </text:list>
      <text:p text:style-name="P77">Per poder gestionar aquests processos de producció, necessitarem les següents variables:</text:p>
      <text:p text:style-name="P77">Productes. Aquest array d'Strings contindrà els productes que elabora la família Castells. La seva declaració seria:</text:p>
      <text:p text:style-name="P87"><text:bookmark-start text:name="__DdeLink__3743_434686238"/>String [] aProducte= {"Cava Castells","Blanc Castells","Negre Castells"};<text:bookmark-end text:name="__DdeLink__3743_434686238"/></text:p>
      <text:p text:style-name="P77">Cupatges: Per tenir la informació sobre els % de les diferents varietats de cada producte, tindrem una matriu des dos dimensions on la primera dimensió es referirà al producte i la segona dimensió a la varietat. Així tindrem, en el nostre cas una matriu de 3x5. Cada posició [i][j] de la matriu contindrà el % de la varietat j pel producte i. La seva declaració seria:</text:p>
      <text:p text:style-name="P87">int [][] mCupatge={{0,0,30,50,20},{0,0,100,0,0},{60,40,0,0,0}};</text:p>
      <text:p text:style-name="P77"/>
      <text:p text:style-name="P77">Per poder controlar aquesta producció serà necessària la creació d'una nova variable que guardi informació sobre les ampolles produïdes de cada producte. En aquest cas el que farem serà crear un array d'enters que contindrà les ampolles produides de cada Producte. La declaració seria:</text:p>
      <text:p text:style-name="P88">i<text:bookmark-start text:name="__DdeLink__3745_434686238"/>nt [] aProduccio={0,0,0};<text:bookmark-end text:name="__DdeLink__3745_434686238"/></text:p>
      <text:p text:style-name="P23"/>
      <text:p text:style-name="Encapçalament_20_1_20_EAC"><text:bookmark-start text:name="__RefHeading___Toc6689_2423609131"/>Planificació<text:bookmark-end text:name="__RefHeading___Toc6689_2423609131"/></text:p>
      <text:p text:style-name="Text_20_EAC"/>
      <text:p text:style-name="P122"><text:bookmark-start text:name="__RefHeading___Toc6697_2423609131"/><text:soft-page-break/>Consideracions sobre la planificació<text:bookmark-end text:name="__RefHeading___Toc6697_2423609131"/></text:p>
      <text:p text:style-name="Text_20_EAC">Abans de començar a implementar l’aplicació demanada i a fi de garantir l’èxit de la implementació, cal que seguiu els passos que se us detallen aquí en l’ordre que se us indica i feu els lliuraments parcials corresponents abans de la data màxima indicada.</text:p>
      <text:p text:style-name="Text_20_EAC">En aquesta planificació s’han tingut en compte, a més del temps dedicat a realitzar la implementació, també les lectures i exercicis que haureu de realitzar per assolir els coneixements necessaris.</text:p>
      <text:p text:style-name="Text_20_EAC">La planificació consta de tasques que heu d’anar fent. La majoria d’elles, a excepció de les relacionades amb l’enunciat de l’EAC, no les haureu de lliurar ja que són lectures o exercicis autoavaluatius. Hi ha però 3 tasques directament relacionades amb aquest EAC que haureu de lliurar.</text:p>
      <text:p text:style-name="Text_20_EAC">Les tasques s’han agrupat en períodes que duren entre 7 i 10 dies per tal que tingueu certa flexibilitat a l’hora d’organitzar-vos. Heu de ser especialment curosos amb e<text:span text:style-name="T27">l període 2, el període 3 i el període 4, doncs són els períodes en els que haureu de fer els lliur</text:span>aments de les vostres solucions a l’EAC. <text:s/>No serà possible atorgar cap pròrroga en cap dels lliuraments, ja que dos dies després del lliurament sortirà la solució. En el cas de les solucions a les parts de l’EAC5 demanades en el <text:span text:style-name="T27">període 3 i 4</text:span>, podreu fer-les servir si ho desitgeu, en la solució final. <text:s/>Consulteu les dates de lliurament a l’apartat <text:span text:style-name="T39">lliuraments</text:span> d’aquest mateix document.</text:p>
      <text:p text:style-name="Encapcalament_20_2_20_EAC"><text:bookmark-start text:name="__RefHeading___Toc6709_2423609131"/><text:span text:style-name="T51">Període 1: del </text:span><text:span text:style-name="T52">17/03 al 23/03</text:span><text:bookmark-end text:name="__RefHeading___Toc6709_2423609131"/></text:p>
      <text:list xml:id="list3967278176" text:style-name="Numbering_20_1">
        <text:list-item>
          <text:h text:style-name="text_20_tasca_20_1_20_EAC" text:outline-level="1">Llegiu els apartats 1.1 i 1.2 de la unitat 5 i realitzeu els reptes 1, 2 i 3.</text:h>
        </text:list-item>
        <text:list-item>
          <text:h text:style-name="text_20_tasca_20_1_20_EAC" text:outline-level="1">Llegiu i feu els exercicis proposats <text:a xlink:type="simple" xlink:href="http://eines.ioc.cat/wikimat/add/m03b2/docs/html/A406_errorsIDepuracio.html#slc-toStart" text:style-name="Internet_20_link" text:visited-style-name="Visited_20_Internet_20_Link">sobre errors i tècniques per depurar-los</text:a></text:h>
        </text:list-item>
        <text:list-item>
          <text:h text:style-name="text_20_tasca_20_1_20_EAC" text:outline-level="1">Llegiu l’apartat 1.3 i feu el repte 4.</text:h>
        </text:list-item>
      </text:list>
      <text:p text:style-name="Tetxt_20_tasca_20_2_20_EAC"/>
      <text:p text:style-name="Encapcalament_20_2_20_EAC"><text:bookmark-start text:name="__RefHeading___Toc6705_2423609131"/><text:span text:style-name="T50">Període 2: del </text:span><text:span text:style-name="T59">23/03 al 30/03 (Cal fer lliurament al final del període)</text:span><text:bookmark-end text:name="__RefHeading___Toc6705_2423609131"/></text:p>
      <text:list xml:id="list101420994466688" text:continue-list="list3967278176" text:style-name="Numbering_20_1">
        <text:list-item text:start-value="1">
          <text:h text:style-name="P123" text:outline-level="1" text:restart-numbering="true" text:start-value="-1">Llegiu l’apartat 1.4. i feu els repte 5</text:h>
        </text:list-item>
        <text:list-item>
          <text:h text:style-name="P125" text:outline-level="1"><text:span text:style-name="T35">(LLIURABLE)</text:span><text:span text:style-name="T27">. Una de les formes de programar més utilitzades i que permet un treball en equip més eficient és la que separa les parts d’una aplicació en diferents biblioteques amb un propòsit ben específic. L’aplicació de gestió producció de la família Castells no és una excepció i en aquest període començarem a implementar aquelles biblioteques que ens serviran per arribar a programar-la.</text:span></text:h>
        </text:list-item>
      </text:list>
      <text:p text:style-name="P83">El que farem en aquesta tasca serà crear una biblioteca <text:span text:style-name="T31">GestioProduccio</text:span>.<text:span text:style-name="T31">java</text:span> on desenvoluparem algunes funcions que ens seran molt útils durant el periode 4. Dels quatre mètodes que tindrà inicialment, hi ha <text:span text:style-name="T117">tres</text:span> mètodes, el codi dels quals, ja us facilitem. Aquests <text:span text:style-name="T117">tres</text:span> mètodes són:</text:p>
      <text:p text:style-name="P84">calculaLitres(int [] aCup, int [] mQuant)→ <text:span text:style-name="T46">A partir d'una array amb els % del producte a produir i l'array de Quantitats al magatzem, aquest mètode retornarà el nombre màxim de litres que es poden produir d'aquell producte. Aquest mètode el que fa és buscar la relació mínima entre les quantitats disponibles i els percentatges per varietat i aplicar aquesta relació per a totes les varietats.</text:span></text:p>
      <text:p text:style-name="Tetxt_20_tasca_20_2_20_EAC"><text:soft-page-break/><text:span text:style-name="T31">public </text:span><text:span text:style-name="T14">static</text:span><text:span text:style-name="T31"> int[] calculaQuilogramsLitres(int litres, int []aCup ) → </text:span><text:span text:style-name="T46">Aquest mètode a partir dels litres i de l'array amb els % del producte que es vol produir, retornarà un array amb els quilograms que fan falta de cada varietat per aconseguir els litres passats per paràmetre.</text:span></text:p>
      <text:p text:style-name="P140"><text:span text:style-name="T32">p</text:span><text:span text:style-name="T31">ublic static void mostraProduccio( </text:span><text:span text:style-name="T35">String</text:span><text:span text:style-name="T36">[]</text:span><text:span text:style-name="T35"> aProd</text:span><text:span text:style-name="T36">ucte</text:span><text:span text:style-name="T35">, </text:span><text:span text:style-name="T37">int</text:span><text:span text:style-name="T36">[] aProduccio</text:span><text:span text:style-name="T35">)→ </text:span><text:span text:style-name="T44">Aquest mètode </text:span><text:span text:style-name="T45">mostra per pantalla una llista amb el nombre d’ampolles produïdes per cada producte.</text:span></text:p>
      <text:p text:style-name="P85">A partir d'aquests dos mètodes, se us demana que implementeu els següents mètodes:</text:p>
      <text:p text:style-name="P84">public static int posicioProducte(String prod, String<text:span text:style-name="T118">[]</text:span> aProd) → <text:span text:style-name="T46">Aquest mètode, similar al que vau crear per l'EAC4, trobarà la posició del producte rebut per paràmetre dins l'array de productes.</text:span></text:p>
      <text:p text:style-name="P84">public static <text:s/>int <text:s/>calculaAmpolles(String producte, String<text:span text:style-name="T118">[]</text:span> aProd, int [][] mCup, <text:s/>int [] mQuant) → <text:span text:style-name="T46">A partir del producte que es vol elaborar, de l'array de productes de la empresa, de la matriu de % de varietats i l'array de quantitats disponibles al magatzem; el mètode retornarà el nombre màxim d'ampolles que es poden produir d'aquell producte. Per resoldre-la, haureu de fer servir el mètode calculaLitres i a partir dels litres obtinguts fer la conversió de litres a ampolles sabent que una ampolla té 0,75 litres. Dins d'aquest mètode haureu de trobar la posició que ocupa el producte dins l'array de productes. Amb la posició trobada haureu de extreure de la matriu de cupatges,</text:span><text:span text:style-name="T48"> l’array corresponent als percentatges del producte trobat, és a dir, tota la fila de percentatges que es troba a la posició del producte cercat. Aquesta tècnica va quedar explicada en el documen</text:span><text:span text:style-name="T46">t “</text:span><text:a xlink:type="simple" xlink:href="http://eines.ioc.cat/wikimat/add/m03b2/docs/C49_ADD_M03B2_arrays.pdf" text:style-name="Internet_20_link" text:visited-style-name="Visited_20_Internet_20_Link"><text:span text:style-name="T46">Contingut bàsic sobre Arrays o Vectors”</text:span></text:a><text:span text:style-name="T46">, que vau poder consultar durant el Període 3. Dins l'apartat <text:s/>d'</text:span><text:span text:style-name="T41">Array multidimensionals</text:span><text:span text:style-name="T46">, concretament a l'apartat </text:span><text:span text:style-name="T41">Accés als elements, </text:span><text:span text:style-name="T43">s'explica com accedir a una part de la col·lecció en forma d'array.</text:span></text:p>
      <text:p text:style-name="P84"/>
      <text:p text:style-name="Tetxt_20_tasca_20_2_20_EAC"><text:span text:style-name="T53">public static int[] calculaQuilogramsAmpolles(int ampolles,String producte, String [] aProd, int [][] mCup )</text:span><text:span text:style-name="T54"> </text:span>→ A partir del producte que es vol elaborar, la quantitat d'ampolles que volem, del arrays de productes i de la matriu de Cupatge, el mètode retornarà un array amb els quilograms necessaris de cada varietat par elaborar el nombre d'ampolles especificat. Per això s'haurà de fer servir el mètode <text:s/><text:span text:style-name="T56">calculaQuilogramsLitres </text:span><text:span text:style-name="T57">fent previament la conversió d'ampolles a litres.</text:span><text:span text:style-name="T56"> </text:span></text:p>
      <text:h text:style-name="P126" text:outline-level="1"><text:tab/><text:span text:style-name="T48">A continuació teniu el codi de la classe <text:s/></text:span><text:span text:style-name="T34">GestioProduccio.java </text:span><text:span text:style-name="T48">de la que podeu partir per fer fer l'exercici.</text:span></text:h>
      <text:p text:style-name="P85"/>
      <table:table table:name="Taula21" table:style-name="Taula21">
        <table:table-column table:style-name="Taula21.A"/>
        <table:table-row>
          <table:table-cell table:style-name="Taula21.A1" office:value-type="string">
            <text:p text:style-name="P93"><text:bookmark-start text:name="__DdeLink__3811_434686238"/><text:bookmark-start text:name="__DdeLink__3808_434686238"/><text:span text:style-name="T107">import</text:span><text:span text:style-name="T65"> </text:span><text:span text:style-name="T66">java.util</text:span><text:span text:style-name="T65">.*;</text:span></text:p>
            <text:p text:style-name="P95"><text:s/></text:p>
            <text:p text:style-name="P98"><text:span text:style-name="T105">public</text:span><text:span text:style-name="T49"> </text:span><text:span text:style-name="T105">class</text:span><text:span text:style-name="T49"> GestioProduccio {</text:span></text:p>
            <text:p text:style-name="P98"><text:span text:style-name="T68"><text:s text:c="4"/></text:span><text:span text:style-name="T105">static</text:span><text:span text:style-name="T49"> </text:span><text:span text:style-name="T105">final</text:span><text:span text:style-name="T49"> </text:span><text:span text:style-name="T105">double</text:span><text:span text:style-name="T49"> </text:span><text:span text:style-name="T111">relQuiLitres</text:span><text:span text:style-name="T49">=0.7; </text:span><text:span text:style-name="T112">//</text:span><text:span text:style-name="T113">Relació</text:span><text:span text:style-name="T112"> </text:span><text:span text:style-name="T113">entre</text:span><text:span text:style-name="T112"> </text:span><text:span text:style-name="T113">quilograms</text:span><text:span text:style-name="T112"> i </text:span><text:span text:style-name="T113">litres</text:span></text:p>
            <text:p text:style-name="P98"><text:span text:style-name="T68"><text:s text:c="4"/></text:span><text:span text:style-name="T105">static</text:span><text:span text:style-name="T49"> </text:span><text:span text:style-name="T105">final</text:span><text:span text:style-name="T49"> </text:span><text:span text:style-name="T105">double</text:span><text:span text:style-name="T49"> </text:span><text:span text:style-name="T111">capacitatApolla</text:span><text:span text:style-name="T49">=0.75; </text:span></text:p>
            <text:p text:style-name="P98"/>
            <text:p text:style-name="P98"><text:span text:style-name="T49"><text:s text:c="4"/></text:span><text:span text:style-name="T112">/*</text:span><text:span text:style-name="T113">Mètode</text:span><text:span text:style-name="T112"> </text:span><text:span text:style-name="T113">que</text:span><text:span text:style-name="T112"> </text:span><text:span text:style-name="T113">calcular</text:span><text:span text:style-name="T112"> els </text:span><text:span text:style-name="T113">litres</text:span><text:span text:style-name="T112"> </text:span><text:span text:style-name="T113">màximes</text:span><text:span text:style-name="T112"> </text:span><text:span text:style-name="T113">que</text:span><text:span text:style-name="T112"> </text:span><text:span text:style-name="T113">es</text:span><text:span text:style-name="T112"> </text:span><text:span text:style-name="T113">poden</text:span><text:span text:style-name="T112"> </text:span><text:span text:style-name="T113">produir</text:span></text:p>
            <text:p text:style-name="P100"><text:s text:c="6"/>a <text:span text:style-name="T115">partir</text:span> <text:span text:style-name="T115">dels</text:span> % d'un <text:span text:style-name="T115">producte</text:span> i <text:span text:style-name="T115">les</text:span> <text:span text:style-name="T115">quantitats</text:span> <text:span text:style-name="T115">acumulades</text:span> <text:span text:style-name="T115">al</text:span> <text:span text:style-name="T115">magatzem</text:span> */</text:p>
            <text:p text:style-name="P98"><text:span text:style-name="T68"><text:s text:c="4"/></text:span><text:span text:style-name="T105">public</text:span><text:span text:style-name="T49"> </text:span><text:span text:style-name="T105">static</text:span><text:span text:style-name="T49"> </text:span><text:span text:style-name="T105">int</text:span><text:span text:style-name="T49"> <text:s/>calculaLitres(</text:span><text:span text:style-name="T105">int</text:span><text:span text:style-name="T49"> [] </text:span><text:span text:style-name="T108">aCup</text:span><text:span text:style-name="T49">, </text:span><text:span text:style-name="T105">int</text:span><text:span text:style-name="T49"> [] </text:span><text:span text:style-name="T108">mQuant</text:span><text:span text:style-name="T49">) {</text:span></text:p>
            <text:p text:style-name="P98"><text:span text:style-name="T49"><text:s text:c="8"/></text:span><text:span text:style-name="T105">double</text:span><text:span text:style-name="T49"> </text:span><text:span text:style-name="T108">minDiv</text:span><text:span text:style-name="T49">=0;</text:span></text:p>
            <text:p text:style-name="P98"><text:span text:style-name="T49"><text:s text:c="8"/></text:span><text:span text:style-name="T105">double</text:span><text:span text:style-name="T49"> </text:span><text:span text:style-name="T108">div</text:span><text:span text:style-name="T49">;</text:span></text:p>
            <text:p text:style-name="P98"><text:span text:style-name="T49"><text:s text:c="8"/></text:span><text:span text:style-name="T105">double</text:span><text:span text:style-name="T49"> </text:span><text:span text:style-name="T108">quilosAcum</text:span><text:span text:style-name="T49">=0;</text:span></text:p>
            <text:p text:style-name="P98"><text:span text:style-name="T49"><text:s text:c="8"/></text:span><text:span text:style-name="T105">for</text:span><text:span text:style-name="T49"> (</text:span><text:span text:style-name="T105">int</text:span><text:span text:style-name="T49"> </text:span><text:span text:style-name="T108">i</text:span><text:span text:style-name="T49">=0; </text:span><text:span text:style-name="T108">i</text:span><text:span text:style-name="T49">&lt;</text:span><text:span text:style-name="T108">aCup</text:span><text:span text:style-name="T49">.</text:span><text:span text:style-name="T110">length</text:span><text:span text:style-name="T49">;</text:span><text:span text:style-name="T108">i</text:span><text:span text:style-name="T49">++) { </text:span></text:p>
            <text:p text:style-name="P98"><text:span text:style-name="T68"><text:s text:c="12"/></text:span><text:span text:style-name="T105">if</text:span><text:span text:style-name="T49"> (</text:span><text:span text:style-name="T108">aCup</text:span><text:span text:style-name="T49">[</text:span><text:span text:style-name="T108">i</text:span><text:span text:style-name="T49">]&gt;0){</text:span></text:p>
            <text:p text:style-name="P98"><text:span text:style-name="T49"><text:s text:c="16"/></text:span><text:span text:style-name="T108">div</text:span><text:span text:style-name="T49">=</text:span><text:span text:style-name="T108">mQuant</text:span><text:span text:style-name="T49">[</text:span><text:span text:style-name="T108">i</text:span><text:span text:style-name="T49">]/</text:span><text:span text:style-name="T108">aCup</text:span><text:span text:style-name="T49">[</text:span><text:span text:style-name="T108">i</text:span><text:span text:style-name="T49">];</text:span></text:p>
            <text:p text:style-name="P99"><text:span text:style-name="T68"><text:s text:c="16"/></text:span><text:span text:style-name="T105">if</text:span><text:span text:style-name="T49"> (</text:span><text:span text:style-name="T108">div</text:span><text:span text:style-name="T49">&lt;</text:span><text:span text:style-name="T108">minDiv</text:span><text:span text:style-name="T49"> || </text:span><text:span text:style-name="T108">minDiv</text:span><text:span text:style-name="T49">==0) {</text:span></text:p>
            <text:p text:style-name="P99"><text:span text:style-name="T49"><text:s text:c="20"/></text:span><text:span text:style-name="T108">minDiv</text:span><text:span text:style-name="T49">=</text:span><text:span text:style-name="T108">div</text:span><text:span text:style-name="T49">;</text:span></text:p>
            <text:p text:style-name="P96"><text:s text:c="16"/>}</text:p>
            <text:p text:style-name="P96"><text:soft-page-break/><text:s text:c="12"/>}</text:p>
            <text:p text:style-name="P96"><text:s text:c="8"/>}<text:tab/><text:tab/><text:tab/></text:p>
            <text:p text:style-name="P99"><text:span text:style-name="T68"><text:s text:c="8"/></text:span><text:span text:style-name="T105">for</text:span><text:span text:style-name="T49"> (</text:span><text:span text:style-name="T105">int</text:span><text:span text:style-name="T49"> </text:span><text:span text:style-name="T108">j</text:span><text:span text:style-name="T49">=0; </text:span><text:span text:style-name="T108">j</text:span><text:span text:style-name="T49">&lt;</text:span><text:span text:style-name="T108">aCup</text:span><text:span text:style-name="T49">.</text:span><text:span text:style-name="T110">length</text:span><text:span text:style-name="T49">;</text:span><text:span text:style-name="T108">j</text:span><text:span text:style-name="T49">++) {</text:span></text:p>
            <text:p text:style-name="P99"><text:span text:style-name="T49"><text:s text:c="12"/></text:span><text:span text:style-name="T108">quilosAcum</text:span><text:span text:style-name="T49">=</text:span><text:span text:style-name="T108">quilosAcum</text:span><text:span text:style-name="T49">+</text:span><text:span text:style-name="T108">aCup</text:span><text:span text:style-name="T49">[</text:span><text:span text:style-name="T108">j</text:span><text:span text:style-name="T49">]*</text:span><text:span text:style-name="T108">minDiv</text:span><text:span text:style-name="T49">;</text:span></text:p>
            <text:p text:style-name="P96"><text:s text:c="8"/>}</text:p>
            <text:p text:style-name="P99"><text:span text:style-name="T68"><text:s text:c="8"/></text:span></text:p>
            <text:p text:style-name="P99"><text:span text:style-name="T68"><text:s text:c="8"/></text:span><text:span text:style-name="T105">return</text:span><text:span text:style-name="T49"> (</text:span><text:span text:style-name="T105">int</text:span><text:span text:style-name="T49">) Math.</text:span><text:span text:style-name="T67">round</text:span><text:span text:style-name="T49">(</text:span><text:span text:style-name="T108">quilosAcum</text:span><text:span text:style-name="T49">*</text:span><text:span text:style-name="T111">relQuiLitres</text:span><text:span text:style-name="T49">);<text:tab/> </text:span></text:p>
            <text:p text:style-name="P96"><text:s text:c="4"/>}</text:p>
            <text:p text:style-name="P95"/>
            <text:p text:style-name="P98"><text:span text:style-name="T49"><text:s text:c="4"/></text:span><text:span text:style-name="T112">/*</text:span><text:span text:style-name="T113">Mètode</text:span><text:span text:style-name="T112"> </text:span><text:span text:style-name="T113">que</text:span><text:span text:style-name="T112"> </text:span><text:span text:style-name="T113">ens</text:span><text:span text:style-name="T112"> </text:span><text:span text:style-name="T113">retornarà</text:span><text:span text:style-name="T112"> els </text:span><text:span text:style-name="T113">quilograms</text:span><text:span text:style-name="T112"> </text:span><text:span text:style-name="T113">necessaris</text:span><text:span text:style-name="T112"> per </text:span><text:span text:style-name="T113">elaborar</text:span><text:span text:style-name="T112"> els </text:span><text:span text:style-name="T113">litres</text:span></text:p>
            <text:p text:style-name="P100"><text:s text:c="6"/>i % <text:span text:style-name="T115">rebuts</text:span>. */</text:p>
            <text:p text:style-name="P99"><text:span text:style-name="T68"><text:s text:c="4"/></text:span><text:span text:style-name="T105">public</text:span><text:span text:style-name="T49"> </text:span><text:span text:style-name="T105">static</text:span><text:span text:style-name="T49"> </text:span><text:span text:style-name="T105">int</text:span><text:span text:style-name="T49">[] calculaQuilogramsLitres(</text:span><text:span text:style-name="T105">int</text:span><text:span text:style-name="T49"> </text:span><text:span text:style-name="T108">litres</text:span><text:span text:style-name="T49">, </text:span><text:span text:style-name="T105">int</text:span><text:span text:style-name="T49">[] </text:span><text:span text:style-name="T108">aCup</text:span><text:span text:style-name="T49"> ) {</text:span></text:p>
            <text:p text:style-name="P99"><text:span text:style-name="T68"><text:s text:c="8"/></text:span><text:span text:style-name="T105">int</text:span><text:span text:style-name="T49"> [] </text:span><text:span text:style-name="T108">mRes</text:span><text:span text:style-name="T49">={0,0,0,0,0};</text:span></text:p>
            <text:p text:style-name="P99"><text:span text:style-name="T68"><text:s text:c="8"/></text:span><text:span text:style-name="T105">int</text:span><text:span text:style-name="T49"> </text:span><text:span text:style-name="T108">quilos</text:span><text:span text:style-name="T49">=(</text:span><text:span text:style-name="T105">int</text:span><text:span text:style-name="T49">) Math.</text:span><text:span text:style-name="T67">round</text:span><text:span text:style-name="T49">(</text:span><text:span text:style-name="T108">litres</text:span><text:span text:style-name="T49">*(1/</text:span><text:span text:style-name="T111">relQuiLitres</text:span><text:span text:style-name="T49">));</text:span></text:p>
            <text:p text:style-name="P99"><text:span text:style-name="T68"><text:s text:c="8"/></text:span><text:span text:style-name="T105">for</text:span><text:span text:style-name="T49"> (</text:span><text:span text:style-name="T105">int</text:span><text:span text:style-name="T49"> </text:span><text:span text:style-name="T108">i</text:span><text:span text:style-name="T49">=1;</text:span><text:span text:style-name="T108">i</text:span><text:span text:style-name="T49">&lt;</text:span><text:span text:style-name="T108">aCup</text:span><text:span text:style-name="T49">.</text:span><text:span text:style-name="T110">length</text:span><text:span text:style-name="T49">;</text:span><text:span text:style-name="T108">i</text:span><text:span text:style-name="T49">++) {</text:span></text:p>
            <text:p text:style-name="P99"><text:span text:style-name="T68"><text:s text:c="12"/></text:span><text:span text:style-name="T108">mRes</text:span><text:span text:style-name="T49">[</text:span><text:span text:style-name="T108">i</text:span><text:span text:style-name="T49">]=(</text:span><text:span text:style-name="T105">int</text:span><text:span text:style-name="T49">) Math.</text:span><text:span text:style-name="T67">round</text:span><text:span text:style-name="T49">(</text:span><text:span text:style-name="T108">quilos</text:span><text:span text:style-name="T49">*(</text:span><text:span text:style-name="T108">aCup</text:span><text:span text:style-name="T49">[</text:span><text:span text:style-name="T108">i</text:span><text:span text:style-name="T49">])/100);</text:span></text:p>
            <text:p text:style-name="P96"><text:span text:style-name="T31"><text:s text:c="8"/></text:span>}<text:tab/><text:tab/></text:p>
            <text:p text:style-name="P99"><text:span text:style-name="T68"><text:s text:c="8"/></text:span><text:span text:style-name="T105">return</text:span><text:span text:style-name="T49"> </text:span><text:span text:style-name="T108">mRes</text:span><text:span text:style-name="T49">;</text:span></text:p>
            <text:p text:style-name="P95"><text:s text:c="4"/>}</text:p>
            <text:p text:style-name="P95"/>
            <text:p text:style-name="P94"><text:span text:style-name="T28"><text:s text:c="4"/></text:span><text:span text:style-name="T90">public</text:span><text:span text:style-name="T105"> </text:span><text:span text:style-name="T90">static</text:span><text:span text:style-name="T105"> void mostraProduccio(String[] aProducte, int[] aProduccio) </text:span><text:span text:style-name="T83">{</text:span></text:p>
            <text:p text:style-name="P105"><text:s text:c="8"/><text:span text:style-name="T85">System</text:span><text:span text:style-name="T87">.</text:span>out<text:span text:style-name="T87">.</text:span>println<text:span text:style-name="T87">(</text:span><text:span text:style-name="T119">" Producte <text:s text:c="12"/>ampolles"</text:span><text:span text:style-name="T87">)</text:span><text:span text:style-name="T76">;</text:span></text:p>
            <text:p text:style-name="P105"><text:s text:c="8"/><text:span text:style-name="T85">System</text:span><text:span text:style-name="T87">.</text:span>out<text:span text:style-name="T87">.</text:span>println<text:span text:style-name="T87">(</text:span><text:span text:style-name="T119">"--------------------------------"</text:span><text:span text:style-name="T87">)</text:span><text:span text:style-name="T76">;</text:span></text:p>
            <text:p text:style-name="P105"><text:s text:c="8"/><text:span text:style-name="T88">for</text:span> <text:span text:style-name="T87">(</text:span><text:span text:style-name="T84">int</text:span> i<text:span text:style-name="T87">=</text:span><text:span text:style-name="T121">0</text:span><text:span text:style-name="T76">;</text:span> i<text:span text:style-name="T87">&lt;</text:span>aProducte<text:span text:style-name="T87">.</text:span>length<text:span text:style-name="T76">;</text:span> i<text:span text:style-name="T87">++)</text:span><text:span text:style-name="T76">{</text:span></text:p>
            <text:p text:style-name="P105"><text:s text:c="12"/><text:span text:style-name="T85">System</text:span><text:span text:style-name="T87">.</text:span>out<text:span text:style-name="T87">.</text:span>println<text:span text:style-name="T87">(</text:span><text:span text:style-name="T85">String</text:span><text:span text:style-name="T87">.</text:span>format<text:span text:style-name="T87">(</text:span><text:span text:style-name="T119">" %-20s <text:s/>%5d"</text:span><text:span text:style-name="T87">,</text:span> aProducte<text:span text:style-name="T87">[</text:span>i<text:span text:style-name="T87">],</text:span> aProduccio<text:span text:style-name="T87">[</text:span>i<text:span text:style-name="T87">]))</text:span><text:span text:style-name="T76">;</text:span></text:p>
            <text:p text:style-name="P105"><text:s text:c="8"/><text:span text:style-name="T76">}</text:span></text:p>
            <text:p text:style-name="P109"><text:s text:c="4"/><text:span text:style-name="T76">}</text:span><text:bookmark-start text:name="__DdeLink__3707_434686238"/><text:bookmark-end text:name="__DdeLink__3707_434686238"/></text:p>
            <text:p text:style-name="P91"><text:span text:style-name="T112"><text:s text:c="4"/>/*</text:span><text:span text:style-name="T113">Mètode</text:span><text:span text:style-name="T112"> </text:span><text:span text:style-name="T114">posicioProducte</text:span><text:span text:style-name="T49"> <text:s/></text:span><text:span text:style-name="T113">a desenvolupar</text:span><text:span text:style-name="T112">.*/</text:span><text:span text:style-name="T49"><text:tab/></text:span></text:p>
            <text:p text:style-name="P99"><text:span text:style-name="T68"><text:s text:c="4"/></text:span><text:span text:style-name="T105">public</text:span><text:span text:style-name="T49"> </text:span><text:span text:style-name="T105">static</text:span><text:span text:style-name="T49"> </text:span><text:span text:style-name="T105">int</text:span><text:span text:style-name="T49"> posicioProducte( </text:span><text:span text:style-name="T105">String</text:span><text:span text:style-name="T49"> </text:span><text:span text:style-name="T108">prod</text:span><text:span text:style-name="T49">, </text:span><text:span text:style-name="T105">String</text:span><text:span text:style-name="T73">[]</text:span><text:span text:style-name="T49"> </text:span><text:span text:style-name="T108">aProd</text:span><text:span text:style-name="T49">) {</text:span></text:p>
            <text:p text:style-name="P95"><text:s text:c="4"/><text:tab/></text:p>
            <text:p text:style-name="P96"><text:span text:style-name="T31"><text:s text:c="4"/></text:span>}</text:p>
            <text:p text:style-name="P95"><text:tab/></text:p>
            <text:p text:style-name="P90"><text:span text:style-name="T112"><text:s text:c="4"/>/*</text:span><text:span text:style-name="T113">Mètode</text:span><text:span text:style-name="T112"> </text:span><text:span text:style-name="T114">calculaAmpolles </text:span><text:span text:style-name="T113">a desenvolupar</text:span><text:span text:style-name="T112">.*/</text:span></text:p>
            <text:p text:style-name="P99"><text:span text:style-name="T68"><text:s text:c="4"/></text:span><text:span text:style-name="T105">public</text:span><text:span text:style-name="T49"> </text:span><text:span text:style-name="T105">static</text:span><text:span text:style-name="T49"> <text:s/></text:span><text:span text:style-name="T105">int</text:span><text:span text:style-name="T49"> <text:s/>calculaAmpolles( </text:span><text:span text:style-name="T105">String</text:span><text:span text:style-name="T49"> </text:span><text:span text:style-name="T108">producte</text:span><text:span text:style-name="T49">, </text:span><text:span text:style-name="T105">String</text:span><text:span text:style-name="T73">[]</text:span><text:span text:style-name="T49"> </text:span><text:span text:style-name="T108">aProd</text:span><text:span text:style-name="T49">, </text:span></text:p>
            <text:p text:style-name="P98"><text:span text:style-name="T68"><text:s text:c="50"/></text:span><text:span text:style-name="T105">int</text:span><text:span text:style-name="T49"> [][] </text:span><text:span text:style-name="T108">mCup</text:span><text:span text:style-name="T49">, <text:s/></text:span><text:span text:style-name="T105">int</text:span><text:span text:style-name="T49"> [] </text:span><text:span text:style-name="T108">mQuant</text:span><text:span text:style-name="T49">) {</text:span></text:p>
            <text:p text:style-name="P95"><text:tab/><text:tab/></text:p>
            <text:p text:style-name="P96"><text:span text:style-name="T31"><text:s text:c="4"/></text:span>}</text:p>
            <text:p text:style-name="P95"/>
            <text:p text:style-name="P91"><text:span text:style-name="T69"><text:s text:c="4"/></text:span><text:span text:style-name="T112">/*</text:span><text:span text:style-name="T113">Mètode </text:span><text:span text:style-name="T114">calculaQuilogramsAmpolles</text:span><text:span text:style-name="T112"> </text:span><text:span text:style-name="T113">a desenvolupar</text:span><text:span text:style-name="T112">.*/</text:span><text:tab/><text:span text:style-name="T69"> <text:s text:c="3"/></text:span></text:p>
            <text:p text:style-name="P91"><text:span text:style-name="T69"><text:s text:c="4"/></text:span><text:span text:style-name="T106">public</text:span><text:span text:style-name="T71"> </text:span><text:span text:style-name="T106">static</text:span><text:span text:style-name="T71"> </text:span><text:span text:style-name="T106">int</text:span><text:span text:style-name="T71">[] calculaQuilogramsAmpolles(</text:span><text:span text:style-name="T106">int</text:span><text:span text:style-name="T71"> </text:span><text:span text:style-name="T109">ampolles</text:span><text:span text:style-name="T71">, </text:span><text:span text:style-name="T106">String</text:span><text:span text:style-name="T71"> </text:span><text:span text:style-name="T109">producte</text:span><text:span text:style-name="T71">, </text:span></text:p>
            <text:p text:style-name="P98"><text:span text:style-name="T49"><text:s text:c="58"/>String [] </text:span><text:span text:style-name="T108">aProd</text:span><text:span text:style-name="T49">, </text:span><text:span text:style-name="T105">int</text:span><text:span text:style-name="T49"> [][] </text:span><text:span text:style-name="T108">mCup</text:span><text:span text:style-name="T49"> ){</text:span></text:p>
            <text:p text:style-name="P95"><text:tab/><text:tab/></text:p>
            <text:p text:style-name="P95"><text:tab/><text:tab/></text:p>
            <text:p text:style-name="P95"><text:s text:c="4"/>}</text:p>
            <text:p text:style-name="P98"/>
            <text:p text:style-name="P95">}<text:bookmark-end text:name="__DdeLink__3811_434686238"/><text:bookmark-end text:name="__DdeLink__3808_434686238"/></text:p>
          </table:table-cell>
        </table:table-row>
      </table:table>
      <text:p text:style-name="P33"/>
      <text:list xml:id="list101420781294753" text:continue-numbering="true" text:style-name="Numbering_20_1">
        <text:list-header>
          <text:h text:style-name="P127" text:outline-level="1">A més a més de la biblioteca <text:span text:style-name="T31">GestioProduccio.java</text:span><text:span text:style-name="T46"> cre</text:span>iem que pot ser molt útil disposar d'una segona biblioteca on recopilar una sèrie de funcionalitats de propòsit general. La biblioteca es pot implementar en un nou fitxer del projecte anomenat <text:span text:style-name="T31">UtilsES.java. </text:span></text:h>
          <text:p text:style-name="P131"><text:span text:style-name="T31">Entrada de dades</text:span>: En aquest projecte tenim una forta interacció amb l'usuari i contínuament estem demanant <text:s/>introduir cadenes de caràcter (String) així com també enters (int). D’ajuda ens pot servir tota la feina feta en l’anterior EAC per extreure les parts del codi (funcions/mètodes) que, al ser sempre iguals, podem encapsular dins d’aquesta biblioteca. La definició d’aquests dos mètodes estàtics serien:</text:p>
          <text:p text:style-name="P131"><text:span text:style-name="T31">public static int demanarEnter(String missatge, String missatgeError) </text:span>→ Utilitzat en tot programa principal, permet capturar per teclat un enter després de mostrar el missatge corresponent al primer paràmetre. En cas d’error en la introducció (no es tracta d’un enter) mostra el missatgeError (segon paràmetre) i demana novament l’enter fins que la introducció sigui la correcte.</text:p>
          <text:p text:style-name="P131"><text:span text:style-name="T31">public static String demanarString(String missatge, String missatgeError)</text:span> → Amb un comportament semblant a l’anterior però amb el tipus de dades String, demana una cadena de text havent mostrat prèviament el missatge corresponent al primer paràmetre <text:soft-page-break/>i, en cas que sigui buida, insisteix mostrant el missatge d’error corresponent al segon paràmetre, fins que l’entrada sigui correcta.</text:p>
          <text:p text:style-name="P134">A banda d’aquestes, si ho creieu oportú, podeu afegir noves funcions de mostratge d’informació per a l’aplicació. Tot <text:s/>i que els mètodes que s'avaluaran seran els que estan definits en els paràgrafs anteriors.</text:p>
        </text:list-header>
      </text:list>
      <text:p text:style-name="P84">Per tal que pugueu provar el vostre codi hem creat l’aplicació AppCastells. Vegeu-ne la codificació:</text:p>
      <text:p text:style-name="P84"/>
      <table:table table:name="Taula12" table:style-name="Taula12">
        <table:table-column table:style-name="Taula12.A"/>
        <table:table-row>
          <table:table-cell table:style-name="Taula12.A1" office:value-type="string">
            <text:p text:style-name="P112"><text:bookmark-start text:name="__DdeLink__3805_434686238"/><text:bookmark-start text:name="__DdeLink__3813_434686238"/><text:span text:style-name="T88">public</text:span><text:span text:style-name="T30"> </text:span><text:span text:style-name="T88">class</text:span><text:span text:style-name="T30"> AppCastells </text:span><text:span text:style-name="T82">{</text:span></text:p>
            <text:p text:style-name="P105"><text:s text:c="4"/><text:span text:style-name="T97">//dades de prova</text:span></text:p>
            <text:p text:style-name="P105"><text:s text:c="4"/><text:span text:style-name="T85">String</text:span> <text:span text:style-name="T87">[]</text:span> aProducte<text:span text:style-name="T87">=</text:span> <text:span text:style-name="T76">{</text:span><text:span text:style-name="T119">"Cava Castells"</text:span><text:span text:style-name="T87">,</text:span><text:span text:style-name="T119">"Blanc Castells"</text:span><text:span text:style-name="T87">,</text:span><text:span text:style-name="T119">"Negre Castells"</text:span><text:span text:style-name="T76">};</text:span></text:p>
            <text:p text:style-name="P105"><text:s text:c="4"/><text:span text:style-name="T84">int</text:span> <text:span text:style-name="T87">[][]</text:span> mCupatge<text:span text:style-name="T87">=</text:span><text:span text:style-name="T76">{{</text:span><text:span text:style-name="T121">0</text:span><text:span text:style-name="T87">,</text:span><text:span text:style-name="T121">0</text:span><text:span text:style-name="T87">,</text:span><text:span text:style-name="T121">30</text:span><text:span text:style-name="T87">,</text:span><text:span text:style-name="T121">50</text:span><text:span text:style-name="T87">,</text:span><text:span text:style-name="T121">20</text:span><text:span text:style-name="T76">}</text:span><text:span text:style-name="T87">,</text:span><text:span text:style-name="T76">{</text:span><text:span text:style-name="T121">0</text:span><text:span text:style-name="T87">,</text:span><text:span text:style-name="T121">0</text:span><text:span text:style-name="T87">,</text:span><text:span text:style-name="T121">100</text:span><text:span text:style-name="T87">,</text:span><text:span text:style-name="T121">0</text:span><text:span text:style-name="T87">,</text:span><text:span text:style-name="T121">0</text:span><text:span text:style-name="T76">}</text:span><text:span text:style-name="T87">,</text:span><text:span text:style-name="T76">{</text:span><text:span text:style-name="T121">60</text:span><text:span text:style-name="T87">,</text:span><text:span text:style-name="T121">40</text:span><text:span text:style-name="T87">,</text:span><text:span text:style-name="T121">0</text:span><text:span text:style-name="T87">,</text:span><text:span text:style-name="T121">0</text:span><text:span text:style-name="T87">,</text:span><text:span text:style-name="T121">0</text:span><text:span text:style-name="T76">}};</text:span></text:p>
            <text:p text:style-name="P105"><text:s text:c="4"/><text:span text:style-name="T84">int</text:span> <text:span text:style-name="T87">[]</text:span> aProduccio<text:span text:style-name="T87">=</text:span><text:span text:style-name="T76">{</text:span><text:span text:style-name="T121">0</text:span><text:span text:style-name="T87">,</text:span><text:span text:style-name="T121">0</text:span><text:span text:style-name="T87">,</text:span><text:span text:style-name="T121">0</text:span><text:span text:style-name="T76">};</text:span></text:p>
            <text:p text:style-name="P105"><text:s text:c="4"/><text:span text:style-name="T88">static</text:span> <text:span text:style-name="T88">final</text:span> <text:span text:style-name="T84">int</text:span> maxMagatzem<text:span text:style-name="T87">=</text:span><text:span text:style-name="T121">25000</text:span><text:span text:style-name="T76">;</text:span></text:p>
            <text:p text:style-name="P105"><text:s text:c="4"/><text:span text:style-name="T85">String</text:span> mVarietat<text:span text:style-name="T87">[]</text:span> <text:span text:style-name="T87">=</text:span> <text:span text:style-name="T76">{</text:span><text:span text:style-name="T119">"Ull de llebre"</text:span><text:span text:style-name="T87">,</text:span><text:span text:style-name="T119">"Garnatxa"</text:span><text:span text:style-name="T87">,</text:span><text:span text:style-name="T119">"Xarel·lo"</text:span><text:span text:style-name="T87">,</text:span><text:span text:style-name="T119">"Macabeu"</text:span><text:span text:style-name="T87">,</text:span><text:span text:style-name="T119">"Parellada"</text:span><text:span text:style-name="T76">};</text:span></text:p>
            <text:p text:style-name="P105"><text:s text:c="4"/><text:span text:style-name="T84">int</text:span> mQuantitat<text:span text:style-name="T87">[]=</text:span><text:span text:style-name="T76">{</text:span><text:span text:style-name="T121">987</text:span><text:span text:style-name="T87">,</text:span><text:span text:style-name="T121">8376</text:span><text:span text:style-name="T87">,</text:span><text:span text:style-name="T121">6352</text:span><text:span text:style-name="T87">,</text:span><text:span text:style-name="T121">3254</text:span><text:span text:style-name="T87">,</text:span><text:span text:style-name="T121">4562</text:span><text:span text:style-name="T76">};</text:span></text:p>
            <text:p text:style-name="P105"><text:s text:c="4"/><text:span text:style-name="T84">int</text:span> quantitatTotalRaim <text:span text:style-name="T87">=</text:span> <text:span text:style-name="T121">0</text:span><text:span text:style-name="T76">;</text:span></text:p>
            <text:p text:style-name="P105"><text:s text:c="4"/></text:p>
            <text:p text:style-name="P105"><text:s text:c="4"/><text:span text:style-name="T88">public</text:span> <text:span text:style-name="T88">static</text:span> <text:span text:style-name="T84">void</text:span> main<text:span text:style-name="T87">(</text:span><text:span text:style-name="T85">String</text:span><text:span text:style-name="T87">[]</text:span> args<text:span text:style-name="T87">)</text:span> <text:span text:style-name="T76">{</text:span></text:p>
            <text:p text:style-name="P105"><text:s text:c="8"/>AppCastells prg <text:span text:style-name="T87">=</text:span> <text:span text:style-name="T88">new</text:span> AppCastells<text:span text:style-name="T87">()</text:span><text:span text:style-name="T76">;</text:span></text:p>
            <text:p text:style-name="P105"><text:s text:c="8"/>prg<text:span text:style-name="T87">.</text:span>inici<text:span text:style-name="T87">()</text:span><text:span text:style-name="T76">;</text:span></text:p>
            <text:p text:style-name="P105"><text:s text:c="4"/><text:span text:style-name="T76">}</text:span></text:p>
            <text:p text:style-name="P108"/>
            <text:p text:style-name="P105"><text:s text:c="4"/><text:span text:style-name="T88">private</text:span> <text:span text:style-name="T84">void</text:span> inici<text:span text:style-name="T87">()</text:span><text:span text:style-name="T76">{</text:span></text:p>
            <text:p text:style-name="P105"><text:s text:c="8"/><text:span text:style-name="T84">int</text:span> opcio<text:span text:style-name="T76">;</text:span></text:p>
            <text:p text:style-name="P105"><text:s text:c="8"/></text:p>
            <text:p text:style-name="P105"><text:s text:c="8"/><text:span text:style-name="T88">do</text:span> <text:span text:style-name="T76">{</text:span></text:p>
            <text:p text:style-name="P107"><text:s text:c="12"/><text:span text:style-name="T85">System</text:span><text:span text:style-name="T87">.</text:span>out<text:span text:style-name="T87">.</text:span>println<text:span text:style-name="T87">()</text:span><text:span text:style-name="T76">;</text:span></text:p>
            <text:p text:style-name="P107"><text:s text:c="12"/><text:span text:style-name="T85">System</text:span><text:span text:style-name="T87">.</text:span>out<text:span text:style-name="T87">.</text:span>println<text:span text:style-name="T87">()</text:span><text:span text:style-name="T76">;</text:span></text:p>
            <text:p text:style-name="P107"><text:s text:c="12"/><text:span text:style-name="T85">System</text:span><text:span text:style-name="T87">.</text:span>out<text:span text:style-name="T87">.</text:span>println<text:span text:style-name="T87">(</text:span><text:span text:style-name="T119">"Opcions Producció Castells"</text:span><text:span text:style-name="T87">)</text:span><text:span text:style-name="T76">;</text:span></text:p>
            <text:p text:style-name="P105"><text:s text:c="12"/><text:span text:style-name="T85">System</text:span><text:span text:style-name="T87">.</text:span>out<text:span text:style-name="T87">.</text:span>println<text:span text:style-name="T87">(</text:span><text:span text:style-name="T119">"0. Sortir"</text:span><text:span text:style-name="T87">)</text:span><text:span text:style-name="T76">;</text:span></text:p>
            <text:p text:style-name="P105"><text:s text:c="12"/><text:span text:style-name="T85">System</text:span><text:span text:style-name="T87">.</text:span>out<text:span text:style-name="T87">.</text:span>println<text:span text:style-name="T87">(</text:span><text:span text:style-name="T119">"1. Prova Calcular Ampolles necessàries"</text:span><text:span text:style-name="T87">)</text:span><text:span text:style-name="T76">;</text:span></text:p>
            <text:p text:style-name="P105"><text:s text:c="12"/><text:span text:style-name="T85">System</text:span><text:span text:style-name="T87">.</text:span>out<text:span text:style-name="T87">.</text:span>println<text:span text:style-name="T87">(</text:span><text:span text:style-name="T119">"2. Prova Calcular Quilograms segons ampolles"</text:span><text:span text:style-name="T87">)</text:span><text:span text:style-name="T76">;</text:span></text:p>
            <text:p text:style-name="P105"><text:s text:c="12"/><text:span text:style-name="T85">System</text:span><text:span text:style-name="T87">.</text:span>out<text:span text:style-name="T87">.</text:span>println<text:span text:style-name="T87">(</text:span><text:span text:style-name="T119">"</text:span><text:span text:style-name="T120">3</text:span><text:span text:style-name="T119">. Prova Calcular Quilograms segons ampolles"</text:span><text:span text:style-name="T87">)</text:span><text:span text:style-name="T76">;</text:span></text:p>
            <text:p text:style-name="P105"><text:s text:c="12"/><text:span text:style-name="T122">o</text:span>pcio<text:span text:style-name="T87">=</text:span>UtilsES<text:span text:style-name="T87">.</text:span>demanarEnter<text:span text:style-name="T87">(</text:span><text:span text:style-name="T119">"Selecciona una opció"</text:span><text:span text:style-name="T87">)</text:span><text:span text:style-name="T76">;</text:span></text:p>
            <text:p text:style-name="P105"><text:s text:c="12"/><text:span text:style-name="T88">switch</text:span><text:span text:style-name="T87">(</text:span> opcio<text:span text:style-name="T87">)</text:span><text:span text:style-name="T76">{</text:span></text:p>
            <text:p text:style-name="P105"><text:s text:c="16"/><text:span text:style-name="T88">case</text:span> <text:span text:style-name="T121">1</text:span><text:span text:style-name="T87">:</text:span> provaCalculAmpolles<text:span text:style-name="T87">()</text:span><text:span text:style-name="T76">;</text:span> <text:span text:style-name="T88">break</text:span><text:span text:style-name="T76">;</text:span></text:p>
            <text:p text:style-name="P105"><text:s text:c="16"/><text:span text:style-name="T88">case</text:span> <text:span text:style-name="T121">2</text:span><text:span text:style-name="T87">:</text:span> provaCalculQuilograms<text:span text:style-name="T87">()</text:span><text:span text:style-name="T76">;</text:span> <text:span text:style-name="T88">break</text:span><text:span text:style-name="T76">;</text:span></text:p>
            <text:p text:style-name="P105"><text:s text:c="16"/><text:span text:style-name="T88">case</text:span> <text:span text:style-name="T121">3</text:span><text:span text:style-name="T87">:</text:span> provaMostraProduccio<text:span text:style-name="T87">()</text:span><text:span text:style-name="T76">;</text:span> <text:span text:style-name="T88">break</text:span><text:span text:style-name="T76">;</text:span></text:p>
            <text:p text:style-name="P105"><text:s text:c="12"/><text:span text:style-name="T76">}</text:span> <text:s/></text:p>
            <text:p text:style-name="P105"><text:s text:c="8"/><text:span text:style-name="T76">}</text:span><text:span text:style-name="T88">while</text:span> <text:span text:style-name="T87">(</text:span>opcio<text:span text:style-name="T87">!=</text:span><text:span text:style-name="T121">0</text:span><text:span text:style-name="T87">)</text:span><text:span text:style-name="T76">;</text:span></text:p>
            <text:p text:style-name="P105"><text:s text:c="4"/><text:span text:style-name="T76">}</text:span></text:p>
            <text:p text:style-name="P105"><text:s text:c="4"/></text:p>
            <text:p text:style-name="P105"><text:s text:c="4"/><text:span text:style-name="T88">private</text:span> <text:span text:style-name="T84">void</text:span> provaCalculAmpolles<text:span text:style-name="T87">()</text:span> <text:span text:style-name="T76">{</text:span></text:p>
            <text:p text:style-name="P105"><text:s text:c="8"/><text:span text:style-name="T85">System</text:span><text:span text:style-name="T87">.</text:span>out<text:span text:style-name="T87">.</text:span>println<text:span text:style-name="T87">(</text:span><text:span text:style-name="T119">"Cava Castells:"</text:span> </text:p>
            <text:p text:style-name="P105"><text:s text:c="11"/><text:span text:style-name="T87">+</text:span> GestioProduccio<text:span text:style-name="T87">.</text:span>calculaAmpolles<text:span text:style-name="T87">(</text:span><text:span text:style-name="T119">"Cava Castells"</text:span><text:span text:style-name="T87">,</text:span>aProducte<text:span text:style-name="T87">,</text:span> mCupatge<text:span text:style-name="T87">,</text:span> mQuantitat<text:span text:style-name="T87">))</text:span><text:span text:style-name="T76">;</text:span></text:p>
            <text:p text:style-name="P105"><text:s text:c="8"/><text:span text:style-name="T85">System</text:span><text:span text:style-name="T87">.</text:span>out<text:span text:style-name="T87">.</text:span>println<text:span text:style-name="T87">(</text:span><text:span text:style-name="T119">"Blanc Castells:"</text:span> </text:p>
            <text:p text:style-name="P105"><text:s text:c="11"/><text:span text:style-name="T87">+</text:span> GestioProduccio<text:span text:style-name="T87">.</text:span>calculaAmpolles<text:span text:style-name="T87">(</text:span><text:span text:style-name="T119">"Blanc Castells"</text:span><text:span text:style-name="T87">,</text:span>aProducte<text:span text:style-name="T87">,</text:span> mCupatge<text:span text:style-name="T87">,</text:span> <text:s/>mQuantitat<text:span text:style-name="T87">))</text:span><text:span text:style-name="T76">;</text:span></text:p>
            <text:p text:style-name="P105"><text:s text:c="8"/><text:span text:style-name="T85">System</text:span><text:span text:style-name="T87">.</text:span>out<text:span text:style-name="T87">.</text:span>println<text:span text:style-name="T87">(</text:span><text:span text:style-name="T119">"Negre Castells:"</text:span> </text:p>
            <text:p text:style-name="P105"><text:s text:c="11"/><text:span text:style-name="T87">+</text:span> GestioProduccio<text:span text:style-name="T87">.</text:span>calculaAmpolles<text:span text:style-name="T87">(</text:span><text:span text:style-name="T119">"Negre Castells"</text:span><text:span text:style-name="T87">,</text:span> aProducte<text:span text:style-name="T87">,</text:span> mCupatge<text:span text:style-name="T87">,</text:span> <text:s/>mQuantitat<text:span text:style-name="T87">))</text:span><text:span text:style-name="T76">;</text:span></text:p>
            <text:p text:style-name="P105"><text:s text:c="8"/></text:p>
            <text:p text:style-name="P105"><text:s text:c="4"/><text:span text:style-name="T76">}</text:span></text:p>
            <text:p text:style-name="P108"/>
            <text:p text:style-name="P105"><text:s text:c="4"/><text:span text:style-name="T88">private</text:span> <text:span text:style-name="T84">void</text:span> provaCalculQuilograms<text:span text:style-name="T87">()</text:span> <text:span text:style-name="T76">{</text:span></text:p>
            <text:p text:style-name="P105"><text:s text:c="11"/><text:span text:style-name="T84">int</text:span> i<text:span text:style-name="T76">;</text:span></text:p>
            <text:p text:style-name="P105"><text:s text:c="11"/><text:span text:style-name="T84">int</text:span> <text:span text:style-name="T87">[]</text:span> mQuilProd<text:span text:style-name="T76">;</text:span> </text:p>
            <text:p text:style-name="P105"><text:s text:c="11"/>mQuilProd <text:span text:style-name="T87">=</text:span> GestioProduccio<text:span text:style-name="T87">.</text:span>calculaQuilogramsAmpolles<text:span text:style-name="T87">(</text:span><text:span text:style-name="T121">10653</text:span><text:span text:style-name="T87">,</text:span><text:span text:style-name="T119">"Cava Castells"</text:span><text:span text:style-name="T87">,</text:span> </text:p>
            <text:p text:style-name="P105"><text:s text:c="72"/>aProducte<text:span text:style-name="T87">,</text:span>mCupatge<text:span text:style-name="T87">)</text:span><text:span text:style-name="T76">;</text:span></text:p>
            <text:p text:style-name="P105"><text:s text:c="11"/><text:span text:style-name="T85">System</text:span><text:span text:style-name="T87">.</text:span>out<text:span text:style-name="T87">.</text:span>println<text:span text:style-name="T87">(</text:span><text:span text:style-name="T119">"Per obtenir 10653 ampolles de Cava Castells calen:"</text:span><text:span text:style-name="T87">)</text:span><text:span text:style-name="T76">;</text:span></text:p>
            <text:p text:style-name="P105"><text:s text:c="11"/><text:span text:style-name="T88">for</text:span> <text:span text:style-name="T87">(</text:span>i<text:span text:style-name="T87">=</text:span><text:span text:style-name="T121">0</text:span><text:span text:style-name="T76">;</text:span>i<text:span text:style-name="T87">&lt;</text:span>mQuilProd<text:span text:style-name="T87">.</text:span>length<text:span text:style-name="T76">;</text:span>i<text:span text:style-name="T87">++)</text:span> <text:span text:style-name="T76">{</text:span></text:p>
            <text:p text:style-name="P105"><text:s text:c="19"/><text:span text:style-name="T85">System</text:span><text:span text:style-name="T87">.</text:span>out<text:span text:style-name="T87">.</text:span>println<text:span text:style-name="T87">(</text:span><text:span text:style-name="T119">"Varietat: "</text:span> <text:span text:style-name="T87">+</text:span> mVarietat<text:span text:style-name="T87">[</text:span>i<text:span text:style-name="T87">]</text:span> <text:span text:style-name="T87">+</text:span> <text:span text:style-name="T119">" quilograms:"</text:span> <text:span text:style-name="T87">+</text:span> mQuilProd<text:span text:style-name="T87">[</text:span>i<text:span text:style-name="T87">])</text:span><text:span text:style-name="T76">;</text:span></text:p>
            <text:p text:style-name="P105"><text:s text:c="11"/><text:span text:style-name="T76">}</text:span></text:p>
            <text:p text:style-name="P105"><text:s text:c="11"/><text:span text:style-name="T85">System</text:span><text:span text:style-name="T87">.</text:span>out<text:span text:style-name="T87">.</text:span>println<text:span text:style-name="T87">(</text:span><text:span text:style-name="T119">"Per obtenir 10653 ampolles de Blanc Castells calen:"</text:span><text:span text:style-name="T87">)</text:span><text:span text:style-name="T76">;</text:span></text:p>
            <text:p text:style-name="P105"><text:s text:c="11"/>mQuilProd <text:span text:style-name="T87">=</text:span> GestioProduccio<text:span text:style-name="T87">.</text:span>calculaQuilogramsAmpolles<text:span text:style-name="T87">(</text:span><text:span text:style-name="T121">12332</text:span><text:span text:style-name="T87">,</text:span><text:span text:style-name="T119">"Blanc Castells"</text:span><text:span text:style-name="T87">,</text:span></text:p>
            <text:p text:style-name="P105"><text:s text:c="73"/>aProducte<text:span text:style-name="T87">,</text:span>mCupatge<text:span text:style-name="T87">)</text:span><text:span text:style-name="T76">;</text:span></text:p>
            <text:p text:style-name="P105"><text:s text:c="11"/><text:span text:style-name="T88">for</text:span> <text:span text:style-name="T87">(</text:span>i<text:span text:style-name="T87">=</text:span><text:span text:style-name="T121">0</text:span><text:span text:style-name="T76">;</text:span>i<text:span text:style-name="T87">&lt;</text:span>mQuilProd<text:span text:style-name="T87">.</text:span>length<text:span text:style-name="T76">;</text:span>i<text:span text:style-name="T87">++)</text:span> <text:span text:style-name="T76">{</text:span></text:p>
            <text:p text:style-name="P105"><text:s text:c="19"/><text:span text:style-name="T85">System</text:span><text:span text:style-name="T87">.</text:span>out<text:span text:style-name="T87">.</text:span>println<text:span text:style-name="T87">(</text:span><text:span text:style-name="T119">"Varietat: "</text:span> <text:span text:style-name="T87">+</text:span> mVarietat<text:span text:style-name="T87">[</text:span>i<text:span text:style-name="T87">]</text:span> <text:span text:style-name="T87">+</text:span> <text:span text:style-name="T119">" quilograms:"</text:span> <text:span text:style-name="T87">+</text:span> mQuilProd<text:span text:style-name="T87">[</text:span>i<text:span text:style-name="T87">])</text:span><text:span text:style-name="T76">;</text:span></text:p>
            <text:p text:style-name="P105"><text:s text:c="11"/><text:span text:style-name="T76">}</text:span></text:p>
            <text:p text:style-name="P105"><text:s text:c="11"/><text:span text:style-name="T85">System</text:span><text:span text:style-name="T87">.</text:span>out<text:span text:style-name="T87">.</text:span>println<text:span text:style-name="T87">(</text:span><text:span text:style-name="T119">"Per obtenir 10653 ampolles de Negre Castells calen:"</text:span><text:span text:style-name="T87">)</text:span><text:span text:style-name="T76">;</text:span></text:p>
            <text:p text:style-name="P105"><text:s text:c="11"/>mQuilProd <text:span text:style-name="T87">=</text:span> GestioProduccio<text:span text:style-name="T87">.</text:span>calculaQuilogramsAmpolles<text:span text:style-name="T87">(</text:span><text:span text:style-name="T121">11635</text:span><text:span text:style-name="T87">,</text:span><text:span text:style-name="T119">"Negre Castells"</text:span><text:span text:style-name="T87">,</text:span></text:p>
            <text:p text:style-name="P105"><text:s text:c="74"/>aProducte<text:span text:style-name="T87">,</text:span>mCupatge<text:span text:style-name="T87">)</text:span><text:span text:style-name="T76">;</text:span></text:p>
            <text:p text:style-name="P105"><text:s text:c="11"/><text:span text:style-name="T88">for</text:span> <text:span text:style-name="T87">(</text:span>i<text:span text:style-name="T87">=</text:span><text:span text:style-name="T121">0</text:span><text:span text:style-name="T76">;</text:span>i<text:span text:style-name="T87">&lt;</text:span>mQuilProd<text:span text:style-name="T87">.</text:span>length<text:span text:style-name="T76">;</text:span>i<text:span text:style-name="T87">++)</text:span> <text:span text:style-name="T76">{</text:span></text:p>
            <text:p text:style-name="P105"><text:soft-page-break/><text:s text:c="19"/><text:span text:style-name="T85">System</text:span><text:span text:style-name="T87">.</text:span>out<text:span text:style-name="T87">.</text:span>println<text:span text:style-name="T87">(</text:span><text:span text:style-name="T119">"Varietat: "</text:span> <text:span text:style-name="T87">+</text:span> mVarietat<text:span text:style-name="T87">[</text:span>i<text:span text:style-name="T87">]</text:span> <text:span text:style-name="T87">+</text:span> <text:span text:style-name="T119">" quilograms:"</text:span> <text:span text:style-name="T87">+</text:span> mQuilProd<text:span text:style-name="T87">[</text:span>i<text:span text:style-name="T87">])</text:span><text:span text:style-name="T76">;</text:span></text:p>
            <text:p text:style-name="P105"><text:s text:c="11"/><text:span text:style-name="T76">}</text:span></text:p>
            <text:p text:style-name="P105"><text:s text:c="4"/><text:span text:style-name="T76">}</text:span></text:p>
            <text:p text:style-name="P108"/>
            <text:p text:style-name="P105"><text:s text:c="3"/><text:span text:style-name="T88">public</text:span> <text:span text:style-name="T84">void</text:span> provaMostraProduccio<text:span text:style-name="T87">()</text:span><text:span text:style-name="T76">{</text:span></text:p>
            <text:p text:style-name="P105"><text:s text:c="8"/><text:span text:style-name="T85">String</text:span> <text:span text:style-name="T87">[]</text:span> aProducte<text:span text:style-name="T87">=</text:span> <text:span text:style-name="T76">{</text:span><text:span text:style-name="T119">"Cava Castells"</text:span><text:span text:style-name="T87">,</text:span><text:span text:style-name="T119">"Blanc Castells"</text:span><text:span text:style-name="T87">,</text:span><text:span text:style-name="T119">"Negre Castells"</text:span><text:span text:style-name="T76">};</text:span></text:p>
            <text:p text:style-name="P105"><text:s text:c="8"/><text:span text:style-name="T84">int</text:span> <text:span text:style-name="T87">[]</text:span> aProduccio<text:span text:style-name="T87">=</text:span><text:span text:style-name="T76">{</text:span><text:span text:style-name="T121">3429</text:span><text:span text:style-name="T87">,</text:span> <text:span text:style-name="T121">1230</text:span><text:span text:style-name="T87">,</text:span> <text:span text:style-name="T121">2189</text:span><text:span text:style-name="T76">};</text:span></text:p>
            <text:p text:style-name="P105"><text:s text:c="8"/><text:span text:style-name="T85">System</text:span><text:span text:style-name="T87">.</text:span>out<text:span text:style-name="T87">.</text:span>println<text:span text:style-name="T87">(</text:span><text:span text:style-name="T119">"La producció és la següent:"</text:span><text:span text:style-name="T87">)</text:span><text:span text:style-name="T76">;</text:span></text:p>
            <text:p text:style-name="P106"><text:s text:c="8"/>GestioProduccio.mostraProduccio<text:span text:style-name="T87">(</text:span>aProducte<text:span text:style-name="T87">,</text:span> aProduccio<text:span text:style-name="T87">)</text:span><text:span text:style-name="T76">;</text:span></text:p>
            <text:p text:style-name="P108"><text:span text:style-name="T49"><text:s text:c="4"/></text:span><text:span text:style-name="T76">}</text:span><text:span text:style-name="T49"> <text:s text:c="2"/></text:span></text:p>
            <text:p text:style-name="P110">}<text:bookmark-end text:name="__DdeLink__3805_434686238"/><text:bookmark-end text:name="__DdeLink__3813_434686238"/></text:p>
          </table:table-cell>
        </table:table-row>
      </table:table>
      <text:p text:style-name="P84">Creeu un projecte anomenat EAC5P2 i afegiu-hi una classe nova anomenada AppCastells. Copieu-hi el codi que us facilitem.<text:span text:style-name="T116"> Afegiu-hi també la classe anomenada GestioProduccio, copieu-hi el codi que us hem passat més amunt i codifiqueu els mètodes demanats. Executeu el programa. Us ha de donar una sortida semblant a la següent:</text:span></text:p>
      <table:table table:name="Taula22" table:style-name="Taula22">
        <table:table-column table:style-name="Taula22.A"/>
        <table:table-row>
          <table:table-cell table:style-name="Taula22.A1" office:value-type="string">
            <text:p text:style-name="P61">Opcions Producció Castells</text:p>
            <text:p text:style-name="P61">0. Sortir</text:p>
            <text:p text:style-name="P61">1. Calcular Ampolles necessàries</text:p>
            <text:p text:style-name="P61">2. Calcular Quilograms segons ampolles</text:p>
            <text:p text:style-name="P61">Selecciona una opció1</text:p>
            <text:p text:style-name="P61"/>
            <text:p text:style-name="P61">Cava Castells:6067</text:p>
            <text:p text:style-name="P61">Blanc Castells:5880</text:p>
            <text:p text:style-name="P61">Negre Castells:1493</text:p>
            <text:p text:style-name="P61"/>
            <text:p text:style-name="P61">Opcions Producció Castells</text:p>
            <text:p text:style-name="P61">0. Sortir</text:p>
            <text:p text:style-name="P61">1. Calcular Ampolles necessàries</text:p>
            <text:p text:style-name="P61">2. Calcular Quilograms segons ampolles</text:p>
            <text:p text:style-name="P61">Selecciona una opció2</text:p>
            <text:p text:style-name="P61"/>
            <text:p text:style-name="P61">Per obtenir 10653 ampolles de Cava Castells calen:</text:p>
            <text:p text:style-name="P61">Varietat: Ull de llebre quilograms:0</text:p>
            <text:p text:style-name="P61">Varietat: Garnatxa quilograms:0</text:p>
            <text:p text:style-name="P61">Varietat: Xarel·lo quilograms:3424</text:p>
            <text:p text:style-name="P61">Varietat: Macabeu quilograms:5707</text:p>
            <text:p text:style-name="P61">Varietat: Parellada quilograms:2282</text:p>
            <text:p text:style-name="P61"/>
            <text:p text:style-name="P61">Per obtenir 10653 ampolles de Blanc Castells calen:</text:p>
            <text:p text:style-name="P61">Varietat: Ull de llebre quilograms:0</text:p>
            <text:p text:style-name="P61">Varietat: Garnatxa quilograms:0</text:p>
            <text:p text:style-name="P61">Varietat: Xarel·lo quilograms:13213</text:p>
            <text:p text:style-name="P61">Varietat: Macabeu quilograms:0</text:p>
            <text:p text:style-name="P61">Varietat: Parellada quilograms:0</text:p>
            <text:p text:style-name="P61"/>
            <text:p text:style-name="P61">Per obtenir 10653 ampolles de Negre Castells calen:</text:p>
            <text:p text:style-name="P61">Varietat: Ull de llebre quilograms:0</text:p>
            <text:p text:style-name="P61">Varietat: Garnatxa quilograms:4986</text:p>
            <text:p text:style-name="P61">Varietat: Xarel·lo quilograms:0</text:p>
            <text:p text:style-name="P61">Varietat: Macabeu quilograms:0</text:p>
            <text:p text:style-name="P61">Varietat: Parellada quilograms:0</text:p>
            <text:p text:style-name="P61"/>
            <text:p text:style-name="P61">Opcions Producció Castells</text:p>
            <text:p text:style-name="P61">0. Sortir</text:p>
            <text:p text:style-name="P61">1. Calcular Ampolles necessàries</text:p>
            <text:p text:style-name="P61">2. Calcular Quilograms segons ampolles</text:p>
            <text:p text:style-name="P61">Selecciona una opció</text:p>
            <text:p text:style-name="P61"/>
            <text:p text:style-name="P61">BUILD SUCCESSFUL (total time: 30 seconds)</text:p>
          </table:table-cell>
        </table:table-row>
      </table:table>
      <text:p text:style-name="Encapcalament_20_2_20_EAC"><text:bookmark-start text:name="__RefHeading___Toc6703_2423609131"/><text:soft-page-break/><text:span text:style-name="T50">Període 3: del 31</text:span><text:span text:style-name="T59">/03 al 06/04</text:span><text:span text:style-name="T50"> (Cal fer lliurament al final del període)</text:span><text:bookmark-end text:name="__RefHeading___Toc6703_2423609131"/></text:p>
      <text:list xml:id="list101420366474039" text:continue-list="list101420781294753" text:style-name="Numbering_20_1">
        <text:list-item text:start-value="1">
          <text:h text:style-name="P128" text:outline-level="1" text:restart-numbering="true" text:start-value="-1">Llegiu l’apartat 1.5</text:h>
        </text:list-item>
        <text:list-item>
          <text:h text:style-name="P128" text:outline-level="1">Llegiu la següent lectura sobre tipus de dades estructurats.</text:h>
        </text:list-item>
      </text:list>
      <table:table table:name="Taula2" table:style-name="Taula2">
        <table:table-column table:style-name="Taula2.A"/>
        <table:table-row>
          <table:table-cell table:style-name="Taula2.A1" office:value-type="string">
            <text:p text:style-name="P80">Estructures de dades: Un tipus compost de dades molt útil</text:p>
            <text:p text:style-name="P60"/>
            <text:p text:style-name="P62">Les estructures de dades permeten agrupar diverses dades en una única variable, de manera que sigui menys farragós i es minimitzi el risc de cometre errors quan calgui implementar aplicacions que necessitin un gran nombre de dades. <text:s/>Sembla evident que disposar d’un gran nombre de dades disperses entre el codi d’una aplicació gran incrementa la possibilitat d’error i dificulta la seva localització.</text:p>
            <text:p text:style-name="P62">Un exemple de tipus compost que ja coneixeu són els arrays. Una única variable pot referenciar multitud de dades. Els arrays però presenten certes limitacions a l’hora de fer-los servir: d’una banda totes les dades referenciades per un mateix array han de ser d’un únic tipus, no podem tenir una array amb un element enter i un altre textual. <text:s/>D’altra banda l’única forma de referenciar elements d’un arrray és a través de la posició cosa que obliga a crear constants per poder identificar de forma significativa el contingut de les dades d’un element. </text:p>
            <text:p text:style-name="P62">Les estructures de dades <text:s/>aconsegueixen superar aquestes limitació, ja que poden contenir diversos tipus de dades i les referencies als seus elements es fan usant caràcters alfanumèrics. Per contra presenta la complexitat d’haver de declarar i definir cada tipus d’estructura que ens calgui utilitzar. És a dir, cal dir-li al compilador com es diran els elements que compondran una estructura i de quin tipus seran, per tal que pugui interpretar correctament les dades en el codi. </text:p>
            <text:p text:style-name="P62">El llenguatge JAVA permet declarar i definir estructures de dades mitjançant classes. Així per exemple, si haguéssim d'implementar una calculadora que hagués de fer les 4 operacions bàsiques entre dos números qualsevol, una possible estructura de dades seria la següent:</text:p>
            <table:table table:name="Taula7" table:style-name="Taula7">
              <table:table-column table:style-name="Taula7.A"/>
              <table:table-row>
                <table:table-cell table:style-name="Taula7.A1" office:value-type="string">
                  <text:p text:style-name="P49"><text:span text:style-name="Source_20_Text"><text:span text:style-name="T91">public</text:span></text:span><text:span text:style-name="Source_20_Text"><text:span text:style-name="T62"> </text:span></text:span><text:span text:style-name="Source_20_Text"><text:span text:style-name="T91">class</text:span></text:span><text:span text:style-name="Source_20_Text"><text:span text:style-name="T62"> DadesCalculadora </text:span></text:span><text:span text:style-name="Source_20_Text"><text:span text:style-name="T77">{</text:span></text:span></text:p>
                  <text:p text:style-name="P50"><text:s text:c="4"/><text:span text:style-name="T84">double</text:span> valor1<text:span text:style-name="T76">;</text:span></text:p>
                  <text:p text:style-name="P50"><text:s text:c="4"/><text:span text:style-name="T84">double</text:span> valor2<text:span text:style-name="T76">;</text:span></text:p>
                  <text:p text:style-name="P50"><text:s text:c="4"/><text:span text:style-name="T84">char</text:span> operacio<text:span text:style-name="T76">;</text:span> <text:s text:c="3"/></text:p>
                  <text:p text:style-name="P65">}</text:p>
                </table:table-cell>
              </table:table-row>
            </table:table>
            <text:p text:style-name="Text_20_body"/>
            <text:p text:style-name="P62">És a dir, declarem que les variables que siguin de tipus <text:span text:style-name="T39">DadesCalculadora</text:span> contindran dos números de tipus <text:span text:style-name="T39">double </text:span>anomenats <text:span text:style-name="T39">valor1 </text:span>i <text:span text:style-name="T39">valor2 </text:span><text:span text:style-name="T42">i </text:span>un <text:span text:style-name="T39">char </text:span>anomenat <text:span text:style-name="T39">operació, </text:span>que identificarà la operació que el codi haurà de realitzar sobre el <text:span text:style-name="T39">valor1 </text:span>i <text:span text:style-name="T39">valor2</text:span><text:span text:style-name="T42">. </text:span></text:p>
            <text:p text:style-name="P66">No hem de confondre la declaració d’estructures amb la declaració de variables. La primera serveix per definir una tipus compost de dades anomenat estructura, en certa forma podem dir que actua de «plànol» o plantilla per tal que el compilador pugui interpretar-les quan es trobin emmagatzemades a la memòria. La segona, com ja estem habituats, indica el tipus de dada (sigui compost o no) que podrà emmagatzemar un variable a la memòria.</text:p>
            <text:p text:style-name="P66">Els tipus de dades estructurats presenten un comportament molt semblant als arrays, ja que ambdós són tipus compostos (agrupacions de dades). Això significa que les variables s’han d’instanciar sempre abans de ser utilitzades i que en realitat les variables són referències a les <text:soft-page-break/>zones de memòria <text:s/>on es troben emmagatzemades les dades. És per això que no es poden comparar amb == o que en modificar algun dels seus elements dins una funció, el canvi de valor es manté fora, un cop abandonada l’execució de la funció modificadora.</text:p>
            <text:p text:style-name="P66">En JAVA, la declaració de variables de tipus estructurat es fa exactament igual a la resta de tipus, és a dir anteposant el nom que identifica el tipus estructurar (nom assignat a la declaració de l’estructura) al nom de la variable. L’única diferència és que per poder fer la declaració d’una variable de tipus estructurat caldrà sempre afegir la declaració de l’estructura.</text:p>
            <table:table table:name="Taula8" table:style-name="Taula8">
              <table:table-column table:style-name="Taula8.A"/>
              <table:table-row>
                <table:table-cell table:style-name="Taula8.A1" office:value-type="string">
                  <text:p text:style-name="P57">//Declaració de l’estructura en el fitxer Treballador.java</text:p>
                  <text:p text:style-name="P52"><text:span text:style-name="T88">public</text:span> <text:span text:style-name="T88">class</text:span> Treballador<text:span text:style-name="T76">{</text:span></text:p>
                  <text:p text:style-name="P52"><text:s text:c="4"/><text:span text:style-name="T85">String</text:span> dni<text:span text:style-name="T76">;</text:span></text:p>
                  <text:p text:style-name="P52"><text:s text:c="4"/><text:span text:style-name="T85">String</text:span> nom<text:span text:style-name="T76">;</text:span></text:p>
                  <text:p text:style-name="P52"><text:s text:c="4"/><text:span text:style-name="T84">double</text:span> salari<text:span text:style-name="T76">;</text:span></text:p>
                  <text:p text:style-name="P52"><text:s text:c="4"/><text:span text:style-name="T85">String</text:span> compteBancari<text:span text:style-name="T76">;</text:span></text:p>
                  <text:p text:style-name="P54">}</text:p>
                  <text:p text:style-name="P55"/>
                  <text:p text:style-name="P50">...</text:p>
                  <text:p text:style-name="P55"/>
                  <text:p text:style-name="P58">//Declaració de variables en el fitxer <text:s/>LaMevaAplicacio.java</text:p>
                  <text:p text:style-name="P55"/>
                  <text:p text:style-name="P50"><text:span text:style-name="T88">public</text:span> <text:span text:style-name="T88">class</text:span> LaMevaAplicacio<text:span text:style-name="T76">{</text:span></text:p>
                  <text:p text:style-name="P55"/>
                  <text:p text:style-name="P50"><text:s text:c="5"/><text:span text:style-name="T84">void</text:span> inici<text:span text:style-name="T87">()</text:span><text:span text:style-name="T76">{</text:span></text:p>
                  <text:p text:style-name="P50"><text:s text:c="10"/><text:span text:style-name="T97">//Declació de variables de tipus Treballador</text:span></text:p>
                  <text:p text:style-name="P52"><text:s text:c="10"/>Treballador treballador1<text:span text:style-name="T76">;</text:span></text:p>
                  <text:p text:style-name="P52"><text:s text:c="10"/>Treballador treballador2<text:span text:style-name="T76">;</text:span></text:p>
                  <text:p text:style-name="P50"><text:s text:c="5"/><text:span text:style-name="T76">}</text:span></text:p>
                  <text:p text:style-name="P65">}</text:p>
                </table:table-cell>
              </table:table-row>
            </table:table>
            <text:p text:style-name="P66"/>
            <text:p text:style-name="P66">La instanciació també és força semblant als arrays. Cal indicar-ho amb la paraula <text:span text:style-name="T40">new</text:span><text:span text:style-name="T42"> <text:s/>seguida del nom del tipus estructurat (nom de la declaració de l’estructura). Igual que els arrays, la instanciació es pot fer a la mateixa declaració o en diferit , abans de ser usada.</text:span></text:p>
            <table:table table:name="Taula9" table:style-name="Taula9">
              <table:table-column table:style-name="Taula9.A"/>
              <table:table-row>
                <table:table-cell table:style-name="Taula9.A1" office:value-type="string">
                  <text:p text:style-name="P34"><text:s text:c="4"/><text:span text:style-name="T84">void</text:span> inici<text:span text:style-name="T87">()</text:span><text:span text:style-name="T76">{</text:span></text:p>
                  <text:p text:style-name="P50"><text:s text:c="10"/><text:span text:style-name="T97">//Instanciació de la variable a la mateixa declació</text:span></text:p>
                  <text:p text:style-name="P51"><text:s text:c="10"/><text:span text:style-name="T99">Treballador treballador1 = </text:span><text:span text:style-name="T38">new</text:span><text:span text:style-name="T99"> Treballador()</text:span><text:span text:style-name="T80">;</text:span></text:p>
                  <text:p text:style-name="P51"><text:s text:c="10"/>Treballador treballador2<text:span text:style-name="T76">;</text:span></text:p>
                  <text:p text:style-name="P50"><text:s text:c="10"/>...</text:p>
                  <text:p text:style-name="P50"><text:s text:c="10"/><text:span text:style-name="T97">//Instanciació en diferit d’una variable de tipus Treballador.</text:span></text:p>
                  <text:p text:style-name="P50"><text:s text:c="10"/><text:span text:style-name="T99">treballador2 = </text:span><text:span text:style-name="T38">new</text:span><text:span text:style-name="T99"> Treballador();</text:span> </text:p>
                  <text:p text:style-name="P50"><text:s text:c="5"/><text:span text:style-name="T76">}</text:span></text:p>
                </table:table-cell>
              </table:table-row>
            </table:table>
            <text:p text:style-name="P67"/>
            <text:p text:style-name="P67">Un cop instanciades les variables poden usar-se d’acord amb la seva definició estructurada.</text:p>
            <table:table table:name="Taula10" table:style-name="Taula10">
              <table:table-column table:style-name="Taula10.A"/>
              <table:table-row>
                <table:table-cell table:style-name="Taula10.A1" office:value-type="string">
                  <text:p text:style-name="P34"><text:s text:c="4"/><text:span text:style-name="T84">void</text:span> inici<text:span text:style-name="T87">()</text:span><text:span text:style-name="T76">{ <text:s text:c="9"/></text:span></text:p>
                  <text:p text:style-name="P50"><text:span text:style-name="T27"><text:s text:c="10"/>Treballador treballador1 = </text:span><text:span text:style-name="T35">new</text:span><text:span text:style-name="T27"> Treballador()</text:span><text:span text:style-name="T81">;</text:span></text:p>
                  <text:p text:style-name="P51"><text:s text:c="10"/>Treballador treballador2<text:span text:style-name="T76">;</text:span></text:p>
                  <text:p text:style-name="P51"><text:s text:c="10"/>...</text:p>
                  <text:p text:style-name="P51"><text:s text:c="10"/>treballador2 = <text:span text:style-name="T31">new</text:span> Treballador(); </text:p>
                  <text:p text:style-name="P51"><text:s text:c="10"/>...</text:p>
                  <text:p text:style-name="P51"><text:s text:c="10"/>treballador1.salari = scanner.nextLine();</text:p>
                  <text:p text:style-name="P51"><text:soft-page-break/><text:s text:c="10"/>treballador2.salari = trobaTNomTreballador(5);</text:p>
                  <text:p text:style-name="P51"><text:s text:c="10"/>...</text:p>
                  <text:p text:style-name="P51"/>
                  <text:p text:style-name="P50"><text:span text:style-name="T27"><text:s text:c="10"/></text:span><text:span text:style-name="T94">if</text:span><text:span text:style-name="T27">(treballador1.salari &gt; treballador2.salari){</text:span></text:p>
                  <text:p text:style-name="P51"><text:s text:c="15"/>...</text:p>
                  <text:p text:style-name="P51"><text:s text:c="10"/>}</text:p>
                  <text:p text:style-name="P51"><text:s text:c="10"/>...</text:p>
                  <text:p text:style-name="P51"/>
                  <text:p text:style-name="P50"><text:span text:style-name="T27"><text:s text:c="4"/></text:span><text:s/><text:span text:style-name="T76">}</text:span></text:p>
                </table:table-cell>
              </table:table-row>
            </table:table>
            <text:p text:style-name="P67"/>
            <text:p text:style-name="P67">Si intentem fer servir una dada estructurada sense instanciar-la, obtindrem un error:</text:p>
            <table:table table:name="Taula11" table:style-name="Taula11">
              <table:table-column table:style-name="Taula11.A"/>
              <table:table-row>
                <table:table-cell table:style-name="Taula11.A1" office:value-type="string">
                  <text:p text:style-name="Preformatted_20_Text"><text:span text:style-name="Source_20_Text"><text:span text:style-name="T96">...</text:span></text:span></text:p>
                  <text:p text:style-name="Preformatted_20_Text"><text:span text:style-name="Source_20_Text"><text:span text:style-name="T96">DadesCalculadora operacio2;</text:span></text:span></text:p>
                  <text:p text:style-name="Preformatted_20_Text"><text:span text:style-name="Source_20_Text"><text:span text:style-name="T96">operacio2.operador1 = 7; </text:span></text:span><text:span text:style-name="Source_20_Text"><text:span text:style-name="T98">//Això dona error perquè no s'ha instanciat la variable.</text:span></text:span><text:span text:style-name="Source_20_Text"><text:span text:style-name="T96"> </text:span></text:span></text:p>
                  <text:p text:style-name="P64"><text:span text:style-name="Source_20_Text"><text:span text:style-name="T96">... <text:s text:c="46"/></text:span></text:span></text:p>
                </table:table-cell>
              </table:table-row>
            </table:table>
            <text:p text:style-name="Text_20_body"/>
            <text:p text:style-name="Text_20_body">Les dades estructurades poden contenir qualsevol tipus de dades, fins i tot tipus compostos com arrays o també estructures. Això els confereix un enorme potencial. Cal tenir en compte però que les estructures que continguin tipus compostos requeriran instanciar cada un dels components compostos a més de la pròpia instancia.</text:p>
            <text:p text:style-name="Text_20_body"/>
            <table:table table:name="Taula4" table:style-name="Taula4">
              <table:table-column table:style-name="Taula4.A"/>
              <table:table-row>
                <table:table-cell table:style-name="Taula4.A1" office:value-type="string">
                  <text:p text:style-name="P59">//fitxer <text:s/>DadesCursaAtletica.java</text:p>
                  <text:p text:style-name="P50"><text:span text:style-name="T89">public</text:span><text:span text:style-name="T27"> </text:span><text:span text:style-name="T89">class</text:span><text:span text:style-name="T27"> DadesCursaAtletica</text:span><text:span text:style-name="T81">{</text:span></text:p>
                  <text:p text:style-name="P50"><text:span text:style-name="T81"><text:s text:c="4"/></text:span><text:span text:style-name="T86">String</text:span><text:span text:style-name="T27">[][] equips</text:span><text:span text:style-name="T81">;</text:span></text:p>
                  <text:p text:style-name="P51"><text:s text:c="4"/><text:span text:style-name="T85">String</text:span>[][] corredors<text:span text:style-name="T76">;</text:span></text:p>
                  <text:p text:style-name="P51"><text:s text:c="4"/><text:span text:style-name="T85">int</text:span>[] classificacio<text:span text:style-name="T76">;</text:span></text:p>
                  <text:p text:style-name="P51"><text:span text:style-name="T76"><text:s text:c="4"/></text:span><text:span text:style-name="T85">int</text:span> equipsInscrits<text:span text:style-name="T76">;</text:span></text:p>
                  <text:p text:style-name="P51"><text:span text:style-name="T76"><text:s text:c="4"/></text:span><text:span text:style-name="T85">int</text:span> corredorsInscrits<text:span text:style-name="T76">;</text:span></text:p>
                  <text:p text:style-name="P53">}</text:p>
                  <text:p text:style-name="P53">...</text:p>
                  <text:p text:style-name="P49"><text:span text:style-name="T101">//fitxer <text:s/></text:span><text:span text:style-name="T102">TractamentDades</text:span><text:span text:style-name="T101">.java</text:span></text:p>
                  <text:p text:style-name="P49"><text:span text:style-name="T92">public</text:span><text:span text:style-name="T63"> </text:span><text:span text:style-name="T92">class</text:span><text:span text:style-name="T63"> </text:span><text:span text:style-name="T64">TractamentDades</text:span><text:span text:style-name="T78">{</text:span></text:p>
                  <text:p text:style-name="P50"><text:span text:style-name="T81"><text:s text:c="3"/>static final int </text:span><text:span text:style-name="T27">CAMP_EQUIP_COR</text:span><text:span text:style-name="T81">=0;</text:span></text:p>
                  <text:p text:style-name="P50"><text:span text:style-name="T81"><text:s text:c="3"/>static final int </text:span><text:span text:style-name="T27">CAMP_NOM_COR</text:span><text:span text:style-name="T81">=1;</text:span></text:p>
                  <text:p text:style-name="P50"><text:span text:style-name="T81"><text:s text:c="3"/>static final int </text:span><text:span text:style-name="T27">CAMP_CATEGORIA_COR</text:span><text:span text:style-name="T81">=2;</text:span></text:p>
                  <text:p text:style-name="P50"><text:span text:style-name="T81"><text:s text:c="3"/>static final int </text:span><text:span text:style-name="T27">NOMBRE_CAMPS_COR</text:span><text:span text:style-name="T81">=3;</text:span></text:p>
                  <text:p text:style-name="P50"><text:span text:style-name="T81"><text:s text:c="3"/>static final int </text:span><text:span text:style-name="T27">CAMP_NOM_CURT_EQU</text:span><text:span text:style-name="T81">=0;</text:span></text:p>
                  <text:p text:style-name="P50"><text:span text:style-name="T81"><text:s text:c="3"/>static final int </text:span><text:span text:style-name="T27">CAMP_NOM_LLARG_EQU</text:span><text:span text:style-name="T81">=1;</text:span></text:p>
                  <text:p text:style-name="P50"><text:span text:style-name="T81"><text:s text:c="3"/>static final int </text:span><text:span text:style-name="T27">NOMBRE_CAMPS_EQU</text:span><text:span text:style-name="T81">=2;</text:span></text:p>
                  <text:p text:style-name="P53"/>
                  <text:p text:style-name="P51"><text:span text:style-name="T76"><text:s text:c="3"/>DadesCursaAtletica static crearDades(int </text:span>nombreEquips<text:span text:style-name="T76">, int </text:span>nombreCorredors<text:span text:style-name="T76">)</text:span>{</text:p>
                  <text:p text:style-name="P51"><text:s text:c="12"/>DadesCursaAtletica dades = new DadesCursaAtletica();</text:p>
                  <text:p text:style-name="P51"><text:s text:c="12"/>dades.equips = new String[nombreEquips][NOMBRE_CAMPS_EQU];</text:p>
                  <text:p text:style-name="P51"><text:s text:c="12"/>dades.corredors = new String[nombreCorredors][NOMBRE_CAMPS_COR];</text:p>
                  <text:p text:style-name="P51"><text:s text:c="12"/>dades.classificacio = new int[nombreCorredors];</text:p>
                  <text:p text:style-name="P51"><text:span text:style-name="T76"><text:s text:c="12"/></text:span><text:span text:style-name="T95">return</text:span><text:span text:style-name="T76"> </text:span>dades;</text:p>
                  <text:p text:style-name="P53"><text:s text:c="4"/>}</text:p>
                  <text:p text:style-name="P53"/>
                  <text:p text:style-name="P49"><text:span text:style-name="T78"><text:s text:c="3"/></text:span><text:span text:style-name="T93">void</text:span><text:span text:style-name="T78"> static </text:span><text:span text:style-name="T79">afegirNouEquip</text:span><text:span text:style-name="T78">(</text:span><text:span text:style-name="T79">String </text:span><text:span text:style-name="T64">equip, </text:span><text:span text:style-name="T79">String </text:span><text:span text:style-name="T63">nom</text:span><text:span text:style-name="T64">Equip, </text:span><text:span text:style-name="T63">DadesCursaAtletica dades</text:span><text:span text:style-name="T78">)</text:span><text:span text:style-name="T63">{</text:span></text:p>
                  <text:p text:style-name="P49"><text:span text:style-name="T63"><text:s text:c="12"/>dades.equips[dades.equipsInscrits][CAMP_EQUIP_COR] = </text:span><text:span text:style-name="T64">e</text:span><text:span text:style-name="T63">quip;</text:span></text:p>
                  <text:p text:style-name="P51"><text:s text:c="12"/>dades.equips[dades.equipsInscrits][CAMP_NOM_COR] = nomEquip;</text:p>
                  <text:p text:style-name="P51"><text:s text:c="12"/>dades.equipsInscrits += 1;</text:p>
                  <text:p text:style-name="P53"><text:s text:c="3"/>}</text:p>
                  <text:p text:style-name="P53"><text:s text:c="3"/>...</text:p>
                  <text:p text:style-name="P53">}</text:p>
                  <text:p text:style-name="P36"><text:soft-page-break/></text:p>
                  <text:p text:style-name="P59">//fitxer <text:s/>AplicacioCursaAtletica.java</text:p>
                  <text:p text:style-name="P50"><text:span text:style-name="T89">public</text:span><text:span text:style-name="T27"> </text:span><text:span text:style-name="T89">class</text:span><text:span text:style-name="T27"> AplicacioCursaAtletica</text:span><text:span text:style-name="T81">{</text:span></text:p>
                  <text:p text:style-name="P35"><text:s text:c="4"/>...</text:p>
                  <text:p text:style-name="P34"><text:span text:style-name="T84"><text:s text:c="4"/>void</text:span> inici<text:span text:style-name="T87">()</text:span><text:span text:style-name="T76">{ <text:s text:c="9"/></text:span></text:p>
                  <text:p text:style-name="P50"><text:span text:style-name="T27"><text:s text:c="8"/>DadesCursaAtletica dadesCursa = </text:span><text:span text:style-name="T103">TractamentDades.</text:span><text:span text:style-name="T27">crearDades(50, 200)</text:span><text:span text:style-name="T81">;</text:span></text:p>
                  <text:p text:style-name="P53"><text:s text:c="8"/>...</text:p>
                  <text:p text:style-name="P51"><text:s text:c="10"/></text:p>
                  <text:p text:style-name="P50"><text:span text:style-name="T81"><text:s text:c="8"/></text:span><text:span text:style-name="T103">TractamentDades.</text:span><text:span text:style-name="T27">afegirNouEquip</text:span><text:span text:style-name="T81">("CAM", "Club atlètic Mataro", </text:span><text:span text:style-name="T27">dadesCursa</text:span><text:span text:style-name="T81">)</text:span><text:span text:style-name="T27">;</text:span></text:p>
                  <text:p text:style-name="P51"><text:s text:c="8"/>...</text:p>
                  <text:p text:style-name="P51"/>
                  <text:p text:style-name="P50"><text:span text:style-name="T27"><text:s text:c="8"/></text:span><text:span text:style-name="T94">for</text:span><text:span text:style-name="T27">(int i=0; i&lt;dadesCursa.equips.length; i++){</text:span></text:p>
                  <text:p text:style-name="P51"><text:s text:c="13"/>... <text:s/></text:p>
                  <text:p text:style-name="P51"><text:s text:c="13"/>... dades.equips[dades.equipsInscrits][<text:span text:style-name="T104">TractamentDades.</text:span>CAMP_EQUIP_COR] ...</text:p>
                  <text:p text:style-name="P51"><text:s text:c="13"/>...</text:p>
                  <text:p text:style-name="P51"><text:s text:c="8"/>}</text:p>
                  <text:p text:style-name="P51"><text:s text:c="8"/>...</text:p>
                  <text:p text:style-name="P53"><text:s text:c="4"/>}</text:p>
                  <text:p text:style-name="P53"><text:s text:c="4"/>...</text:p>
                  <text:p text:style-name="P53">}</text:p>
                  <text:p text:style-name="P56"/>
                </table:table-cell>
              </table:table-row>
            </table:table>
            <text:p text:style-name="Text_20_body">A l’exemple anterior s’ha declarat un estructura de dades per mantenir les dades relacionades amb una cursa atlètica. <text:s/>Concretament l’estructura permet mantenir les dades dels equips participants (nom curt i nom llarg), les dades dels corredors (equip al qual pertany, nom i categoria per la que corre), una col·lecció d’enters per poder gestionar la classificació de la cursa i dos enters per poder controlar el nombre d’inscrits (d’equips i corredors) <text:s/>en tot moment. </text:p>
            <text:p text:style-name="Text_20_body"/>
            <text:p text:style-name="Text_20_body">Com que per poder usar l’estructura es necessita fer moltes instàncies, s’ha decidit crea una funció que crei totes les instàncies necessàries en una variable local i la retorni instanciada, per poder crear així, instanciacions en diferit quan sigui necessari.</text:p>
            <text:p text:style-name="Text_20_body"/>
            <text:p text:style-name="Text_20_body">Al mètode inici es mostren alguns exemples d’ús d’una instància creada amb la funció <text:span text:style-name="T39">creaeDades</text:span><text:span text:style-name="T42">. Fixeu-vos com es pot passar tota una instància a les funcions per tal que usin les seves dades i/o manipulin els seus elements.</text:span></text:p>
            <text:p text:style-name="Text_20_body"><text:s/></text:p>
          </table:table-cell>
        </table:table-row>
      </table:table>
      <text:p text:style-name="P81"/>
      <text:list xml:id="list101421248557191" text:continue-numbering="true" text:style-name="Numbering_20_1">
        <text:list-item>
          <text:h text:style-name="P124" text:outline-level="1"><text:span text:style-name="T17">(LLIURABLE)</text:span><text:span text:style-name="T18">. Amb el que heu aprés en el punt anterior sembla necessari que totes les <text:s/>dades necessàries creades a l'inici de l'EAC5 podrien ser agrupades en una estructura específica. </text:span></text:h>
        </text:list-item>
      </text:list>
      <text:p text:style-name="P82"><text:span text:style-name="T27">Es demana que creeu la classe <text:s/>D</text:span><text:span text:style-name="T35">adesProduccio.java</text:span><text:span text:style-name="T44"> i hi afegiu les variables necessàries per poder gestionar l’aplicació de producció (consulteu l’enunciat general). No inclogueu l’array de quantitat de raïm emmagatzemat, perquè aquesta dada correspon a l’EAC4 i afegir-la aquí requeriria molts canvis en l’aplicació final que no tenim temps de realitzar. Només heu de tenir en compte les dades noves, necessàries per gestionar la producció d’ampolles. Recordeu d’inicialitzar correctament cada una de les variables de l’estructura per tal de poder-les usar de forma coherent a la versió <text:s/>final de l’aplicació.<text:tab/></text:span></text:p>
      <text:p text:style-name="Encapcalament_20_2_20_EAC"><text:bookmark-start text:name="__RefHeading___Toc6797_2423609131"/><text:span text:style-name="T50">Període 4: del 07</text:span><text:span text:style-name="T59">/04 al 17/04</text:span><text:span text:style-name="T50"> (Cal fer lliurament al final del període)</text:span><text:bookmark-end text:name="__RefHeading___Toc6797_2423609131"/></text:p>
      <text:list xml:id="list101419755930713" text:continue-list="list101421248557191" text:style-name="Numbering_20_1">
        <text:list-item text:start-value="1">
          <text:h text:style-name="P129" text:outline-level="1" text:restart-numbering="true" text:start-value="-1">Lectura opcional de l’apartat 2 de la unitat 5 on es pot veure un exemple complet de programació modular i estructurada.</text:h>
        </text:list-item>
        <text:list-item>
          <text:h text:style-name="P124" text:outline-level="1"><text:soft-page-break/><text:span text:style-name="Emphasis"><text:span text:style-name="T10">(LLIURABLE)</text:span></text:span><text:span text:style-name="Emphasis"><text:span text:style-name="T11">. A partir de tots els desenvolupaments realitzats durant aquest EAC5 anem a finalitzar la nostra aplicació amb totes les funcionalitats i millores incorporades. Repassem què tenim i com ho incorporarem al nostre projecte.</text:span></text:span></text:h>
        </text:list-item>
      </text:list>
      <text:list xml:id="list3849973676" text:style-name="L4">
        <text:list-item>
          <text:p text:style-name="P132">D'una banda tenim la biblioteca GestioProducció amb un seguit de funcionalitats que ens ajudaran en el procés de fer els càlculs necessaris per estimar i realitzar la producció. Per una altra banda tenim també la biblioteca UtilsES amb tot un seguit de mètodes que ens ajudaran en els processos d'Entrada/Sortida d'informació.</text:p>
        </text:list-item>
        <text:list-item>
          <text:p text:style-name="P137"><text:span text:style-name="Emphasis"><text:span text:style-name="T11">Pel que fa a les </text:span></text:span><text:span text:style-name="Emphasis"><text:span text:style-name="T10">estructures de dades</text:span></text:span><text:span text:style-name="Emphasis"><text:span text:style-name="T11"> hem creat D</text:span></text:span><text:span text:style-name="Emphasis"><text:span text:style-name="T10">adesCastells</text:span></text:span><text:span text:style-name="Emphasis"><text:span text:style-name="T11"> amb les variables necessàries per a mantenir tota la informació que la gestió del magatzem i la producció. </text:span></text:span></text:p>
        </text:list-item>
      </text:list>
      <text:p text:style-name="P83">A partir d'aquí haurem de fer encara tot un seguit de desenvolupaments que ens portaran a la solució final de l'EAC5. La feina a fer es resumeix a continuació:</text:p>
      <text:list xml:id="list2565790252" text:style-name="L5">
        <text:list-item>
          <text:p text:style-name="P133">Creeu un nou projecte anomenat EAC5P3 i afegiu-hi la classe principal anomenada AppEac5P3 amb el codi de l'EAC4P2. Podeu recuperar la vostra solució o bé la solució oficial (el que us sembli millor) i copieu-la a la classe AppEac4P3 adaptant adequadament els canvis de nom corresponents.</text:p>
        </text:list-item>
        <text:list-item>
          <text:p text:style-name="P138"><text:span text:style-name="T27">Afegiu-hi les biblioteques <text:s/>GestioProduccio i <text:s/>UtilsES. </text:span></text:p>
        </text:list-item>
        <text:list-item>
          <text:p text:style-name="P133">Afegiu la classe DadesProduccio.</text:p>
        </text:list-item>
        <text:list-item>
          <text:p text:style-name="P133">De la classe principal s'hauran de fer les següents modificacions</text:p>
          <text:list>
            <text:list-item>
              <text:p text:style-name="P138"><text:span text:style-name="Emphasis"><text:span text:style-name="T12">Modificar el mètode inici() de tal forma que crei una instància de la classe DadesProduccio en una variable local.</text:span></text:span></text:p>
            </text:list-item>
            <text:list-item>
              <text:p text:style-name="P138"><text:span text:style-name="Emphasis"><text:span text:style-name="T12">Ampliar el menú existent amb </text:span></text:span><text:span text:style-name="Emphasis"><text:span text:style-name="T13">tres</text:span></text:span><text:span text:style-name="Emphasis"><text:span text:style-name="T12"> opcions noves: </text:span></text:span><text:span text:style-name="Emphasis"><text:span text:style-name="T15">Estimació producció</text:span></text:span><text:span text:style-name="Emphasis"><text:span text:style-name="T12">, <text:s/></text:span></text:span><text:span text:style-name="Emphasis"><text:span text:style-name="T15">Produir i embotellar</text:span></text:span><text:span text:style-name="Emphasis"><text:span text:style-name="T12"> </text:span></text:span><text:span text:style-name="Emphasis"><text:span text:style-name="T13">i </text:span></text:span><text:span text:style-name="Emphasis"><text:span text:style-name="T16">Mostrar producció</text:span></text:span><text:span text:style-name="Emphasis"><text:span text:style-name="T12">.</text:span></text:span></text:p>
            </text:list-item>
            <text:list-item>
              <text:p text:style-name="P139">Implementar les dues funcionalitats que ens falten: </text:p>
              <text:list>
                <text:list-item>
                  <text:p text:style-name="P135">Estimació Producció: <text:span text:style-name="T46">Demanarà a l'usuari el producte a simular i donarà per pantalla la quantitat màxim d'ampolles que es podran produir amb el l'estat actual del magatzem.</text:span></text:p>
                </text:list-item>
                <text:list-item>
                  <text:p text:style-name="P135">Produir i embotellar<text:span text:style-name="T46">. Funcionalitat que demanarà a l'usuari la quantitat d'ampolles a produir i, si és possible la producció d'aquestes ampolles, reduirà les quantitats emmagatzemades de les varietats implicades tot incrementant l'estoc actual d'aquell producte.</text:span></text:p>
                </text:list-item>
              </text:list>
            </text:list-item>
          </text:list>
        </text:list-item>
      </text:list>
      <text:list xml:id="list3495030575" text:style-name="L8">
        <text:list-item>
          <text:list>
            <text:list-item>
              <text:list>
                <text:list-item>
                  <text:p text:style-name="P136"><text:span text:style-name="T123">Mostrar</text:span> <text:span text:style-name="T123">producció</text:span><text:span text:style-name="T46">. Funcionalitat </text:span><text:span text:style-name="T47">mostra per pantalla una llista amb el nombre d’ampolles que s‘han fins el moment de cada producte</text:span><text:span text:style-name="T46">.</text:span></text:p>
                </text:list-item>
              </text:list>
            </text:list-item>
          </text:list>
        </text:list-item>
      </text:list>
      <text:p text:style-name="P84"><text:span text:style-name="T46">A l’hora de fer la implementació cal que tingueu en compte que a fi de mantenir les dades de producció instanciades al mètode </text:span><text:span text:style-name="T41">inici</text:span><text:span text:style-name="T43">, caldrà que aneu passant la variable instanciada a aquelles funcions que la necessitin. No és adequat crear vàries instàncies de les dades de producció perquè això produiria la pèrdua de dades. </text:span></text:p>
      <text:p text:style-name="P24"/>
      <text:p text:style-name="P86"><text:bookmark-start text:name="__RefHeading___Toc6839_2423609131"/><text:soft-page-break/>Lliuraments<text:bookmark-end text:name="__RefHeading___Toc6839_2423609131"/></text:p>
      <text:p text:style-name="P74">En aquest EAC hi haurà 3 lliuraments:</text:p>
      <text:list xml:id="list3661233999" text:style-name="L6">
        <text:list-item>
          <text:p text:style-name="P118">Al final del període 2 caldrà que lliureu la implementació demanada a la tasca 2. Envieu el fitxer de codi o el projecte de netbeans comprimit a la bústia del lliurament parcial 1 de l’EAC5 (EAC5P1) abans de les 23:55 de la data límit.</text:p>
        </text:list-item>
        <text:list-item>
          <text:p text:style-name="P118">Al final del període 3 caldrà que lliureu la implementació de la tasca 3. Envieu el fitxer de codi o el projecte de netbeans comprimit a la bústia del lliurament parcial 2 de l’EAC5 (EAC5P2) abans de les 23:55 de la data límit.</text:p>
        </text:list-item>
        <text:list-item>
          <text:p text:style-name="P118">Al final del període 4 caldrà que lliureu la implementació de la tasca 2. Envieu el fitxer de codi o el projecte de netbeans comprimit a la bústia del lliurament parcial 3 de l’EAC5 (EAC5P3) abans de les 23:55 de la data límit.</text:p>
        </text:list-item>
      </text:list>
      <text:p text:style-name="P74"><text:s/>Les dates límit de cada lliurament són:</text:p>
      <table:table table:name="Taula26" table:style-name="Taula26">
        <table:table-column table:style-name="Taula26.A" table:number-columns-repeated="3"/>
        <table:table-row>
          <table:table-cell table:style-name="Taula26.A1" office:value-type="string">
            <text:p text:style-name="P8">Lliuraments parcials</text:p>
          </table:table-cell>
          <table:table-cell table:style-name="Taula26.A1" office:value-type="string">
            <text:p text:style-name="P8">Període</text:p>
          </table:table-cell>
          <table:table-cell table:style-name="Taula26.C1" office:value-type="string">
            <text:p text:style-name="P8">Data límit</text:p>
          </table:table-cell>
        </table:table-row>
        <table:table-row>
          <table:table-cell table:style-name="Taula26.B4" office:value-type="string">
            <text:p text:style-name="P9">EAC5P1</text:p>
          </table:table-cell>
          <table:table-cell table:style-name="Taula26.B4" office:value-type="string">
            <text:p text:style-name="P9">2</text:p>
          </table:table-cell>
          <table:table-cell table:style-name="Taula26.C2" office:value-type="date" office:date-value="2020-03-30">
            <text:p text:style-name="P10">30/03/20</text:p>
          </table:table-cell>
        </table:table-row>
        <table:table-row>
          <table:table-cell table:style-name="Taula26.B4" office:value-type="string">
            <text:p text:style-name="P9">EAC5P2</text:p>
          </table:table-cell>
          <table:table-cell table:style-name="Taula26.B4" office:value-type="string">
            <text:p text:style-name="P9">3</text:p>
          </table:table-cell>
          <table:table-cell table:style-name="Taula26.C3" office:value-type="date" office:date-value="2020-04-06">
            <text:p text:style-name="P10">06/04/20</text:p>
          </table:table-cell>
        </table:table-row>
        <table:table-row>
          <table:table-cell table:style-name="Taula26.B4" office:value-type="string">
            <text:p text:style-name="P9">EAC5P3</text:p>
          </table:table-cell>
          <table:table-cell table:style-name="Taula26.B4" office:value-type="string">
            <text:p text:style-name="P9">4</text:p>
          </table:table-cell>
          <table:table-cell table:style-name="Taula26.C4" office:value-type="date" office:date-value="2020-04-17">
            <text:p text:style-name="P10">17/04/20</text:p>
          </table:table-cell>
        </table:table-row>
      </table:table>
      <text:p text:style-name="Text_20_EAC"/>
      <text:p text:style-name="P86"><text:bookmark-start text:name="__RefHeading___Toc6043_3512146126"/>Criteris de correcció i ponderació<text:bookmark-end text:name="__RefHeading___Toc6043_3512146126"/></text:p>
      <text:p text:style-name="P74">A continuació es mostren els criteris de correcció i la ponderació usats per a corregir cada un dels lliuraments de l’EAC (Descriure els criteris de correcció en forma rúbrica que ajudi a l’alumne a saber que se li demanarà i al professor a la correcció per cada EAC parcial).</text:p>
      <text:p text:style-name="Encapcalament_20_2_20_EAC"><text:bookmark-start text:name="__RefHeading___Toc6143_3512146126"/>EAC5P1. Lliurament parcial del període 2 (15%)<text:bookmark-end text:name="__RefHeading___Toc6143_3512146126"/></text:p>
      <text:p text:style-name="P74">A aquí es mostren els criteris de correcció agrupats en 3 aspectes: </text:p>
      <text:list xml:id="list2464248196" text:style-name="L7">
        <text:list-item>
          <text:p text:style-name="P119">Correctesa (6 punts): Verificació del bon funcionament del codi lliurat d’acord amb les indicacions de l’enunciat.</text:p>
        </text:list-item>
        <text:list-item>
          <text:p text:style-name="P119">Llegibilitat del codi (2 punts): Aplicació dels criteris de llegibilitat bàsics apresos al bloc 1 i bloc 2 del mòdul 3.</text:p>
        </text:list-item>
        <text:list-item>
          <text:p text:style-name="P119">Modularitat (2 punts): Aplicació dels criteris de modularitat explicats en aquest bloc per tal de d’evitar aplicacions monolítiques.</text:p>
        </text:list-item>
      </text:list>
      <text:p text:style-name="P74"/>
      <table:table table:name="Taula29" table:style-name="Taula29">
        <table:table-column table:style-name="Taula29.A"/>
        <table:table-column table:style-name="Taula29.B"/>
        <table:table-column table:style-name="Taula29.C" table:number-columns-repeated="3"/>
        <table:table-column table:style-name="Taula29.F"/>
        <table:table-header-rows>
          <text:soft-page-break/>
          <table:table-row>
            <table:table-cell table:style-name="Taula29.A1" office:value-type="string">
              <text:p text:style-name="P15">Correctesa (6 punts)</text:p>
            </table:table-cell>
            <table:table-cell table:style-name="Taula29.A1" office:value-type="string">
              <text:p text:style-name="P15">Criteris de verificació</text:p>
            </table:table-cell>
            <table:table-cell table:style-name="Taula29.A1" office:value-type="string">
              <text:p text:style-name="P15"><text:s/>100% </text:p>
            </table:table-cell>
            <table:table-cell table:style-name="Taula29.A1" office:value-type="string">
              <text:p text:style-name="P15">60%</text:p>
            </table:table-cell>
            <table:table-cell table:style-name="Taula29.A1" office:value-type="string">
              <text:p text:style-name="P15">30% </text:p>
            </table:table-cell>
            <table:table-cell table:style-name="Taula29.F1" office:value-type="string">
              <text:p text:style-name="P15">0%</text:p>
            </table:table-cell>
          </table:table-row>
        </table:table-header-rows>
        <table:table-row table:style-name="Taula29.2">
          <table:table-cell table:style-name="Taula29.A6" office:value-type="string">
            <text:p text:style-name="P17">demanarEnter (0’5)</text:p>
          </table:table-cell>
          <table:table-cell table:style-name="Taula29.B2" office:value-type="string">
            <text:p text:style-name="P12">1) Mostra els missatges de demanda i error en cas que falli, tot retornat l'enter.</text:p>
            <text:p text:style-name="P20">2) Torna a demanar Enter si s’introdueix un tipus diferent</text:p>
          </table:table-cell>
          <table:table-cell table:style-name="Taula29.C2" office:value-type="string">
            <text:p text:style-name="P13">No falla cap criteri</text:p>
          </table:table-cell>
          <table:table-cell table:style-name="Taula29.D2" office:value-type="string">
            <text:p text:style-name="P13">Falla el criteri 2). </text:p>
          </table:table-cell>
          <table:table-cell table:style-name="Taula29.E2" office:value-type="string">
            <text:p text:style-name="P14">Falla el criteri 1)</text:p>
          </table:table-cell>
          <table:table-cell table:style-name="Taula29.F2" office:value-type="string">
            <text:p text:style-name="P13">No compila i/o fallen tots dos criteris.</text:p>
          </table:table-cell>
        </table:table-row>
        <table:table-row table:style-name="Taula29.2">
          <table:table-cell table:style-name="Taula29.A6" office:value-type="string">
            <text:p text:style-name="P101">demanarString(0’5) </text:p>
          </table:table-cell>
          <table:table-cell table:style-name="Taula29.B3" office:value-type="string">
            <text:p text:style-name="P12">1) Mostra els missatges de demanda i error en cas que falli, tot retornant l'String.</text:p>
            <text:p text:style-name="P20">2) Torna a demanar String si no s’introdueix res</text:p>
          </table:table-cell>
          <table:table-cell table:style-name="Taula29.C3" office:value-type="string">
            <text:p text:style-name="P13">No falla cap criteri</text:p>
          </table:table-cell>
          <table:table-cell table:style-name="Taula29.D3" office:value-type="string">
            <text:p text:style-name="P13">Falla el criteri 2). </text:p>
          </table:table-cell>
          <table:table-cell table:style-name="Taula29.E3" office:value-type="string">
            <text:p text:style-name="P14">Falla el criteri 1)</text:p>
          </table:table-cell>
          <table:table-cell table:style-name="Taula29.F3" office:value-type="string">
            <text:p text:style-name="P13">No compila i/o fallen tots dos criteris.</text:p>
          </table:table-cell>
        </table:table-row>
        <table:table-row table:style-name="Taula29.2">
          <table:table-cell table:style-name="Taula29.A6" office:value-type="string">
            <text:p text:style-name="P97">posicioProducte(1)</text:p>
          </table:table-cell>
          <table:table-cell table:style-name="Taula29.B4" office:value-type="string">
            <text:p text:style-name="P12">1) Fa la cerca correctament.</text:p>
            <text:p text:style-name="P20">2) Retorna el resultat correctament en qualsevol cas.</text:p>
          </table:table-cell>
          <table:table-cell table:style-name="Taula29.C4" office:value-type="string">
            <text:p text:style-name="P13">No falla cap criteri</text:p>
          </table:table-cell>
          <table:table-cell table:style-name="Taula29.D4" office:value-type="string">
            <text:p text:style-name="P13">Falla el criteri 2) </text:p>
          </table:table-cell>
          <table:table-cell table:style-name="Taula29.E4" office:value-type="string">
            <text:p text:style-name="P14">Falla el criteri 1)</text:p>
          </table:table-cell>
          <table:table-cell table:style-name="Taula29.F4" office:value-type="string">
            <text:p text:style-name="P13">No compila i/o fallen tots dos criteris.</text:p>
          </table:table-cell>
        </table:table-row>
        <table:table-row table:style-name="Taula29.2">
          <table:table-cell table:style-name="Taula29.A6" office:value-type="string">
            <text:p text:style-name="P97">CalculaAmpolles (2)</text:p>
          </table:table-cell>
          <table:table-cell table:style-name="Taula29.B5" office:value-type="string">
            <text:p text:style-name="P12">1) Extreu correctament l'array del producte trobat prèviament.</text:p>
            <text:p text:style-name="P20">2) Utilitza correctament el mètode calculaLitres.</text:p>
          </table:table-cell>
          <table:table-cell table:style-name="Taula29.C5" office:value-type="string">
            <text:p text:style-name="P13">No falla cap criteri</text:p>
          </table:table-cell>
          <table:table-cell table:style-name="Taula29.D5" office:value-type="string">
            <text:p text:style-name="P13">Falla el criteri 2) </text:p>
          </table:table-cell>
          <table:table-cell table:style-name="Taula29.E5" office:value-type="string">
            <text:p text:style-name="P14">Falla el criteri 1)</text:p>
          </table:table-cell>
          <table:table-cell table:style-name="Taula29.F5" office:value-type="string">
            <text:p text:style-name="P13">No compila i/o fallen tots dos criteris.</text:p>
          </table:table-cell>
        </table:table-row>
        <table:table-row table:style-name="Taula29.2">
          <table:table-cell table:style-name="Taula29.A6" office:value-type="string">
            <text:p text:style-name="P97">CalculaQuilogramsAmpolles (2)</text:p>
          </table:table-cell>
          <table:table-cell table:style-name="Taula29.B6" office:value-type="string">
            <text:p text:style-name="P12">1) Troba la posició del producte.</text:p>
            <text:p text:style-name="P22">2) Utilitza correctament el mètode <text:span text:style-name="T100">calculaQuilogramsLitres</text:span><text:span text:style-name="T70">.</text:span></text:p>
          </table:table-cell>
          <table:table-cell table:style-name="Taula29.C6" office:value-type="string">
            <text:p text:style-name="P13">No falla cap criteri</text:p>
          </table:table-cell>
          <table:table-cell table:style-name="Taula29.D6" office:value-type="string">
            <text:p text:style-name="P13">Falla el criteri 1) </text:p>
          </table:table-cell>
          <table:table-cell table:style-name="Taula29.E6" office:value-type="string">
            <text:p text:style-name="P14">Falla el criteri 2)</text:p>
          </table:table-cell>
          <table:table-cell table:style-name="Taula29.F6" office:value-type="string">
            <text:p text:style-name="P13">No compila i/o fallen tots dos criteris.</text:p>
          </table:table-cell>
        </table:table-row>
      </table:table>
      <text:p text:style-name="P75"/>
      <text:p text:style-name="P76">I la resta d’aspectes:</text:p>
      <table:table table:name="Taula30" table:style-name="Taula30">
        <table:table-column table:style-name="Taula30.A"/>
        <table:table-column table:style-name="Taula30.B" table:number-columns-repeated="2"/>
        <table:table-column table:style-name="Taula30.D"/>
        <table:table-header-rows>
          <table:table-row>
            <table:table-cell table:style-name="Taula30.A1" table:number-rows-spanned="2" office:value-type="string">
              <text:p text:style-name="P15"/>
              <text:p text:style-name="P15">Aspectes</text:p>
            </table:table-cell>
            <table:table-cell table:style-name="Taula30.B1" table:number-columns-spanned="3" office:value-type="string">
              <text:p text:style-name="P15">Criteris</text:p>
            </table:table-cell>
            <table:covered-table-cell/>
            <table:covered-table-cell/>
          </table:table-row>
          <table:table-row>
            <table:covered-table-cell/>
            <table:table-cell table:style-name="Taula30.B2" office:value-type="string">
              <text:p text:style-name="P15">100%</text:p>
            </table:table-cell>
            <table:table-cell table:style-name="Taula30.B2" office:value-type="string">
              <text:p text:style-name="P15">50%</text:p>
            </table:table-cell>
            <table:table-cell table:style-name="Taula30.D2" office:value-type="string">
              <text:p text:style-name="P15">0%</text:p>
            </table:table-cell>
          </table:table-row>
        </table:table-header-rows>
        <table:table-row table:style-name="Taula30.3">
          <table:table-cell table:style-name="Taula30.A4" office:value-type="string">
            <text:p text:style-name="P18">Llegibilitat del codi (2)</text:p>
          </table:table-cell>
          <table:table-cell table:style-name="Taula30.C4" office:value-type="string">
            <text:p text:style-name="P46">1) Es fan servir constants de forma habitual en lloc de valors literals.</text:p>
            <text:p text:style-name="P46">2) El codi està ben indentat.<text:line-break/></text:p>
          </table:table-cell>
          <table:table-cell table:style-name="Taula30.C4" office:value-type="string">
            <text:p text:style-name="P47">1) Es fan servir poques constants.<text:line-break/>2) El codi no està sempre ben indentat.</text:p>
          </table:table-cell>
          <table:table-cell table:style-name="Taula30.D4" office:value-type="string">
            <text:p text:style-name="P39">1) Mai o quasi bé mai, es fan servir constants.</text:p>
            <text:p text:style-name="P40"><text:span text:style-name="T61">2) Sovint el codi està mal</text:span> indentat</text:p>
          </table:table-cell>
        </table:table-row>
        <table:table-row table:style-name="Taula30.3">
          <table:table-cell table:style-name="Taula30.A4" office:value-type="string">
            <text:p text:style-name="P18">Modularitat del codi (2)</text:p>
          </table:table-cell>
          <table:table-cell table:style-name="Taula30.C4" office:value-type="string">
            <text:p text:style-name="P46">1) El codi es troba distribuït en mètodes seguint un disseny descendent correcte.<text:line-break/>2) El codi no es concentra en pocs mètodes sinó que es troba ben distribuït i segmentat en nivells de profunditat raonables per la mida de l'aplicació.</text:p>
          </table:table-cell>
          <table:table-cell table:style-name="Taula30.C4" office:value-type="string">
            <text:p text:style-name="P47">No es compleixen un dels criteris de modularitat (casella 100%).</text:p>
          </table:table-cell>
          <table:table-cell table:style-name="Taula30.D4" office:value-type="string">
            <text:p text:style-name="P40">No es compleixen cap dels criteris de modularitat (casella 100%).</text:p>
          </table:table-cell>
        </table:table-row>
      </table:table>
      <text:p text:style-name="P45"/>
      <text:p text:style-name="P75"/>
      <text:p text:style-name="Encapcalament_20_2_20_EAC"><text:bookmark-start text:name="__RefHeading___Toc18632_3899650761"/><text:soft-page-break/>EAC5P2. Lliurament parcial del període 3 (15%)<text:bookmark-end text:name="__RefHeading___Toc18632_3899650761"/></text:p>
      <text:p text:style-name="P74">A aquí es mostren els criteris de correcció agrupats en 3 aspectes: </text:p>
      <text:list xml:id="list101420666977368" text:continue-numbering="true" text:style-name="L7">
        <text:list-item>
          <text:p text:style-name="P120"><text:span text:style-name="T55">Estructura</text:span><text:span text:style-name="T50"> (6 punts): </text:span><text:span text:style-name="T55">Adequació de les dades </text:span><text:span text:style-name="T50">de l’estructura a la funcionalitat de l’aplicació <text:s/>i verificació del bon funcionament del codi de tractament de les dades (si n’hi ha) d’acord amb les indicacions de l’enunciat.</text:span></text:p>
        </text:list-item>
        <text:list-item>
          <text:p text:style-name="P119">Llegibilitat del codi (4 punts): Aplicació dels criteris de llegibilitat bàsics apresos al bloc 1 i bloc 2 del mòdul 3.</text:p>
        </text:list-item>
      </text:list>
      <text:p text:style-name="P74"/>
      <table:table table:name="Taula5" table:style-name="Taula5">
        <table:table-column table:style-name="Taula5.A"/>
        <table:table-column table:style-name="Taula5.B"/>
        <table:table-column table:style-name="Taula5.C"/>
        <table:table-column table:style-name="Taula5.D"/>
        <table:table-column table:style-name="Taula5.E"/>
        <table:table-header-rows>
          <table:table-row>
            <table:table-cell table:style-name="Taula5.A1" office:value-type="string">
              <text:p text:style-name="P15"><text:span text:style-name="T72">Estructura</text:span> (5 punts)</text:p>
            </table:table-cell>
            <table:table-cell table:style-name="Taula5.A1" office:value-type="string">
              <text:p text:style-name="P15">Criteris de verificació</text:p>
            </table:table-cell>
            <table:table-cell table:style-name="Taula5.A1" office:value-type="string">
              <text:p text:style-name="P15"><text:s/>100% </text:p>
            </table:table-cell>
            <table:table-cell table:style-name="Taula5.A1" office:value-type="string">
              <text:p text:style-name="P15">50%</text:p>
            </table:table-cell>
            <table:table-cell table:style-name="Taula5.E1" office:value-type="string">
              <text:p text:style-name="P15">0%</text:p>
            </table:table-cell>
          </table:table-row>
        </table:table-header-rows>
        <table:table-row table:style-name="Taula5.2">
          <table:table-cell table:style-name="Taula5.A2" office:value-type="string">
            <text:p text:style-name="P16">Definició DadesProduccio (5)</text:p>
          </table:table-cell>
          <table:table-cell table:style-name="Taula5.B2" office:value-type="string">
            <text:p text:style-name="P11">1) Es troben totes les dades necessàries per implementar l’aplicació.</text:p>
            <text:p text:style-name="P19">2) S'inicialitzen correctament.</text:p>
          </table:table-cell>
          <table:table-cell table:style-name="Taula5.C2" office:value-type="string">
            <text:p text:style-name="P11">No falta cap dada</text:p>
          </table:table-cell>
          <table:table-cell table:style-name="Taula5.D2" office:value-type="string">
            <text:p text:style-name="P11">Falta una dada important o no estan inicialitzades</text:p>
          </table:table-cell>
          <table:table-cell table:style-name="Taula5.E2" office:value-type="string">
            <text:p text:style-name="P11">- Falta una dada important i no estan inicialitzades.</text:p>
            <text:p text:style-name="P19"/>
            <text:p text:style-name="P11">- Falten dues o més dades importants</text:p>
          </table:table-cell>
        </table:table-row>
      </table:table>
      <text:p text:style-name="Text_20_EAC"/>
      <table:table table:name="Taula6" table:style-name="Taula6">
        <table:table-column table:style-name="Taula6.A"/>
        <table:table-column table:style-name="Taula6.B"/>
        <table:table-column table:style-name="Taula6.C"/>
        <table:table-column table:style-name="Taula6.D"/>
        <table:table-header-rows>
          <table:table-row>
            <table:table-cell table:style-name="Taula6.A1" table:number-rows-spanned="2" office:value-type="string">
              <text:p text:style-name="P15"/>
              <text:p text:style-name="P15">Aspectes</text:p>
            </table:table-cell>
            <table:table-cell table:style-name="Taula6.B1" table:number-columns-spanned="3" office:value-type="string">
              <text:p text:style-name="P15">Criteris</text:p>
            </table:table-cell>
            <table:covered-table-cell/>
            <table:covered-table-cell/>
          </table:table-row>
          <table:table-row>
            <table:covered-table-cell/>
            <table:table-cell table:style-name="Taula6.B2" office:value-type="string">
              <text:p text:style-name="P15">100%</text:p>
            </table:table-cell>
            <table:table-cell table:style-name="Taula6.B2" office:value-type="string">
              <text:p text:style-name="P15">50%</text:p>
            </table:table-cell>
            <table:table-cell table:style-name="Taula6.D2" office:value-type="string">
              <text:p text:style-name="P15">0%</text:p>
            </table:table-cell>
          </table:table-row>
        </table:table-header-rows>
        <table:table-row table:style-name="Taula6.3">
          <table:table-cell table:style-name="Taula6.A3" office:value-type="string">
            <text:p text:style-name="P18">Llegibilitat <text:s/>(5 punts)</text:p>
          </table:table-cell>
          <table:table-cell table:style-name="Taula6.B3" office:value-type="string">
            <text:p text:style-name="P47"><text:span text:style-name="T58">1) Tots e</text:span><text:span text:style-name="T60">ls noms de les variables són descriptius</text:span><text:span text:style-name="T58">.</text:span></text:p>
            <text:p text:style-name="P46">2) El codi està ben indentat.<text:line-break/></text:p>
          </table:table-cell>
          <table:table-cell table:style-name="Taula6.C3" office:value-type="string">
            <text:p text:style-name="P47">1) Algunes variables tenen noms poc descriptius.<text:line-break/>2) El codi no està sempre ben indentat.</text:p>
          </table:table-cell>
          <table:table-cell table:style-name="Taula6.D3" office:value-type="string">
            <text:p text:style-name="P39">1) Cap o poques de les variables tenen noms descriptius.</text:p>
            <text:p text:style-name="P40"><text:span text:style-name="T61">2) Sovint el codi està mal</text:span> indentat</text:p>
          </table:table-cell>
        </table:table-row>
      </table:table>
      <text:p text:style-name="Standard"/>
      <text:p text:style-name="Encapcalament_20_2_20_EAC"><text:bookmark-start text:name="__RefHeading___Toc6141_3512146126"/>EAC5P3. Lliurament final en el període 4 <text:s/>(70%)<text:bookmark-end text:name="__RefHeading___Toc6141_3512146126"/></text:p>
      <text:p text:style-name="P74">A continuació es mostren els criteris de correcció d’aquesta part agrupats en 4 aspectes: </text:p>
      <text:list xml:id="list101420988887691" text:continue-numbering="true" text:style-name="L7">
        <text:list-item>
          <text:p text:style-name="P119">Correctesa (5 punts): Verificació del bon funcionament del codi lliurat d’acord amb les indicacions de l’enunciat.</text:p>
        </text:list-item>
        <text:list-item>
          <text:p text:style-name="P119">Llegibilitat del codi (2 punts): Aplicació dels criteris de llegibilitat bàsics apresos al bloc 1 i bloc 2 del mòdul 3.</text:p>
        </text:list-item>
        <text:list-item>
          <text:p text:style-name="P119">Modularitat (2 punts): Aplicació dels criteris de modularitat explicats en aquest bloc per tal de d’evitar aplicacions monolítiques.</text:p>
        </text:list-item>
        <text:list-item>
          <text:p text:style-name="P119">Interfície d’usuari (1 punts).</text:p>
        </text:list-item>
      </text:list>
      <table:table table:name="Taula27" table:style-name="Taula27">
        <table:table-column table:style-name="Taula27.A"/>
        <table:table-column table:style-name="Taula27.B"/>
        <table:table-column table:style-name="Taula27.C" table:number-columns-repeated="3"/>
        <table:table-column table:style-name="Taula27.F"/>
        <table:table-header-rows>
          <table:table-row>
            <table:table-cell table:style-name="Taula27.A1" office:value-type="string">
              <text:p text:style-name="P78">Correctesa </text:p>
              <text:p text:style-name="P78">(6 punts)</text:p>
            </table:table-cell>
            <table:table-cell table:style-name="Taula27.A1" office:value-type="string">
              <text:p text:style-name="P78">Criteris de verificació</text:p>
            </table:table-cell>
            <table:table-cell table:style-name="Taula27.A1" office:value-type="string">
              <text:p text:style-name="P78"><text:s/>100% </text:p>
            </table:table-cell>
            <table:table-cell table:style-name="Taula27.A1" office:value-type="string">
              <text:p text:style-name="P78">60%</text:p>
            </table:table-cell>
            <table:table-cell table:style-name="Taula27.A1" office:value-type="string">
              <text:p text:style-name="P78">30% </text:p>
            </table:table-cell>
            <table:table-cell table:style-name="Taula27.F1" office:value-type="string">
              <text:p text:style-name="P78">0%</text:p>
            </table:table-cell>
          </table:table-row>
        </table:table-header-rows>
        <table:table-row>
          <table:table-cell table:style-name="Taula27.A5" office:value-type="string">
            <text:p text:style-name="P13">Adaptació Menú (1)</text:p>
          </table:table-cell>
          <table:table-cell table:style-name="Taula27.B5" office:value-type="string">
            <text:p text:style-name="P13">1) Creació dels nous elements de menú</text:p>
            <text:p text:style-name="P21">2) Aprofitament dels nous mètodes programats per la petició d'informació.</text:p>
            <text:p text:style-name="P21">3) Manteniment de l’encapsulament i ús <text:soft-page-break/>d’estructures correctes en la programació</text:p>
          </table:table-cell>
          <table:table-cell table:style-name="Taula27.E5" office:value-type="string">
            <text:p text:style-name="P13">No falla cap criteri</text:p>
          </table:table-cell>
          <table:table-cell table:style-name="Taula27.E5" office:value-type="string">
            <text:p text:style-name="P13">Falla un dels tres criteris. </text:p>
          </table:table-cell>
          <table:table-cell table:style-name="Taula27.E5" office:value-type="string">
            <text:p text:style-name="P14">Fallen dos dels tres criteris.</text:p>
          </table:table-cell>
          <table:table-cell table:style-name="Taula27.F5" office:value-type="string">
            <text:p text:style-name="P13">No compila i/o fallen els tres <text:soft-page-break/>criteris.</text:p>
          </table:table-cell>
        </table:table-row>
        <table:table-row table:style-name="Taula27.3">
          <table:table-cell table:style-name="Taula27.A5" office:value-type="string">
            <text:p text:style-name="P13"><text:span text:style-name="T124">Estimació</text:span> <text:span text:style-name="T124">Producció</text:span> (2)</text:p>
          </table:table-cell>
          <table:table-cell table:style-name="Taula27.B5" office:value-type="string">
            <text:p text:style-name="P13">1) <text:s/>Utilització correcta de les estructures de dades creades.</text:p>
            <text:p text:style-name="P13">2) Ús correcte de les llibreries desenvolupades pel càlcul d'ampolles.</text:p>
            <text:p text:style-name="P21">3) Ús d’un bon estil de programació</text:p>
          </table:table-cell>
          <table:table-cell table:style-name="Taula27.E5" office:value-type="string">
            <text:p text:style-name="P13">No falla cap criteri</text:p>
          </table:table-cell>
          <table:table-cell table:style-name="Taula27.E5" office:value-type="string">
            <text:p text:style-name="P13">Falla un dels criteris. </text:p>
          </table:table-cell>
          <table:table-cell table:style-name="Taula27.E5" office:value-type="string">
            <text:p text:style-name="P14">Fallen dos dels tres criteris.</text:p>
          </table:table-cell>
          <table:table-cell table:style-name="Taula27.F5" office:value-type="string">
            <text:p text:style-name="P13">No compila i/o fallen els tres criteris.</text:p>
          </table:table-cell>
        </table:table-row>
        <table:table-row>
          <table:table-cell table:style-name="Taula27.A5" office:value-type="string">
            <text:p text:style-name="P79">Produir I Embotellar (<text:span text:style-name="T124">2,5</text:span>)</text:p>
          </table:table-cell>
          <table:table-cell table:style-name="Taula27.B5" office:value-type="string">
            <text:p text:style-name="P13">1) <text:s/>Utilització correcta de les estructures de dades creades.</text:p>
            <text:p text:style-name="P21">2) Integració de totes les biblioteques i mètodes creats.</text:p>
            <text:p text:style-name="P21">3) Bon estil de programació.</text:p>
          </table:table-cell>
          <table:table-cell table:style-name="Taula27.E5" office:value-type="string">
            <text:p text:style-name="P13">No falla cap criteri</text:p>
          </table:table-cell>
          <table:table-cell table:style-name="Taula27.E5" office:value-type="string">
            <text:p text:style-name="P13">Falla un dels criteris. </text:p>
          </table:table-cell>
          <table:table-cell table:style-name="Taula27.E5" office:value-type="string">
            <text:p text:style-name="P14">Fallen dos dels tres criteris.</text:p>
          </table:table-cell>
          <table:table-cell table:style-name="Taula27.F5" office:value-type="string">
            <text:p text:style-name="P13">No compila i/o fallen els tres criteris.</text:p>
          </table:table-cell>
        </table:table-row>
        <table:table-row>
          <table:table-cell table:style-name="Taula27.A5" office:value-type="string">
            <text:p text:style-name="P79"><text:span text:style-name="T124">Mostrar Producció</text:span> (<text:span text:style-name="T124">0,5</text:span>)</text:p>
          </table:table-cell>
          <table:table-cell table:style-name="Taula27.B5" office:value-type="string">
            <text:p text:style-name="P13">1) <text:s/>Utilització correcta de les estructures de dades creades.</text:p>
            <text:p text:style-name="P21">2) Integració de totes les biblioteques i mètodes creats.</text:p>
            <text:p text:style-name="P21">3) Bon estil de programació.</text:p>
          </table:table-cell>
          <table:table-cell table:style-name="Taula27.E5" office:value-type="string">
            <text:p text:style-name="P13">No falla cap criteri</text:p>
          </table:table-cell>
          <table:table-cell table:style-name="Taula27.E5" office:value-type="string">
            <text:p text:style-name="P13">Falla un dels criteris. </text:p>
          </table:table-cell>
          <table:table-cell table:style-name="Taula27.E5" office:value-type="string">
            <text:p text:style-name="P14">Fallen dos dels tres criteris.</text:p>
          </table:table-cell>
          <table:table-cell table:style-name="Taula27.F5" office:value-type="string">
            <text:p text:style-name="P13">No compila i/o fallen els tres criteris.</text:p>
          </table:table-cell>
        </table:table-row>
      </table:table>
      <text:p text:style-name="P73"><text:span text:style-name="T50"><text:s/></text:span><text:span text:style-name="T58">I la resta d’aspectes:</text:span></text:p>
      <table:table table:name="Taula28" table:style-name="Taula28">
        <table:table-column table:style-name="Taula28.A"/>
        <table:table-column table:style-name="Taula28.B" table:number-columns-repeated="2"/>
        <table:table-column table:style-name="Taula28.D"/>
        <table:table-header-rows>
          <table:table-row>
            <table:table-cell table:style-name="Taula28.A1" table:number-rows-spanned="2" office:value-type="string">
              <text:p text:style-name="P15"/>
              <text:p text:style-name="P15">Aspectes</text:p>
            </table:table-cell>
            <table:table-cell table:style-name="Taula28.B1" table:number-columns-spanned="3" office:value-type="string">
              <text:p text:style-name="P15">Criteris</text:p>
            </table:table-cell>
            <table:covered-table-cell/>
            <table:covered-table-cell/>
          </table:table-row>
          <table:table-row>
            <table:covered-table-cell/>
            <table:table-cell table:style-name="Taula28.B2" office:value-type="string">
              <text:p text:style-name="P15">100%</text:p>
            </table:table-cell>
            <table:table-cell table:style-name="Taula28.B2" office:value-type="string">
              <text:p text:style-name="P15">50%</text:p>
            </table:table-cell>
            <table:table-cell table:style-name="Taula28.D2" office:value-type="string">
              <text:p text:style-name="P15">0%</text:p>
            </table:table-cell>
          </table:table-row>
        </table:table-header-rows>
        <table:table-row table:style-name="Taula28.3">
          <table:table-cell table:style-name="Taula28.A5" office:value-type="string">
            <text:p text:style-name="P18">Llegibilitat del codi (1,5)</text:p>
          </table:table-cell>
          <table:table-cell table:style-name="Taula28.C5" office:value-type="string">
            <text:p text:style-name="P46">1) Es fan servir constants de forma habitual en lloc de valors literals.</text:p>
            <text:p text:style-name="P46">2) Els noms de les classes, dels mètodes i les variables són descriptius de manera que és molt intuïtiu saber per a què es fan servir.</text:p>
            <text:p text:style-name="P46">3) El codi està ben indentat.<text:line-break/></text:p>
          </table:table-cell>
          <table:table-cell table:style-name="Taula28.C5" office:value-type="string">
            <text:p text:style-name="P47">1) Es fan servir poques constants.<text:line-break/>2) Costa deduir la utilització de mètodes i variables a partir dels seus noms.</text:p>
            <text:p text:style-name="P47">3) El codi no està sempre ben indentat.</text:p>
          </table:table-cell>
          <table:table-cell table:style-name="Taula28.D5" office:value-type="string">
            <text:p text:style-name="P39">Mai o quasi bé mai, es fan servir constants.</text:p>
            <text:p text:style-name="P39">2) Costa deduir la utilització de mètodes i variables a partir dels seus noms degut a que són noms massa curts o no signifiquen res.</text:p>
            <text:p text:style-name="P40"><text:span text:style-name="T61">3) Sovint el codi està mal</text:span> indentat</text:p>
          </table:table-cell>
        </table:table-row>
        <table:table-row table:style-name="Taula28.3">
          <table:table-cell table:style-name="Taula28.A5" office:value-type="string">
            <text:p text:style-name="P18">Modularitat del codi (1,5)</text:p>
          </table:table-cell>
          <table:table-cell table:style-name="Taula28.C5" office:value-type="string">
            <text:p text:style-name="P46">1) El codi es troba distribuït en mètodes seguint un disseny descendent correcte.<text:line-break/>2) El codi no es concentra en pocs mètodes sinó que es troba ben distribuït i segmentat en nivells de profunditat raonables per la mida de l'aplicació.<text:line-break/>3) La divisió facilita la llegibilitat.</text:p>
            <text:p text:style-name="P46">4) La divisió aconsegueix evitar errors a l’hora d’escriure el codi.</text:p>
            <text:p text:style-name="P46">5) La divisió facilitat la localització dels errors.</text:p>
          </table:table-cell>
          <table:table-cell table:style-name="Taula28.C5" office:value-type="string">
            <text:p text:style-name="P47">No es compleixen un o dos dels criteris de modularitat (casella 100%).</text:p>
          </table:table-cell>
          <table:table-cell table:style-name="Taula28.D5" office:value-type="string">
            <text:p text:style-name="P40">No es compleixen més de dos criteris de modularitat (casella 100%).</text:p>
          </table:table-cell>
        </table:table-row>
        <text:soft-page-break/>
        <table:table-row table:style-name="Taula28.3">
          <table:table-cell table:style-name="Taula28.A5" office:value-type="string">
            <text:p text:style-name="P18">Interfície d’usuari (1)</text:p>
          </table:table-cell>
          <table:table-cell table:style-name="Taula28.C5" office:value-type="string">
            <text:p text:style-name="P48">1) L'usuari sempre sap on es troba i com sortir o tornar a la pantalla anterior.<text:line-break/>2) Sempre es deixa clar el que l'usuari ha de fer en cada moment</text:p>
          </table:table-cell>
          <table:table-cell table:style-name="Taula28.C5" office:value-type="string">
            <text:p text:style-name="P47">2) No resulta fàcil saber en quina pantalla es troba l'usuari.<text:line-break/>3) Malgrat que hi ha missatges orientadors per l'usuari, aquest no sempre clarifiquen el que s'espera que l'usuari faci.</text:p>
          </table:table-cell>
          <table:table-cell table:style-name="Taula28.D5" office:value-type="string">
            <text:p text:style-name="P63">1) No hi ha missatges o els missatges que es mostren no expliquen el que l'usuari ha de fer, cosa que provoca que sovint aquest s'equivoqui.</text:p>
          </table:table-cell>
        </table:table-row>
      </table:table>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arial" svg:font-family="arial" style:font-family-generic="swiss"/>
    <style:font-face style:name="Courier New1"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cm" style:auto-text-indent="false" style:writing-mode="lr-tb"/>
      <style:text-properties style:use-window-font-color="true" style:font-name="Arial" fo:font-family="Arial" style:font-family-generic="swiss" style:font-pitch="variable" fo:font-size="11pt" fo:language="ca" fo:country="E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ext_20_body" style:display-name="Text body" style:family="paragraph" style:parent-style-name="Standard" style:class="text" style:master-page-name="">
      <style:paragraph-properties style:page-number="auto"/>
      <style:text-properties fo:color="#000000" style:font-name="Arial"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next-style-name="Preformatted_20_Text" style:class="extra">
      <style:paragraph-properties fo:text-align="center" style:justify-single-word="false" text:number-lines="false" text:line-number="0"/>
      <style:text-properties fo:font-weight="normal"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Numbering_20_1" style:display-name="Numbering 1" style:family="paragraph" style:parent-style-name="List" style:list-style-name="Numbering_20_1" style:class="list">
      <style:paragraph-properties fo:margin-left="0cm" fo:margin-right="0cm" fo:margin-top="0.4cm" fo:margin-bottom="0.21cm" loext:contextual-spacing="false" fo:text-align="justify" style:justify-single-word="false" fo:text-indent="0cm" style:auto-text-indent="false"/>
      <style:text-properties fo:font-size="10.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list-style-name="" style:class="html" style:master-page-name="">
      <loext:graphic-properties draw:fill="solid" draw:fill-color="#ffffff" draw:opacity="100%"/>
      <style:paragraph-properties fo:margin-top="0cm" fo:margin-bottom="0cm" loext:contextual-spacing="false" fo:text-align="start" style:justify-single-word="false" fo:orphans="2" fo:widows="2" style:page-number="auto" fo:background-color="#ffffff" text:number-lines="false" text:line-number="1" style:writing-mode="lr-tb">
        <style:tab-stops>
          <style:tab-stop style:position="1.397cm"/>
        </style:tab-stops>
      </style:paragraph-properties>
      <style:text-properties fo:color="#000000" style:font-name="Arial" fo:font-family="Arial" style:font-family-generic="swiss" style:font-pitch="variable" fo:font-size="11pt" fo:language="ca" fo:country="ES" fo:font-weight="normal" style:font-name-asian="Nimbus Mono L" style:font-family-asian="'Nimbus Mono L'" style:font-size-asian="11pt" style:font-weight-asian="normal" style:font-name-complex="Nimbus Mono L" style:font-family-complex="'Nimbus Mono L'" style:font-size-complex="11pt" style:language-complex="ar" style:country-complex="SA" style:font-weight-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ol_20_EAC" style:display-name="Titol EAC" style:family="paragraph" style:default-outline-level="1" style:list-style-name="">
      <loext:graphic-properties draw:fill="solid" draw:fill-color="#c0c0c0" draw:opacity="100%"/>
      <style:paragraph-properties fo:margin-left="0cm" fo:margin-right="0cm" fo:text-align="center" style:justify-single-word="false" fo:orphans="2" fo:widows="2" fo:text-indent="0cm" style:auto-text-indent="false" fo:background-color="#c0c0c0" fo:keep-with-next="always" style:writing-mode="lr-tb"/>
      <style:text-properties style:use-window-font-color="true" style:font-name="Arial" fo:font-family="Arial" style:font-family-generic="swiss" style:font-pitch="variable" fo:font-size="16pt" fo:language="ca" fo:country="ES" fo:font-weight="bold" fo:background-color="transparent"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language-complex="ar" style:country-complex="SA"/>
    </style:style>
    <style:style style:name="Encapçalament_20_1_20_EAC" style:display-name="Encapçalament 1 EAC" style:family="paragraph" style:next-style-name="Text_20_EAC">
      <loext:graphic-properties draw:fill="solid" draw:fill-color="#c0c0c0" draw:opacity="100%"/>
      <style:paragraph-properties fo:margin-left="0cm" fo:margin-right="0cm" fo:margin-top="0.801cm" fo:margin-bottom="0.499cm" loext:contextual-spacing="false" fo:text-align="center" style:justify-single-word="false" fo:orphans="2" fo:widows="2" fo:text-indent="0cm" style:auto-text-indent="false" fo:background-color="#c0c0c0" style:writing-mode="lr-tb"/>
      <style:text-properties style:use-window-font-color="true" style:font-name="Arial" fo:font-family="Arial" style:font-family-generic="swiss" style:font-pitch="variable" fo:font-size="11pt" fo:language="ca" fo:country="ES" fo:font-weight="bold" fo:background-color="transparent"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Text_20_EAC" style:display-name="Text EAC" style:family="paragraph">
      <loext:graphic-properties draw:fill="none" draw:fill-color="#99ccff"/>
      <style:paragraph-properties fo:margin-left="0cm" fo:margin-right="0cm" fo:margin-top="0.3cm" fo:margin-bottom="0.199cm" loext:contextual-spacing="false" fo:text-align="justify" style:justify-single-word="false" fo:orphans="2" fo:widows="2" fo:text-indent="0cm" style:auto-text-indent="false" fo:background-color="transparent" style:writing-mode="lr-tb">
        <style:tab-stops/>
      </style:paragraph-properties>
      <style:text-properties style:font-name="Arial" fo:font-family="Arial" style:font-family-generic="swiss" style:font-pitch="variable" fo:font-size="11pt" fo:language="ca" fo:country="ES" style:font-size-asian="10pt" style:font-name-complex="Arial" style:font-family-complex="Arial" style:font-family-generic-complex="swiss" style:font-pitch-complex="variable" style:font-size-complex="10pt" style:language-complex="ar" style:country-complex="SA"/>
    </style:style>
    <style:style style:name="text_20_llista_20_EAC" style:display-name="text llista EAC" style:family="paragraph" style:parent-style-name="Text_20_EAC">
      <style:paragraph-properties fo:margin-top="0cm" fo:margin-bottom="0cm" loext:contextual-spacing="false" fo:text-align="justify" style:justify-single-word="false"/>
      <style:text-properties style:font-name="Arial" fo:font-family="Arial" style:font-family-generic="swiss" style:font-pitch="variable" fo:language="ca" fo:country="ES" style:language-complex="ar" style:country-complex="SA"/>
    </style:style>
    <style:style style:name="Encapcalament_20_2_20_EAC" style:display-name="Encapcalament 2 EAC" style:family="paragraph" style:parent-style-name="Encapçalament_20_1_20_EAC" style:next-style-name="Text_20_EAC">
      <loext:graphic-properties draw:fill="solid" draw:fill-color="#c0c0c0" draw:opacity="100%"/>
      <style:paragraph-properties fo:margin-top="0.6cm" fo:margin-bottom="0.499cm" loext:contextual-spacing="false" fo:text-align="start" style:justify-single-word="false" fo:background-color="#c0c0c0"/>
      <style:text-properties fo:font-size="11pt" fo:language="ca" fo:country="ES" fo:font-weight="bold"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text_20_tasca_20_1_20_EAC" style:display-name="text tasca 1 EAC" style:family="paragraph" style:parent-style-name="Text_20_EAC" style:next-style-name="Tetxt_20_tasca_20_2_20_EAC" style:default-outline-level="1" style:list-style-name="Numbering_20_1" style:master-page-name="">
      <loext:graphic-properties draw:fill="none" draw:fill-color="#99ccff"/>
      <style:paragraph-properties fo:margin-left="1.6cm" fo:margin-right="0cm" fo:margin-top="0.101cm" fo:margin-bottom="0.101cm" loext:contextual-spacing="false" fo:text-align="justify" style:justify-single-word="false" fo:orphans="2" fo:widows="2" fo:text-indent="-1.6cm" style:auto-text-indent="false" style:page-number="auto" fo:background-color="transparent" style:writing-mode="lr-tb">
        <style:tab-stops>
          <style:tab-stop style:position="1.6cm"/>
        </style:tab-stops>
      </style:paragraph-properties>
    </style:style>
    <style:style style:name="Tetxt_20_tasca_20_2_20_EAC" style:display-name="Tetxt tasca 2 EAC" style:family="paragraph" style:parent-style-name="Text_20_EAC" style:default-outline-level="" style:master-page-name="">
      <loext:graphic-properties draw:fill="none" draw:fill-color="#99ccff"/>
      <style:paragraph-properties fo:margin-left="1.6cm" fo:margin-right="0cm" fo:margin-top="0.3cm" fo:margin-bottom="0.199cm" loext:contextual-spacing="false" fo:text-align="justify" style:justify-single-word="false" fo:orphans="2" fo:widows="2" fo:text-indent="0cm" style:auto-text-indent="false" style:page-number="auto" fo:background-color="transparent" style:writing-mode="lr-tb">
        <style:tab-stops>
          <style:tab-stop style:position="1.693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Figure" style:family="paragraph" style:parent-style-name="Caption" style:class="extra"/>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Line_20_numbering" style:display-name="Line numbering"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23" style:display-name="Numbering 123">
      <text:list-level-style-number text:level="1" text:style-name="User_20_Entry"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Tasca " style:num-suffix="." style:num-format="1">
        <style:list-level-properties text:min-label-distance="0.101cm"/>
      </text:list-level-style-number>
      <text:list-level-style-number text:level="2" text:style-name="Numbering_20_Symbols" style:num-suffix="." style:num-format="a">
        <style:list-level-properties text:space-before="0.501cm" text:min-label-distance="0.101cm"/>
      </text:list-level-style-number>
      <text:list-level-style-bullet text:level="3" text:style-name="Bullet_20_Symbols" text:bullet-char="">
        <style:list-level-properties text:space-before="1cm" text:min-label-width="0.499cm" text:min-label-distance="0.101cm"/>
        <style:text-properties style:font-name="OpenSymbol1"/>
      </text:list-level-style-bullet>
      <text:list-level-style-number text:level="4" text:style-name="Numbering_20_Symbols" style:num-suffix="." style:num-format="1">
        <style:list-level-properties text:space-before="1.501cm" text:min-label-width="0.499cm" text:min-label-distance="0.101cm"/>
      </text:list-level-style-number>
      <text:list-level-style-number text:level="5" text:style-name="Numbering_20_Symbols" style:num-suffix="." style:num-format="1">
        <style:list-level-properties text:space-before="2cm" text:min-label-width="0.499cm" text:min-label-distance="0.101cm"/>
      </text:list-level-style-number>
      <text:list-level-style-number text:level="6" text:style-name="Numbering_20_Symbols" style:num-suffix="." style:num-format="1">
        <style:list-level-properties text:space-before="2.501cm" text:min-label-width="0.499cm" text:min-label-distance="0.101cm"/>
      </text:list-level-style-number>
      <text:list-level-style-number text:level="7" text:style-name="Numbering_20_Symbols" style:num-suffix="." style:num-format="1">
        <style:list-level-properties text:space-before="3.001cm" text:min-label-width="0.499cm" text:min-label-distance="0.101cm"/>
      </text:list-level-style-number>
      <text:list-level-style-number text:level="8" text:style-name="Numbering_20_Symbols" style:num-suffix="." style:num-format="1">
        <style:list-level-properties text:space-before="3.502cm" text:min-label-width="0.499cm" text:min-label-distance="0.101cm"/>
      </text:list-level-style-number>
      <text:list-level-style-number text:level="9" text:style-name="Numbering_20_Symbols" style:num-suffix="." style:num-format="1">
        <style:list-level-properties text:space-before="4.001cm" text:min-label-width="0.499cm" text:min-label-distance="0.101cm"/>
      </text:list-level-style-number>
      <text:list-level-style-number text:level="10" text:style-name="Numbering_20_Symbols" style:num-suffix="." style:num-format="1">
        <style:list-level-properties text:space-before="4.502cm" text:min-label-width="0.499cm" text:min-label-distance="0.101cm"/>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Bullet_20_Symbols" text:bullet-char="•">
        <style:list-level-properties text:space-before="1.905cm" text:min-label-width="0.635cm"/>
        <style:text-properties style:font-name="StarSymbol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2." style:num-suffix="." style:num-format="1">
        <style:list-level-properties text:list-level-position-and-space-mode="label-alignment">
          <style:list-level-label-alignment text:label-followed-by="listtab" text:list-tab-stop-position="1.397cm" fo:text-indent="-0.997cm" fo:margin-left="1.397cm"/>
        </style:list-level-properties>
      </text:list-level-style-number>
      <text:list-level-style-number text:level="3" style:num-prefix="2.3." style:num-suffix="." style:num-format="1">
        <style:list-level-properties text:list-level-position-and-space-mode="label-alignment">
          <style:list-level-label-alignment text:label-followed-by="listtab" text:list-tab-stop-position="3.022cm" fo:text-indent="-0.889cm" fo:margin-left="2.64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fo:keep-together="always"/>
    </style:style>
    <style:style style:name="Taula1.B1.3.1" style:family="table-cell">
      <style:table-cell-properties style:vertical-align="middle" fo:padding-left="0.123cm" fo:padding-right="0.123cm" fo:padding-top="0cm" fo:padding-bottom="0cm" fo:border="0.5pt solid #000000" style:writing-mode="lr-tb"/>
    </style:style>
    <style:style style:name="Taula1.B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fo:keep-together="always"/>
    </style:style>
    <style:style style:name="Taula3.B1.3.1" style:family="table-cell">
      <style:table-cell-properties style:vertical-align="middle" fo:padding-left="0.123cm" fo:padding-right="0.123cm" fo:padding-top="0cm" fo:padding-bottom="0cm" fo:border="0.5pt solid #000000" style:writing-mode="lr-tb"/>
    </style:style>
    <style:style style:name="Taula3.B1.2" style:family="table-row">
      <style:table-row-properties style:min-row-height="0.887cm" fo:keep-together="always"/>
    </style:style>
    <style:style style:name="MP1" style:family="paragraph" style:parent-style-name="Header" style:master-page-name="">
      <style:paragraph-properties fo:margin-left="0cm" fo:margin-right="0cm" fo:text-align="center" style:justify-single-word="false" fo:orphans="2" fo:widows="2" fo:text-indent="0cm" style:auto-text-indent="false" style:page-number="auto" fo:padding="0.049cm" fo:border="0.06pt solid #000000" style:shadow="none" style:writing-mode="lr-tb">
        <style:tab-stops>
          <style:tab-stop style:position="7.5cm" style:type="center"/>
          <style:tab-stop style:position="15cm" style:type="right"/>
        </style:tab-stops>
      </style:paragraph-properties>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margin-left="0cm" fo:margin-right="0cm" fo:text-align="start" style:justify-single-word="false" fo:text-indent="0cm" style:auto-text-indent="false" style:snap-to-layout-grid="false"/>
      <style:text-properties fo:background-color="transparent"/>
    </style:style>
    <style:style style:name="MP6" style:family="paragraph" style:parent-style-name="Header">
      <style:paragraph-properties fo:margin-left="0cm" fo:margin-right="0cm" fo:text-align="center" style:justify-single-word="false" fo:text-indent="0cm" style:auto-text-indent="false" style:snap-to-layout-grid="false"/>
      <style:text-properties style:font-name="Arial1" fo:font-size="8pt" fo:language="ca" fo:country="ES" fo:background-color="transparent" style:font-size-asian="8pt"/>
    </style:style>
    <style:style style:name="MP7" style:family="paragraph" style:parent-style-name="Footnote">
      <style:paragraph-properties fo:margin-left="0cm" fo:margin-right="0cm" fo:text-align="center" style:justify-single-word="false" fo:text-indent="0cm" style:auto-text-indent="false" style:snap-to-layout-grid="false"/>
    </style:style>
    <style:style style:name="MP8" style:family="paragraph" style:parent-style-name="Footnote">
      <style:paragraph-properties fo:margin-left="0cm" fo:margin-right="0cm" fo:text-align="start" style:justify-single-word="false" fo:text-indent="0cm" style:auto-text-indent="false" style:snap-to-layout-grid="false"/>
      <style:text-properties style:font-name="Arial1" fo:font-size="8pt" fo:language="ca" fo:country="ES" fo:background-color="transparent" style:font-size-asian="8pt"/>
    </style:style>
    <style:style style:name="MP9" style:family="paragraph" style:parent-style-name="Text_20_body">
      <style:paragraph-properties fo:margin-left="0cm" fo:margin-right="0cm" fo:text-align="center" style:justify-single-word="false" fo:text-indent="0cm" style:auto-text-indent="false" style:snap-to-layout-grid="false"/>
      <style:text-properties style:font-name="Arial" fo:font-size="8pt" fo:language="ca" fo:country="ES" fo:background-color="transparent" style:font-size-asian="8pt"/>
    </style:style>
    <style:style style:name="MP10" style:family="paragraph" style:parent-style-name="Footnote">
      <style:paragraph-properties fo:margin-left="0cm" fo:margin-right="0cm" fo:text-align="center" style:justify-single-word="false" fo:text-indent="0cm" style:auto-text-indent="false" style:snap-to-layout-grid="false"/>
      <style:text-properties fo:background-color="transparent"/>
    </style:style>
    <style:style style:name="M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2"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MP13"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MP14"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5"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16" style:family="paragraph" style:parent-style-name="Footnote">
      <style:paragraph-properties fo:text-align="start" style:justify-single-word="false" style:snap-to-layout-grid="false"/>
      <style:text-properties fo:background-color="transparent"/>
    </style:style>
    <style:style style:name="MP17"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18" style:family="paragraph" style:parent-style-name="Footnote">
      <style:paragraph-properties fo:text-align="center" style:justify-single-word="false" style:snap-to-layout-grid="false"/>
    </style:style>
    <style:style style:name="MP19"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20"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21" style:family="paragraph" style:parent-style-name="Text_20_body">
      <style:paragraph-properties fo:text-align="center" style:justify-single-word="false"/>
      <style:text-properties style:font-name="Arial1" fo:font-size="8pt" fo:background-color="#ffff00"/>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style:font-name="Arial" fo:font-size="8pt" fo:language="ca" fo:country="ES" fo:background-color="transparent" loext:char-shading-value="0"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487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079cm" svg:width="1.924cm" svg:height="1.607cm" draw:z-index="17"><draw:image xlink:href="Pictures/10000000000000C3000000A2FF4EB71D930FC8B1.png" xlink:type="simple" xlink:show="embed" xlink:actuate="onLoad" loext:mime-type="image/png"/></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ext:p text:style-name="MP5"><text:span text:style-name="MT1">Codi: I</text:span><text:span text:style-name="MT2">71</text:span></text:p>
                  </table:table-cell>
                  <table:table-cell table:style-name="Taula1.A1" office:value-type="string">
                    <text:p text:style-name="MP6">Exercici d'avaluació contínua 5</text:p>
                  </table:table-cell>
                  <table:table-cell table:style-name="Taula1.B1.3.1" office:value-type="string">
                    <text:p text:style-name="MP7"><text:span text:style-name="MT3">Pàgina </text:span><text:span text:style-name="MT4"><text:page-number text:select-page="current">18</text:page-number></text:span><text:span text:style-name="Page_20_Number"><text:span text:style-name="MT4"><text:s/>de </text:span></text:span><text:span text:style-name="MT4"><text:page-count style:num-format="1">18</text:page-count></text:span></text:p>
                  </table:table-cell>
                </table:table-row>
                <table:table-row table:style-name="Taula1.B1.2">
                  <table:table-cell table:style-name="Taula1.A1" office:value-type="string">
                    <text:p text:style-name="MP8">Versió: 03</text:p>
                  </table:table-cell>
                  <table:table-cell table:style-name="Taula1.A1" office:value-type="string">
                    <text:p text:style-name="MP9">DA2M03B2_EAC5_Enunciat_1920S2</text:p>
                  </table:table-cell>
                  <table:table-cell table:style-name="Taula1.B1.3.1" office:value-type="string">
                    <text:p text:style-name="MP10"><text:bookmark-start text:name="__DdeLink__836_91317054"/><text:span text:style-name="MT2">Lliuraments límit: </text:span><text:bookmark-end text:name="__DdeLink__836_91317054"/><text:span text:style-name="MT2">30/03, 06/04 i 17/04</text:span></text:p>
                  </table:table-cell>
                </table:table-row>
              </table:table>
            </table:table-cell>
          </table:table-row>
        </table:table>
        <text:p text:style-name="MP11"/>
      </style:footer>
    </style:master-page>
    <style:master-page style:name="First_20_Page" style:display-name="First Page" style:page-layout-name="Mpm2" style:next-style-name="Standard">
      <style:header>
        <text:p text:style-name="MP12">Generalitat de Catalunya <draw:frame draw:style-name="Mfr2" draw:name="gràfics3" text:anchor-type="char" svg:x="-0.801cm" svg:y="0.049cm" svg:width="0.651cm" svg:height="0.753cm" draw:z-index="0"><draw:image xlink:href="Pictures/100486FC000069D500007A940AEF07FA6BBD6DB7.wmf" xlink:type="simple" xlink:show="embed" xlink:actuate="onLoad" loext:mime-type="image/x-wmf"/><draw:image xlink:href="Pictures/1000020100000291000002F97FB503D131987919.png" xlink:type="simple" xlink:show="embed" xlink:actuate="onLoad"/></draw:frame></text:p>
        <text:p text:style-name="MP13">Departament d’Ensenyament</text:p>
        <text:p text:style-name="MP14">Institut Obert de Catalunya</text:p>
        <text:p text:style-name="MP15">Nom i cognoms</text:p>
      </style:header>
      <style:footer>
        <text:p text:style-name="MP11"/>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0"><draw:image xlink:href="Pictures/10000000000000C3000000A2FF4EB71D930FC8B1.png" xlink:type="simple" xlink:show="embed" xlink:actuate="onLoad" loext:mime-type="image/png"/></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16"><text:span text:style-name="MT1">Codi: I</text:span><text:span text:style-name="MT2">71</text:span></text:p>
                  </table:table-cell>
                  <table:table-cell table:style-name="Taula3.A1" office:value-type="string">
                    <text:p text:style-name="MP17">Exercici d'avaluació contínua 1</text:p>
                  </table:table-cell>
                  <table:table-cell table:style-name="Taula3.B1.3.1" office:value-type="string" table:protected="true">
                    <text:p text:style-name="MP18"><text:span text:style-name="MT3">Pàgina </text:span><text:span text:style-name="MT4"><text:page-number text:select-page="current">0</text:page-number></text:span><text:span text:style-name="Page_20_Number"><text:span text:style-name="MT4"><text:s/>de </text:span></text:span><text:span text:style-name="MT4"><text:page-count style:num-format="1">18</text:page-count></text:span></text:p>
                  </table:table-cell>
                </table:table-row>
                <table:table-row table:style-name="Taula3.B1.2">
                  <table:table-cell table:style-name="Taula3.A1" office:value-type="string" table:protected="true">
                    <text:p text:style-name="MP19">Versió: 02</text:p>
                  </table:table-cell>
                  <table:table-cell table:style-name="Taula3.A1" office:value-type="string">
                    <text:p text:style-name="MP20">225XM03B2_EAC4_Enunciat_1213S1</text:p>
                    <text:p text:style-name="MP21"/>
                  </table:table-cell>
                  <table:table-cell table:style-name="Taula3.B1.3.1" office:value-type="string">
                    <text:p text:style-name="MP18"><text:span text:style-name="MT2">Lliurament: </text:span><text:bookmark-start text:name="__DdeLink__1857_984997732"/><text:span text:style-name="MT2">12</text:span><text:span text:style-name="MT5">/10/2012</text:span><text:bookmark-end text:name="__DdeLink__1857_984997732"/></text:p>
                  </table:table-cell>
                </table:table-row>
              </table:table>
            </table:table-cell>
          </table:table-row>
        </table:table>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Pilar Bertrans</meta:initial-creator>
    <meta:creation-date>2011-07-26T20:32:45.570000000</meta:creation-date>
    <dc:language>es-ES</dc:language>
    <meta:editing-cycles>597</meta:editing-cycles>
    <meta:editing-duration>P13DT8H15M21S</meta:editing-duration>
    <dc:date>2020-03-17T10:14:19.395283277</dc:date>
    <meta:document-statistic meta:table-count="19" meta:image-count="3" meta:object-count="0" meta:page-count="18" meta:paragraph-count="601" meta:word-count="6026" meta:character-count="41782" meta:non-whitespace-character-count="34326"/>
    <meta:user-defined meta:name="Info 1"/>
    <meta:user-defined meta:name="Info 2"/>
    <meta:user-defined meta:name="Info 3"/>
    <meta:user-defined meta:name="Info 4"/>
  </office:meta>
</office:document-meta>
</file>